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19.54mm"/>
    </style:style>
    <style:style style:name="co23" style:family="table-column">
      <style:table-column-properties fo:break-before="auto" style:column-width="14.15mm"/>
    </style:style>
    <style:style style:name="co24" style:family="table-column">
      <style:table-column-properties fo:break-before="auto" style:column-width="13.63mm"/>
    </style:style>
    <style:style style:name="co25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27.9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14.52mm" fo:break-before="auto" style:use-optimal-row-height="tru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style:font-name="Arial" fo:font-weight="bold" style:font-name-asian="Noto Sans CJK SC Regular" style:font-weight-asian="bold" style:font-name-complex="Arial" style:font-weight-complex="bold"/>
    </style:style>
    <style:style style:name="ce5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padding="0.71m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 style:data-style-name="N100">
      <style:table-cell-properties fo:padding="0.71mm"/>
    </style:style>
    <style:style style:name="ce161" style:family="table-cell" style:parent-style-name="Default" style:data-style-name="N100">
      <style:table-cell-properties fo:padding="0.71m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9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7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64"/>
    <style:style style:name="ce18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200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71mm"/>
    </style:style>
    <style:style style:name="ce93" style:family="table-cell" style:parent-style-name="Default" style:data-style-name="N1">
      <style:table-cell-properties fo:padding="0.71m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9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2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>
      <style:table-cell-properties fo:background-color="transparent" fo:padding="0.71mm"/>
    </style:style>
    <style:style style:name="ce141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style:font-weight-asian="bold" style:font-weight-complex="bold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name-asian="Noto Sans CJK SC Regular" style:font-name-complex="Arial" style:font-weight-asian="bold" style:font-weight-complex="bold"/>
    </style:style>
    <style:style style:name="T5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9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43"/>
        </table:table-header-columns>
        <table:table-column table:style-name="co4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6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5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19" table:default-cell-style-name="ce6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59" office:value-type="string" calcext:value-type="string" table:number-columns-spanned="4" table:number-rows-spanned="1">
              <text:p>Farnell / Element14</text:p>
            </table:table-cell>
            <table:covered-table-cell table:style-name="ce159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196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196"/>
            <table:table-cell table:style-name="ce159" office:value-type="string" calcext:value-type="string" table:number-columns-spanned="4" table:number-rows-spanned="1">
              <text:p>RS Components</text:p>
            </table:table-cell>
            <table:covered-table-cell table:style-name="ce159"/>
            <table:covered-table-cell table:style-name="ce89"/>
            <table:covered-table-cell table:style-name="ce91"/>
            <table:table-cell table:style-name="ce216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196"/>
            <table:table-cell table:style-name="ce103"/>
            <table:table-cell table:style-name="ce109"/>
            <table:table-cell table:style-name="ce21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216" office:value-type="string" calcext:value-type="string" table:number-columns-spanned="4" table:number-rows-spanned="1">
              <text:p>DCP405B version</text:p>
            </table:table-cell>
            <table:covered-table-cell table:number-columns-repeated="3" table:style-name="ce259"/>
            <table:table-cell table:style-name="ce259" table:number-columns-repeated="983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77" office:value-type="string" calcext:value-type="string">
              <text:p>SMD</text:p>
            </table:table-cell>
            <table:table-cell table:style-name="ce103" office:value-type="string" calcext:value-type="string">
              <text:p>Best Supplier</text:p>
            </table:table-cell>
            <table:table-cell table:style-name="ce103" office:value-type="string" calcext:value-type="string">
              <text:p>Lowest unit price €</text:p>
            </table:table-cell>
            <table:table-cell table:style-name="ce103" office:value-type="string" calcext:value-type="string">
              <text:p>Order Qty</text:p>
            </table:table-cell>
            <table:table-cell table:style-name="ce129" office:value-type="string" calcext:value-type="string">
              <text:p>Line Cost €</text:p>
            </table:table-cell>
            <table:table-cell table:style-name="ce103" office:value-type="string" calcext:value-type="string">
              <text:p>Installed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29" office:value-type="string" calcext:value-type="string">
              <text:p>Line cost €</text:p>
            </table:table-cell>
            <table:table-cell table:number-columns-repeated="992"/>
          </table:table-row>
        </table:table-header-rows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/2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1, C3, C4, C93, C97</text:p>
          </table:table-cell>
          <table:table-cell table:style-name="ce14" office:value-type="string" calcext:value-type="string">
            <text:p>2812560</text:p>
          </table:table-cell>
          <table:table-cell table:style-name="ce14" office:value-type="string" calcext:value-type="string">
            <text:p>885342207005</text:p>
          </table:table-cell>
          <table:table-cell table:style-name="ce45" office:value-type="float" office:value="0.0783" calcext:value-type="float">
            <text:p>0,07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4491-1-ND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1206KRX7RABB103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69-8647</text:p>
          </table:table-cell>
          <table:table-cell table:style-name="ce14" office:value-type="string" calcext:value-type="string">
            <text:p>CC1206KRX7RABB103</text:p>
          </table:table-cell>
          <table:table-cell table:style-name="ce71" office:value-type="float" office:value="0.128" calcext:value-type="float">
            <text:p>0,12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1206Y103KXCTW1BC</text:p>
          </table:table-cell>
          <table:table-cell table:style-name="ce45" office:value-type="float" office:value="0.01899" calcext:value-type="float">
            <text:p>0,01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5" calcext:value-type="float">
            <text:p>5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4" table:formula="of:=[.B3]" office:value-type="float" office:value="5" calcext:value-type="float">
            <text:p>5</text:p>
          </table:table-cell>
          <table:table-cell table:style-name="ce130" table:formula="of:=[.Z3]*[.AA3]" office:value-type="float" office:value="0.09495" calcext:value-type="float">
            <text:p>0,09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]=&quot;Yes&quot;; [.W3];&quot;&quot;)" office:value-type="float" office:value="0" calcext:value-type="float">
            <text:p>0</text:p>
          </table:table-cell>
          <table:table-cell table:style-name="ce104" table:formula="of:=IF([.$AC3]=&quot;Yes&quot;; [.X3];&quot;&quot;)" office:value-type="float" office:value="5" calcext:value-type="float">
            <text:p>5</text:p>
          </table:table-cell>
          <table:table-cell table:style-name="ce130" table:formula="of:=IF([.$AC3]=&quot;Yes&quot;; [.AB3];&quot;&quot;)" office:value-type="float" office:value="0.09495" calcext:value-type="float">
            <text:p>0,095</text:p>
          </table:table-cell>
          <table:table-cell table:number-columns-repeated="992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10</text:p>
          </table:table-cell>
          <table:table-cell table:style-name="ce15" office:value-type="string" calcext:value-type="string">
            <text:p>C10, C15</text:p>
          </table:table-cell>
          <table:table-cell table:style-name="ce15" office:value-type="string" calcext:value-type="string">
            <text:p>2672214</text:p>
          </table:table-cell>
          <table:table-cell table:style-name="ce25" office:value-type="string" calcext:value-type="string">
            <text:p>GRT31CR61H106KE01L</text:p>
          </table:table-cell>
          <table:table-cell table:style-name="ce46" office:value-type="float" office:value="0.684" calcext:value-type="float">
            <text:p>0,6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276-6736-1-ND</text:p>
          </table:table-cell>
          <table:table-cell table:style-name="ce72" office:value-type="float" office:value="0.184" calcext:value-type="float">
            <text:p>0,18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3216X7R1HK160AC</text:p>
          </table:table-cell>
          <table:table-cell table:style-name="ce72" office:value-type="float" office:value="0.597" calcext:value-type="float">
            <text:p>0,5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03-4163</text:p>
          </table:table-cell>
          <table:table-cell table:style-name="ce88" office:value-type="string" calcext:value-type="string">
            <text:p>UMK316BBJ106KL-T</text:p>
          </table:table-cell>
          <table:table-cell table:style-name="ce72" office:value-type="float" office:value="0.236" calcext:value-type="float">
            <text:p>0,236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CL31A106KBHNNNE</text:p>
          </table:table-cell>
          <table:table-cell table:style-name="ce46" office:value-type="float" office:value="0.546" calcext:value-type="float">
            <text:p>0,546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 calcext:value-type="float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 calcext:value-type="currency">
            <text:p>0,184 €</text:p>
          </table:table-cell>
          <table:table-cell table:style-name="ce114" table:formula="of:=[.B4]" office:value-type="float" office:value="2" calcext:value-type="float">
            <text:p>2</text:p>
          </table:table-cell>
          <table:table-cell table:style-name="ce130" table:formula="of:=[.Z4]*[.AA4]" office:value-type="float" office:value="0.368" calcext:value-type="float">
            <text:p>0,368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]=&quot;Yes&quot;; [.W4];&quot;&quot;)" office:value-type="float" office:value="0" calcext:value-type="float">
            <text:p>0</text:p>
          </table:table-cell>
          <table:table-cell table:style-name="ce105" table:formula="of:=IF([.$AC4]=&quot;Yes&quot;; [.X4];&quot;&quot;)" office:value-type="float" office:value="2" calcext:value-type="float">
            <text:p>2</text:p>
          </table:table-cell>
          <table:table-cell table:style-name="ce130" table:formula="of:=IF([.$AC4]=&quot;Yes&quot;; [.AB4];&quot;&quot;)" office:value-type="float" office:value="0.368" calcext:value-type="float">
            <text:p>0,368</text:p>
          </table:table-cell>
          <table:table-cell table:number-columns-repeated="992"/>
        </table:table-row>
        <table:table-row table:style-name="ro3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J101P</text:p>
          </table:table-cell>
          <table:table-cell table:style-name="ce24" office:value-type="string" calcext:value-type="string">
            <text:p>Ø10mm, low ESR</text:p>
          </table:table-cell>
          <table:table-cell table:style-name="ce14" office:value-type="string" calcext:value-type="string">
            <text:p>C11, C16</text:p>
          </table:table-cell>
          <table:table-cell table:style-name="ce14" office:value-type="string" calcext:value-type="string">
            <text:p>9696040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1.02" calcext:value-type="float">
            <text:p>1,0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9CT-ND</text:p>
          </table:table-cell>
          <table:table-cell table:style-name="ce71" office:value-type="float" office:value="0.78" calcext:value-type="float">
            <text:p>0,7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J101P 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08-3623</text:p>
          </table:table-cell>
          <table:table-cell table:style-name="ce14" office:value-type="string" calcext:value-type="string">
            <text:p>EEEFK1J101P</text:p>
          </table:table-cell>
          <table:table-cell table:style-name="ce71" office:value-type="float" office:value="0.676" calcext:value-type="float">
            <text:p>0,67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J101P</text:p>
          </table:table-cell>
          <table:table-cell table:style-name="ce45" office:value-type="float" office:value="0.321" calcext:value-type="float">
            <text:p>0,321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 calcext:value-type="float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 calcext:value-type="currency">
            <text:p>0,321 €</text:p>
          </table:table-cell>
          <table:table-cell table:style-name="ce114" table:formula="of:=[.B5]" office:value-type="float" office:value="1" calcext:value-type="float">
            <text:p>1</text:p>
          </table:table-cell>
          <table:table-cell table:style-name="ce130" table:formula="of:=[.Z5]*[.AA5]" office:value-type="float" office:value="0.321" calcext:value-type="float">
            <text:p>0,321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]=&quot;Yes&quot;; [.W5];&quot;&quot;)" office:value-type="float" office:value="0" calcext:value-type="float">
            <text:p>0</text:p>
          </table:table-cell>
          <table:table-cell table:style-name="ce104" table:formula="of:=IF([.$AC5]=&quot;Yes&quot;; [.X5];&quot;&quot;)" office:value-type="float" office:value="1" calcext:value-type="float">
            <text:p>1</text:p>
          </table:table-cell>
          <table:table-cell table:style-name="ce130" table:formula="of:=IF([.$AC5]=&quot;Yes&quot;; [.AB5];&quot;&quot;)" office:value-type="float" office:value="0.321" calcext:value-type="float">
            <text:p>0,321</text:p>
          </table:table-cell>
          <table:table-cell table:number-columns-repeated="992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p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2, C19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 calcext:value-type="float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 calcext:value-type="currency">
            <text:p>0,024 €</text:p>
          </table:table-cell>
          <table:table-cell table:style-name="ce114" table:formula="of:=[.B6]" office:value-type="float" office:value="2" calcext:value-type="float">
            <text:p>2</text:p>
          </table:table-cell>
          <table:table-cell table:style-name="ce130" table:formula="of:=[.Z6]*[.AA6]" office:value-type="float" office:value="0.0482" calcext:value-type="float">
            <text:p>0,048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]=&quot;Yes&quot;; [.W6];&quot;&quot;)" office:value-type="float" office:value="0" calcext:value-type="float">
            <text:p>0</text:p>
          </table:table-cell>
          <table:table-cell table:style-name="ce105" table:formula="of:=IF([.$AC6]=&quot;Yes&quot;; [.X6];&quot;&quot;)" office:value-type="float" office:value="2" calcext:value-type="float">
            <text:p>2</text:p>
          </table:table-cell>
          <table:table-cell table:style-name="ce130" table:formula="of:=IF([.$AC6]=&quot;Yes&quot;; [.AB6];&quot;&quot;)" office:value-type="float" office:value="0.0482" calcext:value-type="float">
            <text:p>0,048</text:p>
          </table:table-cell>
          <table:table-cell table:number-columns-repeated="992"/>
        </table:table-row>
        <table:table-row table:style-name="ro3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EEEFK1H470P</text:p>
          </table:table-cell>
          <table:table-cell table:style-name="ce24" office:value-type="string" calcext:value-type="string">
            <text:p>Ø8mm, low ESR</text:p>
          </table:table-cell>
          <table:table-cell table:style-name="ce14" office:value-type="string" calcext:value-type="string">
            <text:p>C13</text:p>
          </table:table-cell>
          <table:table-cell table:style-name="ce14" office:value-type="string" calcext:value-type="string">
            <text:p>9695931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15CT-ND</text:p>
          </table:table-cell>
          <table:table-cell table:style-name="ce71" office:value-type="float" office:value="0.59" calcext:value-type="float">
            <text:p>0,5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67-EEE-FK1H470P</text:p>
          </table:table-cell>
          <table:table-cell table:style-name="ce71" office:value-type="float" office:value="0.524" calcext:value-type="float">
            <text:p>0,52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37-0590</text:p>
          </table:table-cell>
          <table:table-cell table:style-name="ce14" office:value-type="string" calcext:value-type="string">
            <text:p>EEEFK1H470P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EEEFK1H470P</text:p>
          </table:table-cell>
          <table:table-cell table:style-name="ce45" office:value-type="float" office:value="0.183" calcext:value-type="float">
            <text:p>0,183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183" calcext:value-type="currency">
            <text:p>0,183 €</text:p>
          </table:table-cell>
          <table:table-cell table:style-name="ce114" table:formula="of:=[.B7]" office:value-type="float" office:value="1" calcext:value-type="float">
            <text:p>1</text:p>
          </table:table-cell>
          <table:table-cell table:style-name="ce130" table:formula="of:=[.Z7]*[.AA7]" office:value-type="float" office:value="0.183" calcext:value-type="float">
            <text:p>0,183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7]=&quot;Yes&quot;; [.W7];&quot;&quot;)" office:value-type="float" office:value="0" calcext:value-type="float">
            <text:p>0</text:p>
          </table:table-cell>
          <table:table-cell table:style-name="ce104" table:formula="of:=IF([.$AC7]=&quot;Yes&quot;; [.X7];&quot;&quot;)" office:value-type="float" office:value="1" calcext:value-type="float">
            <text:p>1</text:p>
          </table:table-cell>
          <table:table-cell table:style-name="ce130" table:formula="of:=IF([.$AC7]=&quot;Yes&quot;; [.AB7];&quot;&quot;)" office:value-type="float" office:value="0.183" calcext:value-type="float">
            <text:p>0,183</text:p>
          </table:table-cell>
          <table:table-cell table:number-columns-repeated="992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33p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17, C29, C46, C60</text:p>
          </table:table-cell>
          <table:table-cell table:style-name="ce15" office:value-type="string" calcext:value-type="string">
            <text:p>1759197</text:p>
          </table:table-cell>
          <table:table-cell table:style-name="ce25" office:value-type="string" calcext:value-type="string">
            <text:p>MC0805N330J500CT </text:p>
          </table:table-cell>
          <table:table-cell table:style-name="ce46" office:value-type="float" office:value="0.0419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1105-1-ND</text:p>
          </table:table-cell>
          <table:table-cell table:style-name="ce72" office:value-type="float" office:value="0.048" calcext:value-type="float">
            <text:p>0,0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C0805C330K5GACTU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64-4264</text:p>
          </table:table-cell>
          <table:table-cell table:style-name="ce88" office:value-type="string" calcext:value-type="string">
            <text:p>C0805C330J5GACTU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C330JBANNNC</text:p>
          </table:table-cell>
          <table:table-cell table:style-name="ce46" office:value-type="float" office:value="0.0151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4" calcext:value-type="float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51" calcext:value-type="currency">
            <text:p>0,015 €</text:p>
          </table:table-cell>
          <table:table-cell table:style-name="ce114" table:formula="of:=[.B8]" office:value-type="float" office:value="4" calcext:value-type="float">
            <text:p>4</text:p>
          </table:table-cell>
          <table:table-cell table:style-name="ce130" table:formula="of:=[.Z8]*[.AA8]" office:value-type="float" office:value="0.0604" calcext:value-type="float">
            <text:p>0,0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8]=&quot;Yes&quot;; [.W8];&quot;&quot;)" office:value-type="float" office:value="0" calcext:value-type="float">
            <text:p>0</text:p>
          </table:table-cell>
          <table:table-cell table:style-name="ce105" table:formula="of:=IF([.$AC8]=&quot;Yes&quot;; [.X8];&quot;&quot;)" office:value-type="float" office:value="4" calcext:value-type="float">
            <text:p>4</text:p>
          </table:table-cell>
          <table:table-cell table:style-name="ce130" table:formula="of:=IF([.$AC8]=&quot;Yes&quot;; [.AB8];&quot;&quot;)" office:value-type="float" office:value="0.0604" calcext:value-type="float">
            <text:p>0,060</text:p>
          </table:table-cell>
          <table:table-cell table:number-columns-repeated="992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6n8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8, C55</text:p>
          </table:table-cell>
          <table:table-cell table:style-name="ce14" office:value-type="string" calcext:value-type="string">
            <text:p>1759244</text:p>
          </table:table-cell>
          <table:table-cell table:style-name="ce14" office:value-type="string" calcext:value-type="string">
            <text:p>MC0805B682K500CT</text:p>
          </table:table-cell>
          <table:table-cell table:style-name="ce45" office:value-type="float" office:value="0.0332" calcext:value-type="float">
            <text:p>0,03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9-1-ND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682K5R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24-2531</text:p>
          </table:table-cell>
          <table:table-cell table:style-name="ce14" office:value-type="string" calcext:value-type="string">
            <text:p>GRM2195C1H682JA01D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B682KBANNNC</text:p>
          </table:table-cell>
          <table:table-cell table:style-name="ce45" office:value-type="float" office:value="0.327" calcext:value-type="float">
            <text:p>0,3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 calcext:value-type="float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Mouser" calcext:value-type="string">
            <text:p>Mouser</text:p>
          </table:table-cell>
          <table:table-cell table:style-name="ce120" table:formula="of:=IF([.B9]&lt;&gt;&quot;&quot;;MIN([.H9];[.K9];[.N9];[.R9];[.U9]);&quot;&quot;)" office:value-type="currency" office:currency="EUR" office:value="0.029" calcext:value-type="currency">
            <text:p>0,029 €</text:p>
          </table:table-cell>
          <table:table-cell table:style-name="ce114" table:formula="of:=[.B9]" office:value-type="float" office:value="2" calcext:value-type="float">
            <text:p>2</text:p>
          </table:table-cell>
          <table:table-cell table:style-name="ce130" table:formula="of:=[.Z9]*[.AA9]" office:value-type="float" office:value="0.058" calcext:value-type="float">
            <text:p>0,05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]=&quot;Yes&quot;; [.W9];&quot;&quot;)" office:value-type="float" office:value="0" calcext:value-type="float">
            <text:p>0</text:p>
          </table:table-cell>
          <table:table-cell table:style-name="ce104" table:formula="of:=IF([.$AC9]=&quot;Yes&quot;; [.X9];&quot;&quot;)" office:value-type="float" office:value="2" calcext:value-type="float">
            <text:p>2</text:p>
          </table:table-cell>
          <table:table-cell table:style-name="ce130" table:formula="of:=IF([.$AC9]=&quot;Yes&quot;; [.AB9];&quot;&quot;)" office:value-type="float" office:value="0.058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HHXC630A330MHA0G </text:p>
          </table:table-cell>
          <table:table-cell table:style-name="ce25" office:value-type="string" calcext:value-type="string">
            <text:p>Ø8mm, low ESR</text:p>
          </table:table-cell>
          <table:table-cell table:style-name="ce15" office:value-type="string" calcext:value-type="string">
            <text:p>C2, C9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661-HHXC630A330MHA0G </text:p>
          </table:table-cell>
          <table:table-cell table:style-name="ce72" office:value-type="float" office:value="0.891" calcext:value-type="float">
            <text:p>0,89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]&lt;&gt;&quot;&quot;;&quot;&quot;;[.B10])" office:value-type="float" office:value="2" calcext:value-type="float">
            <text:p>2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0" table:formula="of:=IF([.B10]&lt;&gt;&quot;&quot;;MIN([.H10];[.K10];[.N10];[.R10];[.U10]);&quot;&quot;)" office:value-type="currency" office:currency="EUR" office:value="0.891" calcext:value-type="currency">
            <text:p>0,891 €</text:p>
          </table:table-cell>
          <table:table-cell table:style-name="ce114" table:formula="of:=[.B10]" office:value-type="float" office:value="2" calcext:value-type="float">
            <text:p>2</text:p>
          </table:table-cell>
          <table:table-cell table:style-name="ce130" table:formula="of:=[.Z10]*[.AA10]" office:value-type="float" office:value="1.782" calcext:value-type="float">
            <text:p>1,782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0]=&quot;Yes&quot;; [.W10];&quot;&quot;)" office:value-type="float" office:value="0" calcext:value-type="float">
            <text:p>0</text:p>
          </table:table-cell>
          <table:table-cell table:style-name="ce105" table:formula="of:=IF([.$AC10]=&quot;Yes&quot;; [.X10];&quot;&quot;)" office:value-type="float" office:value="2" calcext:value-type="float">
            <text:p>2</text:p>
          </table:table-cell>
          <table:table-cell table:style-name="ce130" table:formula="of:=IF([.$AC10]=&quot;Yes&quot;; [.AB10];&quot;&quot;)" office:value-type="float" office:value="1.782" calcext:value-type="float">
            <text:p>1,782</text:p>
          </table:table-cell>
          <table:table-cell table:number-columns-repeated="992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u7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0, C21, C27, C67</text:p>
          </table:table-cell>
          <table:table-cell table:style-name="ce14" office:value-type="string" calcext:value-type="string">
            <text:p>1907356</text:p>
          </table:table-cell>
          <table:table-cell table:style-name="ce14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,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,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4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1]&lt;&gt;&quot;&quot;;&quot;&quot;;[.B11])" office:value-type="float" office:value="4" calcext:value-type="float">
            <text:p>4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129" calcext:value-type="currency">
            <text:p>0,129 €</text:p>
          </table:table-cell>
          <table:table-cell table:style-name="ce114" table:formula="of:=[.B11]" office:value-type="float" office:value="4" calcext:value-type="float">
            <text:p>4</text:p>
          </table:table-cell>
          <table:table-cell table:style-name="ce130" table:formula="of:=[.Z11]*[.AA11]" office:value-type="float" office:value="0.516" calcext:value-type="float">
            <text:p>0,516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1]=&quot;Yes&quot;; [.W11];&quot;&quot;)" office:value-type="float" office:value="0" calcext:value-type="float">
            <text:p>0</text:p>
          </table:table-cell>
          <table:table-cell table:style-name="ce104" table:formula="of:=IF([.$AC11]=&quot;Yes&quot;; [.X11];&quot;&quot;)" office:value-type="float" office:value="4" calcext:value-type="float">
            <text:p>4</text:p>
          </table:table-cell>
          <table:table-cell table:style-name="ce130" table:formula="of:=IF([.$AC11]=&quot;Yes&quot;; [.AB11];&quot;&quot;)" office:value-type="float" office:value="0.516" calcext:value-type="float">
            <text:p>0,516</text:p>
          </table:table-cell>
          <table:table-cell table:number-columns-repeated="992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u2</text:p>
          </table:table-cell>
          <table:table-cell table:style-name="ce25" office:value-type="string" calcext:value-type="string">
            <text:p>1206, 50V</text:p>
          </table:table-cell>
          <table:table-cell table:style-name="ce15" office:value-type="string" calcext:value-type="string">
            <text:p>C22, C23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,10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84-3509</text:p>
          </table:table-cell>
          <table:table-cell table:style-name="ce88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,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,029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0287" calcext:value-type="currency">
            <text:p>0,029 €</text:p>
          </table:table-cell>
          <table:table-cell table:style-name="ce114" table:formula="of:=[.B12]" office:value-type="float" office:value="2" calcext:value-type="float">
            <text:p>2</text:p>
          </table:table-cell>
          <table:table-cell table:style-name="ce130" table:formula="of:=[.Z12]*[.AA12]" office:value-type="float" office:value="0.0574" calcext:value-type="float">
            <text:p>0,057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]=&quot;Yes&quot;; [.W12];&quot;&quot;)" office:value-type="float" office:value="0" calcext:value-type="float">
            <text:p>0</text:p>
          </table:table-cell>
          <table:table-cell table:style-name="ce105" table:formula="of:=IF([.$AC12]=&quot;Yes&quot;; [.X12];&quot;&quot;)" office:value-type="float" office:value="2" calcext:value-type="float">
            <text:p>2</text:p>
          </table:table-cell>
          <table:table-cell table:style-name="ce130" table:formula="of:=IF([.$AC12]=&quot;Yes&quot;; [.AB12];&quot;&quot;)" office:value-type="float" office:value="0.0574" calcext:value-type="float">
            <text:p>0,057</text:p>
          </table:table-cell>
          <table:table-cell table:number-columns-repeated="992"/>
        </table:table-row>
        <table:table-row table:style-name="ro3">
          <table:table-cell table:style-name="ce3" table:formula="of:=[.A12]+1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3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25, C63</text:p>
          </table:table-cell>
          <table:table-cell table:style-name="ce14" office:value-type="string" calcext:value-type="string">
            <text:p>1414686</text:p>
          </table:table-cell>
          <table:table-cell table:style-name="ce14" office:value-type="string" calcext:value-type="string">
            <text:p>C0805C331J5GACTU</text:p>
          </table:table-cell>
          <table:table-cell table:style-name="ce45" office:value-type="float" office:value="0.0539" calcext:value-type="float">
            <text:p>0,05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189-1-ND </text:p>
          </table:table-cell>
          <table:table-cell table:style-name="ce71" office:value-type="float" office:value="0.049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1J5G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76-3198</text:p>
          </table:table-cell>
          <table:table-cell table:style-name="ce14" office:value-type="string" calcext:value-type="string">
            <text:p>0805N331J500CT</text:p>
          </table:table-cell>
          <table:table-cell table:style-name="ce71" office:value-type="float" office:value="0.037" calcext:value-type="float">
            <text:p>0,037</text:p>
          </table:table-cell>
          <table:table-cell table:style-name="ce78" office:value-type="float" office:value="200" calcext:value-type="float">
            <text:p>200</text:p>
          </table:table-cell>
          <table:table-cell table:style-name="ce14" office:value-type="string" calcext:value-type="string">
            <text:p>CL21C331JBANNNC</text:p>
          </table:table-cell>
          <table:table-cell table:style-name="ce45" office:value-type="float" office:value="0.0292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921" calcext:value-type="currency">
            <text:p>0,029 €</text:p>
          </table:table-cell>
          <table:table-cell table:style-name="ce114" table:formula="of:=[.B13]" office:value-type="float" office:value="2" calcext:value-type="float">
            <text:p>2</text:p>
          </table:table-cell>
          <table:table-cell table:style-name="ce130" table:formula="of:=[.Z13]*[.AA13]" office:value-type="float" office:value="0.05842" calcext:value-type="float">
            <text:p>0,05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3]=&quot;Yes&quot;; [.W13];&quot;&quot;)" office:value-type="float" office:value="0" calcext:value-type="float">
            <text:p>0</text:p>
          </table:table-cell>
          <table:table-cell table:style-name="ce104" table:formula="of:=IF([.$AC13]=&quot;Yes&quot;; [.X13];&quot;&quot;)" office:value-type="float" office:value="2" calcext:value-type="float">
            <text:p>2</text:p>
          </table:table-cell>
          <table:table-cell table:style-name="ce130" table:formula="of:=IF([.$AC13]=&quot;Yes&quot;; [.AB13];&quot;&quot;)" office:value-type="float" office:value="0.05842" calcext:value-type="float">
            <text:p>0,058</text:p>
          </table:table-cell>
          <table:table-cell table:number-columns-repeated="992"/>
        </table:table-row>
        <table:table-row table:style-name="ro2">
          <table:table-cell table:style-name="ce3" table:formula="of:=[.A13]+1" office:value-type="float" office:value="12" calcext:value-type="float">
            <text:p>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u</text:p>
          </table:table-cell>
          <table:table-cell table:style-name="ce25" office:value-type="string" calcext:value-type="string">
            <text:p>1210, 25V</text:p>
          </table:table-cell>
          <table:table-cell table:style-name="ce15" office:value-type="string" calcext:value-type="string">
            <text:p>C26</text:p>
          </table:table-cell>
          <table:table-cell table:style-name="ce15" office:value-type="string" calcext:value-type="string">
            <text:p>2320935</text:p>
          </table:table-cell>
          <table:table-cell table:style-name="ce25" office:value-type="string" calcext:value-type="string">
            <text:p>MC1210X226K250CT </text:p>
          </table:table-cell>
          <table:table-cell table:style-name="ce46" office:value-type="float" office:value="1.49" calcext:value-type="float">
            <text:p>1,4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276-3373-1-ND </text:p>
          </table:table-cell>
          <table:table-cell table:style-name="ce72" office:value-type="float" office:value="0.369" calcext:value-type="float">
            <text:p>0,3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121KKX7R8BB226</text:p>
          </table:table-cell>
          <table:table-cell table:style-name="ce72" office:value-type="float" office:value="0.777" calcext:value-type="float">
            <text:p>0,77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66-1182</text:p>
          </table:table-cell>
          <table:table-cell table:style-name="ce88" office:value-type="string" calcext:value-type="string">
            <text:p>CL32A226KAJNNNE</text:p>
          </table:table-cell>
          <table:table-cell table:style-name="ce72" office:value-type="float" office:value="0.343" calcext:value-type="float">
            <text:p>0,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2A226KAJNNNE</text:p>
          </table:table-cell>
          <table:table-cell table:style-name="ce46" office:value-type="float" office:value="0.15801" calcext:value-type="float">
            <text:p>0,158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4]&lt;&gt;&quot;&quot;;&quot;&quot;;[.B14])" office:value-type="float" office:value="1" calcext:value-type="float">
            <text:p>1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5801" calcext:value-type="currency">
            <text:p>0,158 €</text:p>
          </table:table-cell>
          <table:table-cell table:style-name="ce114" table:formula="of:=[.B14]" office:value-type="float" office:value="1" calcext:value-type="float">
            <text:p>1</text:p>
          </table:table-cell>
          <table:table-cell table:style-name="ce130" table:formula="of:=[.Z14]*[.AA14]" office:value-type="float" office:value="0.15801" calcext:value-type="float">
            <text:p>0,158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4]=&quot;Yes&quot;; [.W14];&quot;&quot;)" office:value-type="float" office:value="0" calcext:value-type="float">
            <text:p>0</text:p>
          </table:table-cell>
          <table:table-cell table:style-name="ce105" table:formula="of:=IF([.$AC14]=&quot;Yes&quot;; [.X14];&quot;&quot;)" office:value-type="float" office:value="1" calcext:value-type="float">
            <text:p>1</text:p>
          </table:table-cell>
          <table:table-cell table:style-name="ce130" table:formula="of:=IF([.$AC14]=&quot;Yes&quot;; [.AB14];&quot;&quot;)" office:value-type="float" office:value="0.15801" calcext:value-type="float">
            <text:p>0,158</text:p>
          </table:table-cell>
          <table:table-cell table:number-columns-repeated="992"/>
        </table:table-row>
        <table:table-row table:style-name="ro3">
          <table:table-cell table:style-name="ce3" table:formula="of:=[.A14]+1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28, C33, C49, C54</text:p>
          </table:table-cell>
          <table:table-cell table:style-name="ce14" office:value-type="string" calcext:value-type="string">
            <text:p>2896555</text:p>
          </table:table-cell>
          <table:table-cell table:style-name="ce14" office:value-type="string" calcext:value-type="string">
            <text:p>VJ0805Y103JXXPW1BC</text:p>
          </table:table-cell>
          <table:table-cell table:style-name="ce45" office:value-type="float" office:value="0.0651" calcext:value-type="float">
            <text:p>0,06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194-1-ND 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207122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C0805KRX7R9103</text:p>
          </table:table-cell>
          <table:table-cell table:style-name="ce45" office:value-type="float" office:value="0.0269" calcext:value-type="float">
            <text:p>0,02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5]&lt;&gt;&quot;&quot;;&quot;&quot;;[.B15])" office:value-type="float" office:value="4" calcext:value-type="float">
            <text:p>4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Digikey" calcext:value-type="string">
            <text:p>Digikey</text:p>
          </table:table-cell>
          <table:table-cell table:style-name="ce120" table:formula="of:=IF([.B15]&lt;&gt;&quot;&quot;;MIN([.H15];[.K15];[.N15];[.R15];[.U15]);&quot;&quot;)" office:value-type="currency" office:currency="EUR" office:value="0.017" calcext:value-type="currency">
            <text:p>0,017 €</text:p>
          </table:table-cell>
          <table:table-cell table:style-name="ce114" table:formula="of:=[.B15]" office:value-type="float" office:value="4" calcext:value-type="float">
            <text:p>4</text:p>
          </table:table-cell>
          <table:table-cell table:style-name="ce130" table:formula="of:=[.Z15]*[.AA15]" office:value-type="float" office:value="0.068" calcext:value-type="float">
            <text:p>0,06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5]=&quot;Yes&quot;; [.W15];&quot;&quot;)" office:value-type="float" office:value="0" calcext:value-type="float">
            <text:p>0</text:p>
          </table:table-cell>
          <table:table-cell table:style-name="ce104" table:formula="of:=IF([.$AC15]=&quot;Yes&quot;; [.X15];&quot;&quot;)" office:value-type="float" office:value="4" calcext:value-type="float">
            <text:p>4</text:p>
          </table:table-cell>
          <table:table-cell table:style-name="ce130" table:formula="of:=IF([.$AC15]=&quot;Yes&quot;; [.AB15];&quot;&quot;)" office:value-type="float" office:value="0.068" calcext:value-type="float">
            <text:p>0,06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90, C98 </text:p>
          </table:table-cell>
          <table:table-cell table:style-name="ce15" office:value-type="string" calcext:value-type="string">
            <text:p>2896555</text:p>
          </table:table-cell>
          <table:table-cell table:style-name="ce25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64-6672</text:p>
          </table:table-cell>
          <table:table-cell table:style-name="ce88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2" calcext:value-type="float">
            <text:p>2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 calcext:value-type="string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 calcext:value-type="currency">
            <text:p>0,017 €</text:p>
          </table:table-cell>
          <table:table-cell table:style-name="ce114" table:formula="of:=[.B16]" office:value-type="float" office:value="2" calcext:value-type="float">
            <text:p>2</text:p>
          </table:table-cell>
          <table:table-cell table:style-name="ce130" table:formula="of:=[.Z16]*[.AA16]" office:value-type="float" office:value="0.034" calcext:value-type="float">
            <text:p>0,034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6]=&quot;Yes&quot;; [.W16];&quot;&quot;)">
            <text:p/>
          </table:table-cell>
          <table:table-cell table:style-name="ce105" table:formula="of:=IF([.$AC16]=&quot;Yes&quot;; [.X16];&quot;&quot;)">
            <text:p/>
          </table:table-cell>
          <table:table-cell table:style-name="ce130" table:formula="of:=IF([.$AC16]=&quot;Yes&quot;; [.AB16];&quot;&quot;)">
            <text:p/>
          </table:table-cell>
          <table:table-cell table:number-columns-repeated="992"/>
        </table:table-row>
        <table:table-row table:style-name="ro3">
          <table:table-cell table:style-name="ce4" table:formula="of:=[.A15]+1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p</text:p>
          </table:table-cell>
          <table:table-cell table:style-name="ce24" office:value-type="string" calcext:value-type="string">
            <text:p>C0G, 0805</text:p>
          </table:table-cell>
          <table:table-cell table:style-name="ce14" office:value-type="string" calcext:value-type="string">
            <text:p>C41, C47</text:p>
          </table:table-cell>
          <table:table-cell table:style-name="ce14" office:value-type="string" calcext:value-type="string">
            <text:p>2896861</text:p>
          </table:table-cell>
          <table:table-cell table:style-name="ce14" office:value-type="string" calcext:value-type="string">
            <text:p>C0805C101JAGACTU</text:p>
          </table:table-cell>
          <table:table-cell table:style-name="ce45" office:value-type="float" office:value="0.0233" calcext:value-type="float">
            <text:p>0,02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99-15000-1-ND</text:p>
          </table:table-cell>
          <table:table-cell table:style-name="ce71" office:value-type="float" office:value="0.019" calcext:value-type="float">
            <text:p>0,01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101K5G</text:p>
          </table:table-cell>
          <table:table-cell table:style-name="ce71" office:value-type="float" office:value="0.032" calcext:value-type="float">
            <text:p>0,03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61-3997</text:p>
          </table:table-cell>
          <table:table-cell table:style-name="ce14" office:value-type="string" calcext:value-type="string">
            <text:p>CC0805JRNP09BN101</text:p>
          </table:table-cell>
          <table:table-cell table:style-name="ce71" office:value-type="float" office:value="0.03" calcext:value-type="float">
            <text:p>0,030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CL21C101JBANNNC</text:p>
          </table:table-cell>
          <table:table-cell table:style-name="ce45" office:value-type="float" office:value="0.02569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2" calcext:value-type="float">
            <text:p>2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 calcext:value-type="string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9" calcext:value-type="currency">
            <text:p>0,019 €</text:p>
          </table:table-cell>
          <table:table-cell table:style-name="ce114" table:formula="of:=[.B17]" office:value-type="float" office:value="2" calcext:value-type="float">
            <text:p>2</text:p>
          </table:table-cell>
          <table:table-cell table:style-name="ce130" table:formula="of:=[.Z17]*[.AA17]" office:value-type="float" office:value="0.038" calcext:value-type="float">
            <text:p>0,03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7]=&quot;Yes&quot;; [.W17];&quot;&quot;)" office:value-type="float" office:value="0" calcext:value-type="float">
            <text:p>0</text:p>
          </table:table-cell>
          <table:table-cell table:style-name="ce104" table:formula="of:=IF([.$AC17]=&quot;Yes&quot;; [.X17];&quot;&quot;)" office:value-type="float" office:value="2" calcext:value-type="float">
            <text:p>2</text:p>
          </table:table-cell>
          <table:table-cell table:style-name="ce130" table:formula="of:=IF([.$AC17]=&quot;Yes&quot;; [.AB17];&quot;&quot;)" office:value-type="float" office:value="0.038" calcext:value-type="float">
            <text:p>0,038</text:p>
          </table:table-cell>
          <table:table-cell table:number-columns-repeated="992"/>
        </table:table-row>
        <table:table-row table:style-name="ro2">
          <table:table-cell table:style-name="ce3" table:formula="of:=[.A17]+1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15" office:value-type="string" calcext:value-type="string">
            <text:p>1u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5, C53, C56, C70, C71, C80, C82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7" calcext:value-type="float">
            <text:p>7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039" calcext:value-type="currency">
            <text:p>0,010 €</text:p>
          </table:table-cell>
          <table:table-cell table:style-name="ce114" table:formula="of:=[.B18]" office:value-type="float" office:value="7" calcext:value-type="float">
            <text:p>7</text:p>
          </table:table-cell>
          <table:table-cell table:style-name="ce130" table:formula="of:=[.Z18]*[.AA18]" office:value-type="float" office:value="0.07273" calcext:value-type="float">
            <text:p>0,073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8]=&quot;Yes&quot;; [.W18];&quot;&quot;)" office:value-type="float" office:value="0" calcext:value-type="float">
            <text:p>0</text:p>
          </table:table-cell>
          <table:table-cell table:style-name="ce105" table:formula="of:=IF([.$AC18]=&quot;Yes&quot;; [.X18];&quot;&quot;)" office:value-type="float" office:value="7" calcext:value-type="float">
            <text:p>7</text:p>
          </table:table-cell>
          <table:table-cell table:style-name="ce130" table:formula="of:=IF([.$AC18]=&quot;Yes&quot;; [.AB18];&quot;&quot;)" office:value-type="float" office:value="0.07273" calcext:value-type="float">
            <text:p>0,073</text:p>
          </table:table-cell>
          <table:table-cell table:number-columns-repeated="992"/>
        </table:table-row>
        <table:table-row table:style-name="ro2">
          <table:table-cell table:style-name="ce3" table:formula="of:=[.A18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4u7/100V</text:p>
          </table:table-cell>
          <table:table-cell table:style-name="ce24" office:value-type="string" calcext:value-type="string">
            <text:p>1210</text:p>
          </table:table-cell>
          <table:table-cell table:style-name="ce14" office:value-type="string" calcext:value-type="string">
            <text:p>C5, C6</text:p>
          </table:table-cell>
          <table:table-cell table:style-name="ce14" office:value-type="string" calcext:value-type="string">
            <text:p>2211140</text:p>
          </table:table-cell>
          <table:table-cell table:style-name="ce14" office:value-type="string" calcext:value-type="string">
            <text:p>CGA6M3X7S2A475K200AB</text:p>
          </table:table-cell>
          <table:table-cell table:style-name="ce45" office:value-type="float" office:value="0.967" calcext:value-type="float">
            <text:p>0,967</text:p>
          </table:table-cell>
          <table:table-cell table:style-name="ce52" office:value-type="float" office:value="50" calcext:value-type="float">
            <text:p>50</text:p>
          </table:table-cell>
          <table:table-cell table:style-name="ce63" office:value-type="string" calcext:value-type="string">
            <text:p>587-5034-1-ND </text:p>
          </table:table-cell>
          <table:table-cell table:style-name="ce71" office:value-type="float" office:value="0.813" calcext:value-type="float">
            <text:p>0,8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GA6M3X7S2A475K</text:p>
          </table:table-cell>
          <table:table-cell table:style-name="ce71" office:value-type="float" office:value="0.629" calcext:value-type="float">
            <text:p>0,629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2" calcext:value-type="float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Mouser" calcext:value-type="string">
            <text:p>Mouser</text:p>
          </table:table-cell>
          <table:table-cell table:style-name="ce120" table:formula="of:=IF([.B19]&lt;&gt;&quot;&quot;;MIN([.H19];[.K19];[.N19];[.R19];[.U19]);&quot;&quot;)" office:value-type="currency" office:currency="EUR" office:value="0.629" calcext:value-type="currency">
            <text:p>0,629 €</text:p>
          </table:table-cell>
          <table:table-cell table:style-name="ce114" table:formula="of:=[.B19]" office:value-type="float" office:value="2" calcext:value-type="float">
            <text:p>2</text:p>
          </table:table-cell>
          <table:table-cell table:style-name="ce130" table:formula="of:=[.Z19]*[.AA19]" office:value-type="float" office:value="1.258" calcext:value-type="float">
            <text:p>1,25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9]=&quot;Yes&quot;; [.W19];&quot;&quot;)" office:value-type="float" office:value="0" calcext:value-type="float">
            <text:p>0</text:p>
          </table:table-cell>
          <table:table-cell table:style-name="ce104" table:formula="of:=IF([.$AC19]=&quot;Yes&quot;; [.X19];&quot;&quot;)" office:value-type="float" office:value="2" calcext:value-type="float">
            <text:p>2</text:p>
          </table:table-cell>
          <table:table-cell table:style-name="ce130" table:formula="of:=IF([.$AC19]=&quot;Yes&quot;; [.AB19];&quot;&quot;)" office:value-type="float" office:value="1.258" calcext:value-type="float">
            <text:p>1,258</text:p>
          </table:table-cell>
          <table:table-cell table:number-columns-repeated="992"/>
        </table:table-row>
        <table:table-row table:style-name="ro2">
          <table:table-cell table:style-name="ce3" table:formula="of:=[.A19]+1" office:value-type="float" office:value="17" calcext:value-type="float">
            <text:p>17</text:p>
          </table:table-cell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4n7</text:p>
          </table:table-cell>
          <table:table-cell table:style-name="ce25" office:value-type="string" calcext:value-type="string">
            <text:p>C0G, 0805</text:p>
          </table:table-cell>
          <table:table-cell table:style-name="ce15" office:value-type="string" calcext:value-type="string">
            <text:p>C61, C75, C76, C77, C78</text:p>
          </table:table-cell>
          <table:table-cell table:style-name="ce15" office:value-type="string" calcext:value-type="string">
            <text:p>1828942</text:p>
          </table:table-cell>
          <table:table-cell table:style-name="ce25" office:value-type="string" calcext:value-type="string">
            <text:p>GRM2165C1H472JA01D</text:p>
          </table:table-cell>
          <table:table-cell table:style-name="ce46" office:value-type="float" office:value="0.184" calcext:value-type="float">
            <text:p>0,184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12255-1-ND </text:p>
          </table:table-cell>
          <table:table-cell table:style-name="ce72" office:value-type="float" office:value="0.162" calcext:value-type="float">
            <text:p>0,16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2012C0G1H472J-1 </text:p>
          </table:table-cell>
          <table:table-cell table:style-name="ce72" office:value-type="float" office:value="0.072" calcext:value-type="float">
            <text:p>0,07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1-4529</text:p>
          </table:table-cell>
          <table:table-cell table:style-name="ce88" office:value-type="string" calcext:value-type="string">
            <text:p>C2012C0G1H472J060AA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GRM2165C1H472JA01D</text:p>
          </table:table-cell>
          <table:table-cell table:style-name="ce46" office:value-type="float" office:value="0.02106" calcext:value-type="float">
            <text:p>0,02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5" calcext:value-type="float">
            <text:p>5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2106" calcext:value-type="currency">
            <text:p>0,021 €</text:p>
          </table:table-cell>
          <table:table-cell table:style-name="ce114" table:formula="of:=[.B20]" office:value-type="float" office:value="5" calcext:value-type="float">
            <text:p>5</text:p>
          </table:table-cell>
          <table:table-cell table:style-name="ce130" table:formula="of:=[.Z20]*[.AA20]" office:value-type="float" office:value="0.1053" calcext:value-type="float">
            <text:p>0,105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0]=&quot;Yes&quot;; [.W20];&quot;&quot;)" office:value-type="float" office:value="0" calcext:value-type="float">
            <text:p>0</text:p>
          </table:table-cell>
          <table:table-cell table:style-name="ce105" table:formula="of:=IF([.$AC20]=&quot;Yes&quot;; [.X20];&quot;&quot;)" office:value-type="float" office:value="5" calcext:value-type="float">
            <text:p>5</text:p>
          </table:table-cell>
          <table:table-cell table:style-name="ce130" table:formula="of:=IF([.$AC20]=&quot;Yes&quot;; [.AB20];&quot;&quot;)" office:value-type="float" office:value="0.1053" calcext:value-type="float">
            <text:p>0,105</text:p>
          </table:table-cell>
          <table:table-cell table:number-columns-repeated="992"/>
        </table:table-row>
        <table:table-row table:style-name="ro3">
          <table:table-cell table:style-name="ce3" table:formula="of:=[.A20]+1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64, C86</text:p>
          </table:table-cell>
          <table:table-cell table:style-name="ce14" office:value-type="string" calcext:value-type="string">
            <text:p>2896470</text:p>
          </table:table-cell>
          <table:table-cell table:style-name="ce14" office:value-type="string" calcext:value-type="string">
            <text:p>VJ0805A102JXACW1BC</text:p>
          </table:table-cell>
          <table:table-cell table:style-name="ce45" office:value-type="float" office:value="0.0437" calcext:value-type="float">
            <text:p>0,044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7858-1-ND </text:p>
          </table:table-cell>
          <table:table-cell table:style-name="ce71" office:value-type="float" office:value="0.055" calcext:value-type="float">
            <text:p>0,0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0-885012007040 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3-6408</text:p>
          </table:table-cell>
          <table:table-cell table:style-name="ce14" office:value-type="string" calcext:value-type="string">
            <text:p>GRM2195C1H102JA01D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21C102JBCNNNC</text:p>
          </table:table-cell>
          <table:table-cell table:style-name="ce45" office:value-type="float" office:value="0.0256" calcext:value-type="float">
            <text:p>0,026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2" calcext:value-type="float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0" table:formula="of:=IF([.B21]&lt;&gt;&quot;&quot;;MIN([.H21];[.K21];[.N21];[.R21];[.U21]);&quot;&quot;)" office:value-type="currency" office:currency="EUR" office:value="0.0256" calcext:value-type="currency">
            <text:p>0,026 €</text:p>
          </table:table-cell>
          <table:table-cell table:style-name="ce114" table:formula="of:=[.B21]" office:value-type="float" office:value="2" calcext:value-type="float">
            <text:p>2</text:p>
          </table:table-cell>
          <table:table-cell table:style-name="ce130" table:formula="of:=[.Z21]*[.AA21]" office:value-type="float" office:value="0.0512" calcext:value-type="float">
            <text:p>0,051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21]=&quot;Yes&quot;; [.W21];&quot;&quot;)">
            <text:p/>
          </table:table-cell>
          <table:table-cell table:style-name="ce104" table:formula="of:=IF([.$AC21]=&quot;Yes&quot;; [.X21];&quot;&quot;)">
            <text:p/>
          </table:table-cell>
          <table:table-cell table:style-name="ce130" table:formula="of:=IF([.$AC21]=&quot;Yes&quot;; [.AB2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1]+1" office:value-type="float" office:value="19" calcext:value-type="float">
            <text:p>19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u7 tant.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69</text:p>
          </table:table-cell>
          <table:table-cell table:style-name="ce15" office:value-type="string" calcext:value-type="string">
            <text:p>2321209</text:p>
          </table:table-cell>
          <table:table-cell table:style-name="ce25" office:value-type="string" calcext:value-type="string">
            <text:p>T491A475K006AT</text:p>
          </table:table-cell>
          <table:table-cell table:style-name="ce46" office:value-type="float" office:value="0.372" calcext:value-type="float">
            <text:p>0,372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399-9717-1-ND </text:p>
          </table:table-cell>
          <table:table-cell table:style-name="ce72" office:value-type="float" office:value="0.27" calcext:value-type="float">
            <text:p>0,2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T491A475K006 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538-2335</text:p>
          </table:table-cell>
          <table:table-cell table:style-name="ce88" office:value-type="string" calcext:value-type="string">
            <text:p>T491A475K006AT</text:p>
          </table:table-cell>
          <table:table-cell table:style-name="ce72" office:value-type="float" office:value="0.29" calcext:value-type="float">
            <text:p>0,29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T491A475K006AT</text:p>
          </table:table-cell>
          <table:table-cell table:style-name="ce46" office:value-type="float" office:value="0.09893" calcext:value-type="float">
            <text:p>0,099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4" table:formula="of:=IF([.Z22]=[.H3];&quot;Farnell&quot;; IF([.Z22]=[.K3]; &quot;Digikey&quot;; IF([.Z22]=[.N3]; &quot;Mouser&quot;; IF([.Z22]=[.R3]; &quot;RS&quot;; IF([.Z22]=[.U3]; &quot;TME&quot;)))))" office:value-type="string" office:string-value="TME" calcext:value-type="string">
            <text:p>TME</text:p>
          </table:table-cell>
          <table:table-cell table:style-name="ce120" table:formula="of:=IF([.B22]&lt;&gt;&quot;&quot;;MIN([.H3];[.K3];[.N3];[.R3];[.U3]);&quot;&quot;)" office:value-type="currency" office:currency="EUR" office:value="0.01899" calcext:value-type="currency">
            <text:p>0,019 €</text:p>
          </table:table-cell>
          <table:table-cell table:style-name="ce114" table:formula="of:=[.B22]" office:value-type="float" office:value="1" calcext:value-type="float">
            <text:p>1</text:p>
          </table:table-cell>
          <table:table-cell table:style-name="ce130" table:formula="of:=[.Z22]*[.AA22]" office:value-type="float" office:value="0.01899" calcext:value-type="float">
            <text:p>0,01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2]=&quot;Yes&quot;; [.W22];&quot;&quot;)" office:value-type="float" office:value="0" calcext:value-type="float">
            <text:p>0</text:p>
          </table:table-cell>
          <table:table-cell table:style-name="ce105" table:formula="of:=IF([.$AC22]=&quot;Yes&quot;; [.X22];&quot;&quot;)" office:value-type="float" office:value="1" calcext:value-type="float">
            <text:p>1</text:p>
          </table:table-cell>
          <table:table-cell table:style-name="ce130" table:formula="of:=IF([.$AC22]=&quot;Yes&quot;; [.AB22];&quot;&quot;)" office:value-type="float" office:value="0.01899" calcext:value-type="float">
            <text:p>0,019</text:p>
          </table:table-cell>
          <table:table-cell table:number-columns-repeated="992"/>
        </table:table-row>
        <table:table-row table:style-name="ro2">
          <table:table-cell table:style-name="ce3" table:formula="of:=[.A22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u/100V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7</text:p>
          </table:table-cell>
          <table:table-cell table:style-name="ce14" office:value-type="string" calcext:value-type="string">
            <text:p>2579026</text:p>
          </table:table-cell>
          <table:table-cell table:style-name="ce14" office:value-type="string" calcext:value-type="string">
            <text:p>C1206X105K1RACAUTO</text:p>
          </table:table-cell>
          <table:table-cell table:style-name="ce45" office:value-type="float" office:value="0.635" calcext:value-type="float">
            <text:p>0,63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311-1948-6-ND</text:p>
          </table:table-cell>
          <table:table-cell table:style-name="ce71" office:value-type="float" office:value="0.271" calcext:value-type="float">
            <text:p>0,2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0-C3216X7R2A105M</text:p>
          </table:table-cell>
          <table:table-cell table:style-name="ce71" office:value-type="float" office:value="0.227" calcext:value-type="float">
            <text:p>0,2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6-4396</text:p>
          </table:table-cell>
          <table:table-cell table:style-name="ce14" office:value-type="string" calcext:value-type="string">
            <text:p>12061C105KAT2A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0" table:formula="of:=IF([.B23]&lt;&gt;&quot;&quot;;MIN([.H23];[.K23];[.N23];[.R23];[.U23]);&quot;&quot;)" office:value-type="currency" office:currency="EUR" office:value="0.227" calcext:value-type="currency">
            <text:p>0,227 €</text:p>
          </table:table-cell>
          <table:table-cell table:style-name="ce114" table:formula="of:=[.B23]" office:value-type="float" office:value="1" calcext:value-type="float">
            <text:p>1</text:p>
          </table:table-cell>
          <table:table-cell table:style-name="ce130" table:formula="of:=[.Z23]*[.AA23]" office:value-type="float" office:value="0.227" calcext:value-type="float">
            <text:p>0,227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23]=&quot;Yes&quot;; [.W23];&quot;&quot;)" office:value-type="float" office:value="0" calcext:value-type="float">
            <text:p>0</text:p>
          </table:table-cell>
          <table:table-cell table:style-name="ce104" table:formula="of:=IF([.$AC23]=&quot;Yes&quot;; [.X23];&quot;&quot;)" office:value-type="float" office:value="1" calcext:value-type="float">
            <text:p>1</text:p>
          </table:table-cell>
          <table:table-cell table:style-name="ce130" table:formula="of:=IF([.$AC23]=&quot;Yes&quot;; [.AB23];&quot;&quot;)" office:value-type="float" office:value="0.227" calcext:value-type="float">
            <text:p>0,227</text:p>
          </table:table-cell>
          <table:table-cell table:number-columns-repeated="992"/>
        </table:table-row>
        <table:table-row table:style-name="ro2">
          <table:table-cell table:style-name="ce3" table:formula="of:=[.A23]+1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0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, C91</text:p>
          </table:table-cell>
          <table:table-cell table:style-name="ce15" office:value-type="string" calcext:value-type="string">
            <text:p>2627486</text:p>
          </table:table-cell>
          <table:table-cell table:style-name="ce25" office:value-type="string" calcext:value-type="string">
            <text:p>MC0805F474Z500CT</text:p>
          </table:table-cell>
          <table:table-cell table:style-name="ce46" office:value-type="float" office:value="0.187" calcext:value-type="float">
            <text:p>0,18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6482-1-ND</text:p>
          </table:table-cell>
          <table:table-cell table:style-name="ce72" office:value-type="float" office:value="0.082" calcext:value-type="float">
            <text:p>0,08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KKX7R9BB474</text:p>
          </table:table-cell>
          <table:table-cell table:style-name="ce72" office:value-type="float" office:value="0.107" calcext:value-type="float">
            <text:p>0,10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0805C474K4RAC</text:p>
          </table:table-cell>
          <table:table-cell table:style-name="ce46" office:value-type="float" office:value="0.02107" calcext:value-type="float">
            <text:p>0,021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2" calcext:value-type="float">
            <text:p>2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0" table:formula="of:=IF([.B24]&lt;&gt;&quot;&quot;;MIN([.H24];[.K24];[.N24];[.R24];[.U24]);&quot;&quot;)" office:value-type="currency" office:currency="EUR" office:value="0.02107" calcext:value-type="currency">
            <text:p>0,021 €</text:p>
          </table:table-cell>
          <table:table-cell table:style-name="ce114" table:formula="of:=[.B24]" office:value-type="float" office:value="2" calcext:value-type="float">
            <text:p>2</text:p>
          </table:table-cell>
          <table:table-cell table:style-name="ce130" table:formula="of:=[.Z24]*[.AA24]" office:value-type="float" office:value="0.04214" calcext:value-type="float">
            <text:p>0,042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4]=&quot;Yes&quot;; [.W24];&quot;&quot;)" office:value-type="float" office:value="0" calcext:value-type="float">
            <text:p>0</text:p>
          </table:table-cell>
          <table:table-cell table:style-name="ce105" table:formula="of:=IF([.$AC24]=&quot;Yes&quot;; [.X24];&quot;&quot;)" office:value-type="float" office:value="2" calcext:value-type="float">
            <text:p>2</text:p>
          </table:table-cell>
          <table:table-cell table:style-name="ce130" table:formula="of:=IF([.$AC24]=&quot;Yes&quot;; [.AB24];&quot;&quot;)" office:value-type="float" office:value="0.04214" calcext:value-type="float">
            <text:p>0,042</text:p>
          </table:table-cell>
          <table:table-cell table:number-columns-repeated="992"/>
        </table:table-row>
        <table:table-row table:style-name="ro2">
          <table:table-cell table:style-name="ce3" table:formula="of:=[.A24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3n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87</text:p>
          </table:table-cell>
          <table:table-cell table:style-name="ce14" office:value-type="string" calcext:value-type="string">
            <text:p>2627479</text:p>
          </table:table-cell>
          <table:table-cell table:style-name="ce14" office:value-type="string" calcext:value-type="string">
            <text:p>MC0805B333K250CT</text:p>
          </table:table-cell>
          <table:table-cell table:style-name="ce45" office:value-type="float" office:value="0.0451" calcext:value-type="float">
            <text:p>0,04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796-1-ND</text:p>
          </table:table-cell>
          <table:table-cell table:style-name="ce71" office:value-type="float" office:value="0.057" calcext:value-type="float">
            <text:p>0,057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333K5RAC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52-0982</text:p>
          </table:table-cell>
          <table:table-cell table:style-name="ce14" office:value-type="string" calcext:value-type="string">
            <text:p>VJ0805Y333KXAAC</text:p>
          </table:table-cell>
          <table:table-cell table:style-name="ce71" office:value-type="float" office:value="0.06" calcext:value-type="float">
            <text:p>0,06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21B333KBANNNC</text:p>
          </table:table-cell>
          <table:table-cell table:style-name="ce45" office:value-type="float" office:value="0.01483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1483" calcext:value-type="currency">
            <text:p>0,015 €</text:p>
          </table:table-cell>
          <table:table-cell table:style-name="ce114" table:formula="of:=[.B25]" office:value-type="float" office:value="1" calcext:value-type="float">
            <text:p>1</text:p>
          </table:table-cell>
          <table:table-cell table:style-name="ce130" table:formula="of:=[.Z25]*[.AA25]" office:value-type="float" office:value="0.01483" calcext:value-type="float">
            <text:p>0,015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25]=&quot;Yes&quot;; [.W25];&quot;&quot;)">
            <text:p/>
          </table:table-cell>
          <table:table-cell table:style-name="ce104" table:formula="of:=IF([.$AC25]=&quot;Yes&quot;; [.X25];&quot;&quot;)">
            <text:p/>
          </table:table-cell>
          <table:table-cell table:style-name="ce130" table:formula="of:=IF([.$AC25]=&quot;Yes&quot;; [.AB2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[.A25]+1" office:value-type="float" office:value="23" calcext:value-type="float">
            <text:p>23</text:p>
          </table:table-cell>
          <table:table-cell table:style-name="ce11" office:value-type="float" office:value="29" calcext:value-type="float">
            <text:p>29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5" office:value-type="string" calcext:value-type="string">
            <text:p>C9, C24, C30, C31, C32, C34, C35, C36, C37, C38, C39, C42, C48, C50, C51, C52, C57, C58, C59, C65, C66, C68, C72, C73, C79, C81, C83, C88, C89</text:p>
          </table:table-cell>
          <table:table-cell table:style-name="ce15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6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291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07" calcext:value-type="float">
            <text:p>0,007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393-6952</text:p>
          </table:table-cell>
          <table:table-cell table:style-name="ce88" office:value-type="string" calcext:value-type="string">
            <text:p>VJ0603Y104KXJAT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9" calcext:value-type="float">
            <text:p>29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Mouser" calcext:value-type="string">
            <text:p>Mouser</text:p>
          </table:table-cell>
          <table:table-cell table:style-name="ce120" table:formula="of:=IF([.B26]&lt;&gt;&quot;&quot;;MIN([.H26];[.K26];[.N26];[.R26];[.U26]);&quot;&quot;)" office:value-type="currency" office:currency="EUR" office:value="0.007" calcext:value-type="currency">
            <text:p>0,007 €</text:p>
          </table:table-cell>
          <table:table-cell table:style-name="ce114" table:formula="of:=[.B26]" office:value-type="float" office:value="29" calcext:value-type="float">
            <text:p>29</text:p>
          </table:table-cell>
          <table:table-cell table:style-name="ce130" table:formula="of:=[.Z26]*[.AA26]" office:value-type="float" office:value="0.203" calcext:value-type="float">
            <text:p>0,203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6]=&quot;Yes&quot;; [.W26];&quot;&quot;)" office:value-type="float" office:value="0" calcext:value-type="float">
            <text:p>0</text:p>
          </table:table-cell>
          <table:table-cell table:style-name="ce105" table:formula="of:=IF([.$AC26]=&quot;Yes&quot;; [.X26];&quot;&quot;)" office:value-type="float" office:value="29" calcext:value-type="float">
            <text:p>29</text:p>
          </table:table-cell>
          <table:table-cell table:style-name="ce130" table:formula="of:=IF([.$AC26]=&quot;Yes&quot;; [.AB26];&quot;&quot;)" office:value-type="float" office:value="0.203" calcext:value-type="float">
            <text:p>0,203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C74, <text:s/>C85</text:p>
          </table:table-cell>
          <table:table-cell table:style-name="ce14" office:value-type="string" calcext:value-type="string">
            <text:p>2522597</text:p>
          </table:table-cell>
          <table:table-cell table:style-name="ce14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,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27]&lt;&gt;&quot;&quot;;&quot;&quot;;[.B27])" office:value-type="float" office:value="2" calcext:value-type="float">
            <text:p>2</text:p>
          </table:table-cell>
          <table:table-cell table:style-name="ce114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0" table:formula="of:=IF([.B27]&lt;&gt;&quot;&quot;;MIN([.H27];[.K27];[.N27];[.R27];[.U27]);&quot;&quot;)" office:value-type="currency" office:currency="EUR" office:value="0.007" calcext:value-type="currency">
            <text:p>0,007 €</text:p>
          </table:table-cell>
          <table:table-cell table:style-name="ce114" table:formula="of:=[.B27]" office:value-type="float" office:value="2" calcext:value-type="float">
            <text:p>2</text:p>
          </table:table-cell>
          <table:table-cell table:style-name="ce130" table:formula="of:=[.Z27]*[.AA27]" office:value-type="float" office:value="0.014" calcext:value-type="float">
            <text:p>0,014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27]=&quot;Yes&quot;; [.W27];&quot;&quot;)">
            <text:p/>
          </table:table-cell>
          <table:table-cell table:style-name="ce104" table:formula="of:=IF([.$AC27]=&quot;Yes&quot;; [.X27];&quot;&quot;)">
            <text:p/>
          </table:table-cell>
          <table:table-cell table:style-name="ce130" table:formula="of:=IF([.$AC27]=&quot;Yes&quot;; [.AB27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26]+1" office:value-type="float" office:value="24" calcext:value-type="float">
            <text:p>24</text:p>
          </table:table-cell>
          <table:table-cell table:style-name="ce11" office:value-type="float" office:value="6" calcext:value-type="float">
            <text:p>6</text:p>
          </table:table-cell>
          <table:table-cell table:style-name="ce15" office:value-type="string" calcext:value-type="string">
            <text:p>BAS316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D1, D3, D11, D12, D13, D16</text:p>
          </table:table-cell>
          <table:table-cell table:style-name="ce15" office:value-type="string" calcext:value-type="string">
            <text:p>8734275</text:p>
          </table:table-cell>
          <table:table-cell table:style-name="ce25" office:value-type="string" calcext:value-type="string">
            <text:p>BAS316,115</text:p>
          </table:table-cell>
          <table:table-cell table:style-name="ce46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70-1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71-BAS316-T/R</text:p>
          </table:table-cell>
          <table:table-cell table:style-name="ce72" office:value-type="float" office:value="0.179" calcext:value-type="float">
            <text:p>0,17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BAS316,115</text:p>
          </table:table-cell>
          <table:table-cell table:style-name="ce46" office:value-type="float" office:value="0.02645" calcext:value-type="float">
            <text:p>0,026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28]&lt;&gt;&quot;&quot;;&quot;&quot;;[.B28])" office:value-type="float" office:value="6" calcext:value-type="float">
            <text:p>6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645" calcext:value-type="currency">
            <text:p>0,026 €</text:p>
          </table:table-cell>
          <table:table-cell table:style-name="ce114" table:formula="of:=[.B28]" office:value-type="float" office:value="6" calcext:value-type="float">
            <text:p>6</text:p>
          </table:table-cell>
          <table:table-cell table:style-name="ce130" table:formula="of:=[.Z28]*[.AA28]" office:value-type="float" office:value="0.1587" calcext:value-type="float">
            <text:p>0,15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28]=&quot;Yes&quot;; [.W28];&quot;&quot;)" office:value-type="float" office:value="0" calcext:value-type="float">
            <text:p>0</text:p>
          </table:table-cell>
          <table:table-cell table:style-name="ce105" table:formula="of:=IF([.$AC28]=&quot;Yes&quot;; [.X28];&quot;&quot;)" office:value-type="float" office:value="6" calcext:value-type="float">
            <text:p>6</text:p>
          </table:table-cell>
          <table:table-cell table:style-name="ce130" table:formula="of:=IF([.$AC28]=&quot;Yes&quot;; [.AB28];&quot;&quot;)" office:value-type="float" office:value="0.1587" calcext:value-type="float">
            <text:p>0,159</text:p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BAS316</text:p>
          </table:table-cell>
          <table:table-cell table:style-name="ce24" office:value-type="string" calcext:value-type="string">
            <text:p>SOD-323</text:p>
          </table:table-cell>
          <table:table-cell table:style-name="ce14" office:value-type="string" calcext:value-type="string">
            <text:p>D10, D15, D17, D18, D20</text:p>
          </table:table-cell>
          <table:table-cell table:style-name="ce14" office:value-type="string" calcext:value-type="string">
            <text:p>8734275</text:p>
          </table:table-cell>
          <table:table-cell table:style-name="ce14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14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9]&lt;&gt;&quot;&quot;;&quot;&quot;;[.B29])" office:value-type="float" office:value="5" calcext:value-type="float">
            <text:p>5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0" table:formula="of:=IF([.B29]&lt;&gt;&quot;&quot;;MIN([.H29];[.K29];[.N29];[.R29];[.U29]);&quot;&quot;)" office:value-type="currency" office:currency="EUR" office:value="0.02645" calcext:value-type="currency">
            <text:p>0,026 €</text:p>
          </table:table-cell>
          <table:table-cell table:style-name="ce114" table:formula="of:=[.B29]" office:value-type="float" office:value="5" calcext:value-type="float">
            <text:p>5</text:p>
          </table:table-cell>
          <table:table-cell table:style-name="ce130" table:formula="of:=[.Z29]*[.AA29]" office:value-type="float" office:value="0.13225" calcext:value-type="float">
            <text:p>0,132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29]=&quot;Yes&quot;; [.W29];&quot;&quot;)">
            <text:p/>
          </table:table-cell>
          <table:table-cell table:style-name="ce104" table:formula="of:=IF([.$AC29]=&quot;Yes&quot;; [.X29];&quot;&quot;)">
            <text:p/>
          </table:table-cell>
          <table:table-cell table:style-name="ce130" table:formula="of:=IF([.$AC29]=&quot;Yes&quot;; [.AB2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28]+1" office:value-type="float" office:value="25" calcext:value-type="float">
            <text:p>2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55</text:p>
          </table:table-cell>
          <table:table-cell table:style-name="ce25" office:value-type="string" calcext:value-type="string">
            <text:p>SMB</text:p>
          </table:table-cell>
          <table:table-cell table:style-name="ce15" office:value-type="string" calcext:value-type="string">
            <text:p>D14</text:p>
          </table:table-cell>
          <table:table-cell table:style-name="ce15" office:value-type="string" calcext:value-type="string">
            <text:p>1299292</text:p>
          </table:table-cell>
          <table:table-cell table:style-name="ce25" office:value-type="string" calcext:value-type="string">
            <text:p>SK56C</text:p>
          </table:table-cell>
          <table:table-cell table:style-name="ce46" office:value-type="float" office:value="0.608" calcext:value-type="float">
            <text:p>0,608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K55L-TPMSCT-ND </text:p>
          </table:table-cell>
          <table:table-cell table:style-name="ce72" office:value-type="float" office:value="0.43" calcext:value-type="float">
            <text:p>0,4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33-SK56A-LTP</text:p>
          </table:table-cell>
          <table:table-cell table:style-name="ce72" office:value-type="float" office:value="0.489" calcext:value-type="float">
            <text:p>0,48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43-5961</text:p>
          </table:table-cell>
          <table:table-cell table:style-name="ce88" office:value-type="string" calcext:value-type="string">
            <text:p>SK56B R4</text:p>
          </table:table-cell>
          <table:table-cell table:style-name="ce72" office:value-type="float" office:value="0.443" calcext:value-type="float">
            <text:p>0,4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K55-DIO</text:p>
          </table:table-cell>
          <table:table-cell table:style-name="ce46" office:value-type="float" office:value="0.1185" calcext:value-type="float">
            <text:p>0,119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30]&lt;&gt;&quot;&quot;;&quot;&quot;;[.B30])" office:value-type="float" office:value="1" calcext:value-type="float">
            <text:p>1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1185" calcext:value-type="currency">
            <text:p>0,119 €</text:p>
          </table:table-cell>
          <table:table-cell table:style-name="ce114" table:formula="of:=[.B30]" office:value-type="float" office:value="1" calcext:value-type="float">
            <text:p>1</text:p>
          </table:table-cell>
          <table:table-cell table:style-name="ce130" table:formula="of:=[.Z30]*[.AA30]" office:value-type="float" office:value="0.1185" calcext:value-type="float">
            <text:p>0,11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30]=&quot;Yes&quot;; [.W30];&quot;&quot;)" office:value-type="float" office:value="0" calcext:value-type="float">
            <text:p>0</text:p>
          </table:table-cell>
          <table:table-cell table:style-name="ce105" table:formula="of:=IF([.$AC30]=&quot;Yes&quot;; [.X30];&quot;&quot;)" office:value-type="float" office:value="1" calcext:value-type="float">
            <text:p>1</text:p>
          </table:table-cell>
          <table:table-cell table:style-name="ce130" table:formula="of:=IF([.$AC30]=&quot;Yes&quot;; [.AB30];&quot;&quot;)" office:value-type="float" office:value="0.1185" calcext:value-type="float">
            <text:p>0,119</text:p>
          </table:table-cell>
          <table:table-cell table:number-columns-repeated="992"/>
        </table:table-row>
        <table:table-row table:style-name="ro2">
          <table:table-cell table:style-name="ce3" table:formula="of:=[.A30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10100D1-DIO</text:p>
          </table:table-cell>
          <table:table-cell table:style-name="ce24" office:value-type="string" calcext:value-type="string">
            <text:p>DPAK</text:p>
          </table:table-cell>
          <table:table-cell table:style-name="ce14" office:value-type="string" calcext:value-type="string">
            <text:p>D19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SBRT10U60D1-13DICT-ND</text:p>
          </table:table-cell>
          <table:table-cell table:style-name="ce71" office:value-type="float" office:value="0.81" calcext:value-type="float">
            <text:p>0,8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21-SBRT10U60D1Q-13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SK10100D1-DIO</text:p>
          </table:table-cell>
          <table:table-cell table:style-name="ce45" office:value-type="float" office:value="0.31" calcext:value-type="float">
            <text:p>0,310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31]&lt;&gt;&quot;&quot;;&quot;&quot;;[.B31])" office:value-type="float" office:value="1" calcext:value-type="float">
            <text:p>1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0" table:formula="of:=IF([.B31]&lt;&gt;&quot;&quot;;MIN([.H31];[.K31];[.N31];[.R31];[.U31]);&quot;&quot;)" office:value-type="currency" office:currency="EUR" office:value="0.31" calcext:value-type="currency">
            <text:p>0,310 €</text:p>
          </table:table-cell>
          <table:table-cell table:style-name="ce114" table:formula="of:=[.B31]" office:value-type="float" office:value="1" calcext:value-type="float">
            <text:p>1</text:p>
          </table:table-cell>
          <table:table-cell table:style-name="ce130" table:formula="of:=[.Z31]*[.AA31]" office:value-type="float" office:value="0.31" calcext:value-type="float">
            <text:p>0,31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1]=&quot;Yes&quot;; [.W31];&quot;&quot;)" office:value-type="float" office:value="0" calcext:value-type="float">
            <text:p>0</text:p>
          </table:table-cell>
          <table:table-cell table:style-name="ce104" table:formula="of:=IF([.$AC31]=&quot;Yes&quot;; [.X31];&quot;&quot;)" office:value-type="float" office:value="1" calcext:value-type="float">
            <text:p>1</text:p>
          </table:table-cell>
          <table:table-cell table:style-name="ce130" table:formula="of:=IF([.$AC31]=&quot;Yes&quot;; [.AB31];&quot;&quot;)" office:value-type="float" office:value="0.31" calcext:value-type="float">
            <text:p>0,310</text:p>
          </table:table-cell>
          <table:table-cell table:number-columns-repeated="992"/>
        </table:table-row>
        <table:table-row table:style-name="ro2">
          <table:table-cell table:style-name="ce3" table:formula="of:=[.A31]+1" office:value-type="float" office:value="27" calcext:value-type="float">
            <text:p>27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PS15H10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D2</text:p>
          </table:table-cell>
          <table:table-cell table:style-name="ce15" office:value-type="string" calcext:value-type="string">
            <text:p>2344052</text:p>
          </table:table-cell>
          <table:table-cell table:style-name="ce25" office:value-type="string" calcext:value-type="string">
            <text:p>STPS15H100CB-TR </text:p>
          </table:table-cell>
          <table:table-cell table:style-name="ce46" office:value-type="float" office:value="1.01" calcext:value-type="float">
            <text:p>1,0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1400-5-ND</text:p>
          </table:table-cell>
          <table:table-cell table:style-name="ce72" office:value-type="float" office:value="1.07" calcext:value-type="float">
            <text:p>1,0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PS15H100CB-TR</text:p>
          </table:table-cell>
          <table:table-cell table:style-name="ce72" office:value-type="float" office:value="1.05" calcext:value-type="float">
            <text:p>1,0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5-9075</text:p>
          </table:table-cell>
          <table:table-cell table:style-name="ce88" office:value-type="string" calcext:value-type="string">
            <text:p>STPS15H100CB-TR </text:p>
          </table:table-cell>
          <table:table-cell table:style-name="ce72" office:value-type="float" office:value="1.088" calcext:value-type="float">
            <text:p>1,0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2]&lt;&gt;&quot;&quot;;&quot;&quot;;[.B32])" office:value-type="float" office:value="1" calcext:value-type="float">
            <text:p>1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Farnell" calcext:value-type="string">
            <text:p>Farnell</text:p>
          </table:table-cell>
          <table:table-cell table:style-name="ce120" table:formula="of:=IF([.B32]&lt;&gt;&quot;&quot;;MIN([.H32];[.K32];[.N32];[.R32];[.U32]);&quot;&quot;)" office:value-type="currency" office:currency="EUR" office:value="1.01" calcext:value-type="currency">
            <text:p>1,010 €</text:p>
          </table:table-cell>
          <table:table-cell table:style-name="ce114" table:formula="of:=[.B32]" office:value-type="float" office:value="1" calcext:value-type="float">
            <text:p>1</text:p>
          </table:table-cell>
          <table:table-cell table:style-name="ce130" table:formula="of:=[.Z32]*[.AA32]" office:value-type="float" office:value="1.01" calcext:value-type="float">
            <text:p>1,01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32]=&quot;Yes&quot;; [.W32];&quot;&quot;)" office:value-type="float" office:value="0" calcext:value-type="float">
            <text:p>0</text:p>
          </table:table-cell>
          <table:table-cell table:style-name="ce105" table:formula="of:=IF([.$AC32]=&quot;Yes&quot;; [.X32];&quot;&quot;)" office:value-type="float" office:value="1" calcext:value-type="float">
            <text:p>1</text:p>
          </table:table-cell>
          <table:table-cell table:style-name="ce130" table:formula="of:=IF([.$AC32]=&quot;Yes&quot;; [.AB32];&quot;&quot;)" office:value-type="float" office:value="1.01" calcext:value-type="float">
            <text:p>1,010</text:p>
          </table:table-cell>
          <table:table-cell table:number-columns-repeated="992"/>
        </table:table-row>
        <table:table-row table:style-name="ro3">
          <table:table-cell table:style-name="ce3" table:formula="of:=[.A32]+1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KL16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4, D5</text:p>
          </table:table-cell>
          <table:table-cell table:style-name="ce14" office:value-type="string" calcext:value-type="string">
            <text:p>2673070</text:p>
          </table:table-cell>
          <table:table-cell table:style-name="ce14" office:value-type="string" calcext:value-type="string">
            <text:p>RB160MM-60TR 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RB160MM-60CT-ND</text:p>
          </table:table-cell>
          <table:table-cell table:style-name="ce71" office:value-type="float" office:value="0.264" calcext:value-type="float">
            <text:p>0,26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5-RB160MM-60TR</text:p>
          </table:table-cell>
          <table:table-cell table:style-name="ce71" office:value-type="float" office:value="0.233" calcext:value-type="float">
            <text:p>0,23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4-6774</text:p>
          </table:table-cell>
          <table:table-cell table:style-name="ce14" office:value-type="string" calcext:value-type="string">
            <text:p>RB160MM-60TR</text:p>
          </table:table-cell>
          <table:table-cell table:style-name="ce71" office:value-type="float" office:value="0.23" calcext:value-type="float">
            <text:p>0,230</text:p>
          </table:table-cell>
          <table:table-cell table:style-name="ce78" office:value-type="float" office:value="40" calcext:value-type="float">
            <text:p>40</text:p>
          </table:table-cell>
          <table:table-cell table:style-name="ce14" office:value-type="string" calcext:value-type="string">
            <text:p>SKL16-DIO</text:p>
          </table:table-cell>
          <table:table-cell table:style-name="ce45" office:value-type="float" office:value="0.105" calcext:value-type="float">
            <text:p>0,105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33]&lt;&gt;&quot;&quot;;&quot;&quot;;[.B33])" office:value-type="float" office:value="2" calcext:value-type="float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105" calcext:value-type="currency">
            <text:p>0,105 €</text:p>
          </table:table-cell>
          <table:table-cell table:style-name="ce114" table:formula="of:=[.B33]" office:value-type="float" office:value="2" calcext:value-type="float">
            <text:p>2</text:p>
          </table:table-cell>
          <table:table-cell table:style-name="ce130" table:formula="of:=[.Z33]*[.AA33]" office:value-type="float" office:value="0.21" calcext:value-type="float">
            <text:p>0,21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3]=&quot;Yes&quot;; [.W33];&quot;&quot;)" office:value-type="float" office:value="0" calcext:value-type="float">
            <text:p>0</text:p>
          </table:table-cell>
          <table:table-cell table:style-name="ce104" table:formula="of:=IF([.$AC33]=&quot;Yes&quot;; [.X33];&quot;&quot;)" office:value-type="float" office:value="2" calcext:value-type="float">
            <text:p>2</text:p>
          </table:table-cell>
          <table:table-cell table:style-name="ce130" table:formula="of:=IF([.$AC33]=&quot;Yes&quot;; [.AB33];&quot;&quot;)" office:value-type="float" office:value="0.21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33]+1" office:value-type="float" office:value="29" calcext:value-type="float">
            <text:p>2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SKL14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6, D7</text:p>
          </table:table-cell>
          <table:table-cell table:style-name="ce15" office:value-type="string" calcext:value-type="string">
            <text:p>2760412</text:p>
          </table:table-cell>
          <table:table-cell table:style-name="ce25" office:value-type="string" calcext:value-type="string">
            <text:p>PMEG4010EGWX</text:p>
          </table:table-cell>
          <table:table-cell table:style-name="ce46" office:value-type="float" office:value="0.204" calcext:value-type="float">
            <text:p>0,20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1727-7335-1-ND</text:p>
          </table:table-cell>
          <table:table-cell table:style-name="ce72" office:value-type="float" office:value="0.243" calcext:value-type="float">
            <text:p>0,24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41-PMEG4010EGWX</text:p>
          </table:table-cell>
          <table:table-cell table:style-name="ce72" office:value-type="float" office:value="0.188" calcext:value-type="float">
            <text:p>0,18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53-0632</text:p>
          </table:table-cell>
          <table:table-cell table:style-name="ce88" office:value-type="string" calcext:value-type="string">
            <text:p>PMEG4010EGWX</text:p>
          </table:table-cell>
          <table:table-cell table:style-name="ce72" office:value-type="float" office:value="0.078" calcext:value-type="float">
            <text:p>0,07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SKL14-DIO</text:p>
          </table:table-cell>
          <table:table-cell table:style-name="ce46" office:value-type="float" office:value="0.0528" calcext:value-type="float">
            <text:p>0,053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34]&lt;&gt;&quot;&quot;;&quot;&quot;;[.B34])" office:value-type="float" office:value="2" calcext:value-type="float">
            <text:p>2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528" calcext:value-type="currency">
            <text:p>0,053 €</text:p>
          </table:table-cell>
          <table:table-cell table:style-name="ce114" table:formula="of:=[.B34]" office:value-type="float" office:value="2" calcext:value-type="float">
            <text:p>2</text:p>
          </table:table-cell>
          <table:table-cell table:style-name="ce130" table:formula="of:=[.Z34]*[.AA34]" office:value-type="float" office:value="0.1056" calcext:value-type="float">
            <text:p>0,106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34]=&quot;Yes&quot;; [.W34];&quot;&quot;)" office:value-type="float" office:value="0" calcext:value-type="float">
            <text:p>0</text:p>
          </table:table-cell>
          <table:table-cell table:style-name="ce105" table:formula="of:=IF([.$AC34]=&quot;Yes&quot;; [.X34];&quot;&quot;)" office:value-type="float" office:value="2" calcext:value-type="float">
            <text:p>2</text:p>
          </table:table-cell>
          <table:table-cell table:style-name="ce130" table:formula="of:=IF([.$AC34]=&quot;Yes&quot;; [.AB34];&quot;&quot;)" office:value-type="float" office:value="0.1056" calcext:value-type="float">
            <text:p>0,10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KL14</text:p>
          </table:table-cell>
          <table:table-cell table:style-name="ce24" office:value-type="string" calcext:value-type="string">
            <text:p>SOD-123</text:p>
          </table:table-cell>
          <table:table-cell table:style-name="ce14" office:value-type="string" calcext:value-type="string">
            <text:p>D9</text:p>
          </table:table-cell>
          <table:table-cell table:style-name="ce14" office:value-type="string" calcext:value-type="string">
            <text:p>2760412</text:p>
          </table:table-cell>
          <table:table-cell table:style-name="ce14" office:value-type="string" calcext:value-type="string">
            <text:p>PMEG4010EGWX</text:p>
          </table:table-cell>
          <table:table-cell table:style-name="ce45" office:value-type="float" office:value="0.204" calcext:value-type="float">
            <text:p>0,20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35-1-ND</text:p>
          </table:table-cell>
          <table:table-cell table:style-name="ce71" office:value-type="float" office:value="0.243" calcext:value-type="float">
            <text:p>0,24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41-PMEG4010EGWX</text:p>
          </table:table-cell>
          <table:table-cell table:style-name="ce71" office:value-type="float" office:value="0.188" calcext:value-type="float">
            <text:p>0,18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53-0632</text:p>
          </table:table-cell>
          <table:table-cell table:style-name="ce14" office:value-type="string" calcext:value-type="string">
            <text:p>PMEG4010EGWX</text:p>
          </table:table-cell>
          <table:table-cell table:style-name="ce71" office:value-type="float" office:value="0.078" calcext:value-type="float">
            <text:p>0,078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SKL14-DIO</text:p>
          </table:table-cell>
          <table:table-cell table:style-name="ce45" office:value-type="float" office:value="0.0528" calcext:value-type="float">
            <text:p>0,05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5]&lt;&gt;&quot;&quot;;&quot;&quot;;[.B35])" office:value-type="float" office:value="1" calcext:value-type="float">
            <text:p>1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528" calcext:value-type="currency">
            <text:p>0,053 €</text:p>
          </table:table-cell>
          <table:table-cell table:style-name="ce114" table:formula="of:=[.B35]" office:value-type="float" office:value="1" calcext:value-type="float">
            <text:p>1</text:p>
          </table:table-cell>
          <table:table-cell table:style-name="ce130" table:formula="of:=[.Z35]*[.AA35]" office:value-type="float" office:value="0.0528" calcext:value-type="float">
            <text:p>0,053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34]+1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ZH32</text:p>
          </table:table-cell>
          <table:table-cell table:style-name="ce25" office:value-type="string" calcext:value-type="string">
            <text:p><text:span text:style-name="T1">THT</text:span>; 20x5mm fuse holder, <text:span text:style-name="T2">See note 1</text:span></text:p>
          </table:table-cell>
          <table:table-cell table:style-name="ce15" office:value-type="string" calcext:value-type="string">
            <text:p>F1, F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ZH32</text:p>
          </table:table-cell>
          <table:table-cell table:style-name="ce46" office:value-type="float" office:value="0.228" calcext:value-type="float">
            <text:p>0,228</text:p>
          </table:table-cell>
          <table:table-cell table:style-name="ce79" office:value-type="float" office:value="5" calcext:value-type="float">
            <text:p>5</text:p>
          </table:table-cell>
          <table:table-cell table:style-name="ce105" table:formula="of:=[.B36]" office:value-type="float" office:value="2" calcext:value-type="float">
            <text:p>2</text:p>
          </table:table-cell>
          <table:table-cell table:style-name="ce79" table:formula="of:=IF([.W36]&lt;&gt;&quot;&quot;;&quot;&quot;;[.B36])">
            <text:p/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228" calcext:value-type="currency">
            <text:p>0,228 €</text:p>
          </table:table-cell>
          <table:table-cell table:style-name="ce114" table:formula="of:=[.B36]" office:value-type="float" office:value="2" calcext:value-type="float">
            <text:p>2</text:p>
          </table:table-cell>
          <table:table-cell table:style-name="ce130" table:formula="of:=[.Z36]*[.AA36]" office:value-type="float" office:value="0.456" calcext:value-type="float">
            <text:p>0,456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36]=&quot;Yes&quot;; [.W36];&quot;&quot;)">
            <text:p/>
          </table:table-cell>
          <table:table-cell table:style-name="ce105" table:formula="of:=IF([.$AC36]=&quot;Yes&quot;; [.X36];&quot;&quot;)">
            <text:p/>
          </table:table-cell>
          <table:table-cell table:style-name="ce130" table:formula="of:=IF([.$AC36]=&quot;Yes&quot;; [.AB3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36]+1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BLM18AG102SH1D</text:p>
          </table:table-cell>
          <table:table-cell table:style-name="ce24" office:value-type="string" calcext:value-type="string">
            <text:p>0603</text:p>
          </table:table-cell>
          <table:table-cell table:style-name="ce14" office:value-type="string" calcext:value-type="string">
            <text:p>FB1, FB2, FB3</text:p>
          </table:table-cell>
          <table:table-cell table:style-name="ce14" office:value-type="string" calcext:value-type="string">
            <text:p>1515671</text:p>
          </table:table-cell>
          <table:table-cell table:style-name="ce14" office:value-type="string" calcext:value-type="string">
            <text:p>BLM18AG102SN1D</text:p>
          </table:table-cell>
          <table:table-cell table:style-name="ce45" office:value-type="float" office:value="0.0531" calcext:value-type="float">
            <text:p>0,05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7809-1-ND</text:p>
          </table:table-cell>
          <table:table-cell table:style-name="ce71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BLM18AG102SH1D</text:p>
          </table:table-cell>
          <table:table-cell table:style-name="ce71" office:value-type="float" office:value="0.063" calcext:value-type="float">
            <text:p>0,06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39-0803</text:p>
          </table:table-cell>
          <table:table-cell table:style-name="ce14" office:value-type="string" calcext:value-type="string">
            <text:p>BLM18AG102SH1D</text:p>
          </table:table-cell>
          <table:table-cell table:style-name="ce71" office:value-type="float" office:value="0.043" calcext:value-type="float">
            <text:p>0,043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LM18AG102SH1D</text:p>
          </table:table-cell>
          <table:table-cell table:style-name="ce45" office:value-type="float" office:value="0.0156" calcext:value-type="float">
            <text:p>0,016</text:p>
          </table:table-cell>
          <table:table-cell table:style-name="ce78" office:value-type="float" office:value="50" calcext:value-type="float">
            <text:p>50</text:p>
          </table:table-cell>
          <table:table-cell table:style-name="ce104"/>
          <table:table-cell table:style-name="ce78" table:formula="of:=IF([.W37]&lt;&gt;&quot;&quot;;&quot;&quot;;[.B37])" office:value-type="float" office:value="3" calcext:value-type="float">
            <text:p>3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0156" calcext:value-type="currency">
            <text:p>0,016 €</text:p>
          </table:table-cell>
          <table:table-cell table:style-name="ce114" table:formula="of:=[.B37]" office:value-type="float" office:value="3" calcext:value-type="float">
            <text:p>3</text:p>
          </table:table-cell>
          <table:table-cell table:style-name="ce130" table:formula="of:=[.Z37]*[.AA37]" office:value-type="float" office:value="0.0468" calcext:value-type="float">
            <text:p>0,047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7]=&quot;Yes&quot;; [.W37];&quot;&quot;)" office:value-type="float" office:value="0" calcext:value-type="float">
            <text:p>0</text:p>
          </table:table-cell>
          <table:table-cell table:style-name="ce104" table:formula="of:=IF([.$AC37]=&quot;Yes&quot;; [.X37];&quot;&quot;)" office:value-type="float" office:value="3" calcext:value-type="float">
            <text:p>3</text:p>
          </table:table-cell>
          <table:table-cell table:style-name="ce130" table:formula="of:=IF([.$AC37]=&quot;Yes&quot;; [.AB37];&quot;&quot;)" office:value-type="float" office:value="0.0468" calcext:value-type="float">
            <text:p>0,047</text:p>
          </table:table-cell>
          <table:table-cell table:number-columns-repeated="992"/>
        </table:table-row>
        <table:table-row table:style-name="ro2">
          <table:table-cell table:style-name="ce3" table:formula="of:=[.A37]+1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3864EMSE#PBF</text:p>
          </table:table-cell>
          <table:table-cell table:style-name="ce25" office:value-type="string" calcext:value-type="string">
            <text:p>TSSOP-12</text:p>
          </table:table-cell>
          <table:table-cell table:style-name="ce15" office:value-type="string" calcext:value-type="string">
            <text:p>IC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3864EMSE#PBF-ND</text:p>
          </table:table-cell>
          <table:table-cell table:style-name="ce72" office:value-type="float" office:value="4.44" calcext:value-type="float">
            <text:p>4,4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3864EMSE#PBF</text:p>
          </table:table-cell>
          <table:table-cell table:style-name="ce72" office:value-type="float" office:value="4.36" calcext:value-type="float">
            <text:p>4,36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 calcext:value-type="float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0" table:formula="of:=IF([.B38]&lt;&gt;&quot;&quot;;MIN([.H38];[.K38];[.N38];[.R38];[.U38]);&quot;&quot;)" office:value-type="currency" office:currency="EUR" office:value="4.36" calcext:value-type="currency">
            <text:p>4,360 €</text:p>
          </table:table-cell>
          <table:table-cell table:style-name="ce114" table:formula="of:=[.B38]" office:value-type="float" office:value="1" calcext:value-type="float">
            <text:p>1</text:p>
          </table:table-cell>
          <table:table-cell table:style-name="ce130" table:formula="of:=[.Z38]*[.AA38]" office:value-type="float" office:value="4.36" calcext:value-type="float">
            <text:p>4,3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38]=&quot;Yes&quot;; [.W38];&quot;&quot;)" office:value-type="float" office:value="0" calcext:value-type="float">
            <text:p>0</text:p>
          </table:table-cell>
          <table:table-cell table:style-name="ce105" table:formula="of:=IF([.$AC38]=&quot;Yes&quot;; [.X38];&quot;&quot;)" office:value-type="float" office:value="1" calcext:value-type="float">
            <text:p>1</text:p>
          </table:table-cell>
          <table:table-cell table:style-name="ce130" table:formula="of:=IF([.$AC38]=&quot;Yes&quot;; [.AB38];&quot;&quot;)" office:value-type="float" office:value="4.36" calcext:value-type="float">
            <text:p>4,360</text:p>
          </table:table-cell>
          <table:table-cell table:number-columns-repeated="992"/>
        </table:table-row>
        <table:table-row table:style-name="ro3">
          <table:table-cell table:style-name="ce3" table:formula="of:=[.A38]+1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0</text:p>
          </table:table-cell>
          <table:table-cell table:style-name="ce14" office:value-type="string" calcext:value-type="string">
            <text:p>2531389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854" calcext:value-type="float">
            <text:p>0,85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33272ADR2GOSCT-ND</text:p>
          </table:table-cell>
          <table:table-cell table:style-name="ce71" office:value-type="float" office:value="0.91" calcext:value-type="float">
            <text:p>0,9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73-7778</text:p>
          </table:table-cell>
          <table:table-cell table:style-name="ce14" office:value-type="string" calcext:value-type="string">
            <text:p>MC33272ADR2G</text:p>
          </table:table-cell>
          <table:table-cell table:style-name="ce71" office:value-type="float" office:value="0.865" calcext:value-type="float">
            <text:p>0,865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33272ADR2G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39]&lt;&gt;&quot;&quot;;&quot;&quot;;[.B39])" office:value-type="float" office:value="1" calcext:value-type="float">
            <text:p>1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57" calcext:value-type="currency">
            <text:p>0,570 €</text:p>
          </table:table-cell>
          <table:table-cell table:style-name="ce114" table:formula="of:=[.B39]" office:value-type="float" office:value="1" calcext:value-type="float">
            <text:p>1</text:p>
          </table:table-cell>
          <table:table-cell table:style-name="ce130" table:formula="of:=[.Z39]*[.AA39]" office:value-type="float" office:value="0.57" calcext:value-type="float">
            <text:p>0,57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39]=&quot;Yes&quot;; [.W39];&quot;&quot;)" office:value-type="float" office:value="0" calcext:value-type="float">
            <text:p>0</text:p>
          </table:table-cell>
          <table:table-cell table:style-name="ce104" table:formula="of:=IF([.$AC39]=&quot;Yes&quot;; [.X39];&quot;&quot;)" office:value-type="float" office:value="1" calcext:value-type="float">
            <text:p>1</text:p>
          </table:table-cell>
          <table:table-cell table:style-name="ce130" table:formula="of:=IF([.$AC39]=&quot;Yes&quot;; [.AB39];&quot;&quot;)" office:value-type="float" office:value="0.57" calcext:value-type="float">
            <text:p>0,570</text:p>
          </table:table-cell>
          <table:table-cell table:number-columns-repeated="992"/>
        </table:table-row>
        <table:table-row table:style-name="ro2">
          <table:table-cell table:style-name="ce3" table:formula="of:=[.A39]+1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C2050HVCS8#PBF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1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LTC2050HVCS8#PBF-ND</text:p>
          </table:table-cell>
          <table:table-cell table:style-name="ce72" office:value-type="float" office:value="2.76" calcext:value-type="float">
            <text:p>2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84-LTC2050HVCS8#PBF</text:p>
          </table:table-cell>
          <table:table-cell table:style-name="ce72" office:value-type="float" office:value="2.71" calcext:value-type="float">
            <text:p>2,7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22-6746</text:p>
          </table:table-cell>
          <table:table-cell table:style-name="ce88" office:value-type="string" calcext:value-type="string">
            <text:p>LTC2050HVCS8#PBF</text:p>
          </table:table-cell>
          <table:table-cell table:style-name="ce72" office:value-type="float" office:value="2.155" calcext:value-type="float">
            <text:p>2,155</text:p>
          </table:table-cell>
          <table:table-cell table:style-name="ce79" office:value-type="float" office:value="2" calcext:value-type="float">
            <text:p>2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0]&lt;&gt;&quot;&quot;;&quot;&quot;;[.B40])" office:value-type="float" office:value="1" calcext:value-type="float">
            <text:p>1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RS" calcext:value-type="string">
            <text:p>RS</text:p>
          </table:table-cell>
          <table:table-cell table:style-name="ce120" table:formula="of:=IF([.B40]&lt;&gt;&quot;&quot;;MIN([.H40];[.K40];[.N40];[.R40];[.U40]);&quot;&quot;)" office:value-type="currency" office:currency="EUR" office:value="2.155" calcext:value-type="currency">
            <text:p>2,155 €</text:p>
          </table:table-cell>
          <table:table-cell table:style-name="ce114" table:formula="of:=[.B40]" office:value-type="float" office:value="1" calcext:value-type="float">
            <text:p>1</text:p>
          </table:table-cell>
          <table:table-cell table:style-name="ce130" table:formula="of:=[.Z40]*[.AA40]" office:value-type="float" office:value="2.155" calcext:value-type="float">
            <text:p>2,155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0]=&quot;Yes&quot;; [.W40];&quot;&quot;)" office:value-type="float" office:value="0" calcext:value-type="float">
            <text:p>0</text:p>
          </table:table-cell>
          <table:table-cell table:style-name="ce105" table:formula="of:=IF([.$AC40]=&quot;Yes&quot;; [.X40];&quot;&quot;)" office:value-type="float" office:value="1" calcext:value-type="float">
            <text:p>1</text:p>
          </table:table-cell>
          <table:table-cell table:style-name="ce130" table:formula="of:=IF([.$AC40]=&quot;Yes&quot;; [.AB40];&quot;&quot;)" office:value-type="float" office:value="2.155" calcext:value-type="float">
            <text:p>2,155</text:p>
          </table:table-cell>
          <table:table-cell table:number-columns-repeated="992"/>
        </table:table-row>
        <table:table-row table:style-name="ro3">
          <table:table-cell table:style-name="ce3" table:formula="of:=[.A40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74AUP1G74DC.125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2</text:p>
          </table:table-cell>
          <table:table-cell table:style-name="ce14" office:value-type="string" calcext:value-type="string">
            <text:p>2445023</text:p>
          </table:table-cell>
          <table:table-cell table:style-name="ce14" office:value-type="string" calcext:value-type="string">
            <text:p>74AUP1G74DC,125</text:p>
          </table:table-cell>
          <table:table-cell table:style-name="ce45" office:value-type="float" office:value="0.369" calcext:value-type="float">
            <text:p>0,36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6029-1-ND</text:p>
          </table:table-cell>
          <table:table-cell table:style-name="ce71" office:value-type="float" office:value="0.43" calcext:value-type="float">
            <text:p>0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AUP1GDC125</text:p>
          </table:table-cell>
          <table:table-cell table:style-name="ce71" office:value-type="float" office:value="0.419" calcext:value-type="float">
            <text:p>0,41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54</text:p>
          </table:table-cell>
          <table:table-cell table:style-name="ce14" office:value-type="string" calcext:value-type="string">
            <text:p>74AUP1G74DC,125</text:p>
          </table:table-cell>
          <table:table-cell table:style-name="ce71" office:value-type="float" office:value="0.408" calcext:value-type="float">
            <text:p>0,408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74AUP1G74DC.125</text:p>
          </table:table-cell>
          <table:table-cell table:style-name="ce45" office:value-type="float" office:value="0.3232" calcext:value-type="float">
            <text:p>0,323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41]&lt;&gt;&quot;&quot;;&quot;&quot;;[.B41])" office:value-type="float" office:value="1" calcext:value-type="float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3232" calcext:value-type="currency">
            <text:p>0,323 €</text:p>
          </table:table-cell>
          <table:table-cell table:style-name="ce114" table:formula="of:=[.B41]" office:value-type="float" office:value="1" calcext:value-type="float">
            <text:p>1</text:p>
          </table:table-cell>
          <table:table-cell table:style-name="ce130" table:formula="of:=[.Z41]*[.AA41]" office:value-type="float" office:value="0.3232" calcext:value-type="float">
            <text:p>0,323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1]=&quot;Yes&quot;; [.W41];&quot;&quot;)" office:value-type="float" office:value="0" calcext:value-type="float">
            <text:p>0</text:p>
          </table:table-cell>
          <table:table-cell table:style-name="ce104" table:formula="of:=IF([.$AC41]=&quot;Yes&quot;; [.X41];&quot;&quot;)" office:value-type="float" office:value="1" calcext:value-type="float">
            <text:p>1</text:p>
          </table:table-cell>
          <table:table-cell table:style-name="ce130" table:formula="of:=IF([.$AC41]=&quot;Yes&quot;; [.AB41];&quot;&quot;)" office:value-type="float" office:value="0.3232" calcext:value-type="float">
            <text:p>0,323</text:p>
          </table:table-cell>
          <table:table-cell table:number-columns-repeated="992"/>
        </table:table-row>
        <table:table-row table:style-name="ro3">
          <table:table-cell table:style-name="ce3" table:formula="of:=[.A41]+1" office:value-type="float" office:value="36" calcext:value-type="float">
            <text:p>3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P23S17-E/SS</text:p>
          </table:table-cell>
          <table:table-cell table:style-name="ce25" office:value-type="string" calcext:value-type="string">
            <text:p>SSOP-28</text:p>
          </table:table-cell>
          <table:table-cell table:style-name="ce15" office:value-type="string" calcext:value-type="string">
            <text:p>IC13</text:p>
          </table:table-cell>
          <table:table-cell table:style-name="ce15" office:value-type="string" calcext:value-type="string">
            <text:p>1467675</text:p>
          </table:table-cell>
          <table:table-cell table:style-name="ce25" office:value-type="string" calcext:value-type="string">
            <text:p>MCP23S17-E/SS</text:p>
          </table:table-cell>
          <table:table-cell table:style-name="ce46" office:value-type="float" office:value="1.16" calcext:value-type="float">
            <text:p>1,16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P23S17-E/SS-ND</text:p>
          </table:table-cell>
          <table:table-cell table:style-name="ce72" office:value-type="float" office:value="1.21" calcext:value-type="float">
            <text:p>1,2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MCP23S17-E/SS</text:p>
          </table:table-cell>
          <table:table-cell table:style-name="ce72" office:value-type="float" office:value="1.18" calcext:value-type="float">
            <text:p>1,1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69-6452</text:p>
          </table:table-cell>
          <table:table-cell table:style-name="ce88" office:value-type="string" calcext:value-type="string">
            <text:p>MCP23S17-E/SS</text:p>
          </table:table-cell>
          <table:table-cell table:style-name="ce72" office:value-type="float" office:value="1.188" calcext:value-type="float">
            <text:p>1,188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MCP23S17-E/SS</text:p>
          </table:table-cell>
          <table:table-cell table:style-name="ce46" office:value-type="float" office:value="1.23" calcext:value-type="float">
            <text:p>1,2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42]&lt;&gt;&quot;&quot;;&quot;&quot;;[.B42])" office:value-type="float" office:value="1" calcext:value-type="float">
            <text:p>1</text:p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Farnell" calcext:value-type="string">
            <text:p>Farnell</text:p>
          </table:table-cell>
          <table:table-cell table:style-name="ce120" table:formula="of:=IF([.B42]&lt;&gt;&quot;&quot;;MIN([.H42];[.K42];[.N42];[.R42];[.U42]);&quot;&quot;)" office:value-type="currency" office:currency="EUR" office:value="1.16" calcext:value-type="currency">
            <text:p>1,160 €</text:p>
          </table:table-cell>
          <table:table-cell table:style-name="ce114" table:formula="of:=[.B42]" office:value-type="float" office:value="1" calcext:value-type="float">
            <text:p>1</text:p>
          </table:table-cell>
          <table:table-cell table:style-name="ce130" table:formula="of:=[.Z42]*[.AA42]" office:value-type="float" office:value="1.16" calcext:value-type="float">
            <text:p>1,1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2]=&quot;Yes&quot;; [.W42];&quot;&quot;)" office:value-type="float" office:value="0" calcext:value-type="float">
            <text:p>0</text:p>
          </table:table-cell>
          <table:table-cell table:style-name="ce105" table:formula="of:=IF([.$AC42]=&quot;Yes&quot;; [.X42];&quot;&quot;)" office:value-type="float" office:value="1" calcext:value-type="float">
            <text:p>1</text:p>
          </table:table-cell>
          <table:table-cell table:style-name="ce130" table:formula="of:=IF([.$AC42]=&quot;Yes&quot;; [.AB42];&quot;&quot;)" office:value-type="float" office:value="1.16" calcext:value-type="float">
            <text:p>1,160</text:p>
          </table:table-cell>
          <table:table-cell table:number-columns-repeated="992"/>
        </table:table-row>
        <table:table-row table:style-name="ro3">
          <table:table-cell table:style-name="ce3" table:formula="of:=[.A42]+1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REF5025AIDR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14</text:p>
          </table:table-cell>
          <table:table-cell table:style-name="ce14" office:value-type="string" calcext:value-type="string">
            <text:p>1439622</text:p>
          </table:table-cell>
          <table:table-cell table:style-name="ce14" office:value-type="string" calcext:value-type="string">
            <text:p>REF5025AIDG4</text:p>
          </table:table-cell>
          <table:table-cell table:style-name="ce45" office:value-type="float" office:value="3.44" calcext:value-type="float">
            <text:p>3,4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9165-1-ND</text:p>
          </table:table-cell>
          <table:table-cell table:style-name="ce71" office:value-type="float" office:value="2.66" calcext:value-type="float">
            <text:p>2,6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REF5025AIDR</text:p>
          </table:table-cell>
          <table:table-cell table:style-name="ce71" office:value-type="float" office:value="2.54" calcext:value-type="float">
            <text:p>2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404-304</text:p>
          </table:table-cell>
          <table:table-cell table:style-name="ce14" office:value-type="string" calcext:value-type="string">
            <text:p>REF5025AID</text:p>
          </table:table-cell>
          <table:table-cell table:style-name="ce71" office:value-type="float" office:value="3.03" calcext:value-type="float">
            <text:p>3,03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3]&lt;&gt;&quot;&quot;;&quot;&quot;;[.B43])" office:value-type="float" office:value="1" calcext:value-type="float">
            <text:p>1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0" table:formula="of:=IF([.B43]&lt;&gt;&quot;&quot;;MIN([.H43];[.K43];[.N43];[.R43];[.U43]);&quot;&quot;)" office:value-type="currency" office:currency="EUR" office:value="2.54" calcext:value-type="currency">
            <text:p>2,540 €</text:p>
          </table:table-cell>
          <table:table-cell table:style-name="ce114" table:formula="of:=[.B43]" office:value-type="float" office:value="1" calcext:value-type="float">
            <text:p>1</text:p>
          </table:table-cell>
          <table:table-cell table:style-name="ce130" table:formula="of:=[.Z43]*[.AA43]" office:value-type="float" office:value="2.54" calcext:value-type="float">
            <text:p>2,54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3]=&quot;Yes&quot;; [.W43];&quot;&quot;)" office:value-type="float" office:value="0" calcext:value-type="float">
            <text:p>0</text:p>
          </table:table-cell>
          <table:table-cell table:style-name="ce104" table:formula="of:=IF([.$AC43]=&quot;Yes&quot;; [.X43];&quot;&quot;)" office:value-type="float" office:value="1" calcext:value-type="float">
            <text:p>1</text:p>
          </table:table-cell>
          <table:table-cell table:style-name="ce130" table:formula="of:=IF([.$AC43]=&quot;Yes&quot;; [.AB43];&quot;&quot;)" office:value-type="float" office:value="2.54" calcext:value-type="float">
            <text:p>2,540</text:p>
          </table:table-cell>
          <table:table-cell table:number-columns-repeated="992"/>
        </table:table-row>
        <table:table-row table:style-name="ro2">
          <table:table-cell table:style-name="ce3" table:formula="of:=[.A43]+1" office:value-type="float" office:value="38" calcext:value-type="float">
            <text:p>3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C77-5.0MCTTR</text:p>
          </table:table-cell>
          <table:table-cell table:style-name="ce25" office:value-type="string" calcext:value-type="string">
            <text:p>SOT23-5</text:p>
          </table:table-cell>
          <table:table-cell table:style-name="ce15" office:value-type="string" calcext:value-type="string">
            <text:p>IC1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TC77-5.0MCTTRCT-ND</text:p>
          </table:table-cell>
          <table:table-cell table:style-name="ce72" office:value-type="float" office:value="0.89" calcext:value-type="float">
            <text:p>0,8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9-TC77-5.0MCTTR</text:p>
          </table:table-cell>
          <table:table-cell table:style-name="ce72" office:value-type="float" office:value="0.882" calcext:value-type="float">
            <text:p>0,882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68-1549</text:p>
          </table:table-cell>
          <table:table-cell table:style-name="ce88" office:value-type="string" calcext:value-type="string">
            <text:p>TC77-5.0MCTTR</text:p>
          </table:table-cell>
          <table:table-cell table:style-name="ce72" office:value-type="float" office:value="0.514" calcext:value-type="float">
            <text:p>0,51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TC77-5.0MCTTR</text:p>
          </table:table-cell>
          <table:table-cell table:style-name="ce46" office:value-type="float" office:value="0.97" calcext:value-type="float">
            <text:p>0,97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44]&lt;&gt;&quot;&quot;;&quot;&quot;;[.B44])" office:value-type="float" office:value="1" calcext:value-type="float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RS" calcext:value-type="string">
            <text:p>RS</text:p>
          </table:table-cell>
          <table:table-cell table:style-name="ce120" table:formula="of:=IF([.B44]&lt;&gt;&quot;&quot;;MIN([.H44];[.K44];[.N44];[.R44];[.U44]);&quot;&quot;)" office:value-type="currency" office:currency="EUR" office:value="0.514" calcext:value-type="currency">
            <text:p>0,514 €</text:p>
          </table:table-cell>
          <table:table-cell table:style-name="ce114" table:formula="of:=[.B44]" office:value-type="float" office:value="1" calcext:value-type="float">
            <text:p>1</text:p>
          </table:table-cell>
          <table:table-cell table:style-name="ce130" table:formula="of:=[.Z44]*[.AA44]" office:value-type="float" office:value="0.514" calcext:value-type="float">
            <text:p>0,514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4]=&quot;Yes&quot;; [.W44];&quot;&quot;)" office:value-type="float" office:value="0" calcext:value-type="float">
            <text:p>0</text:p>
          </table:table-cell>
          <table:table-cell table:style-name="ce105" table:formula="of:=IF([.$AC44]=&quot;Yes&quot;; [.X44];&quot;&quot;)" office:value-type="float" office:value="1" calcext:value-type="float">
            <text:p>1</text:p>
          </table:table-cell>
          <table:table-cell table:style-name="ce130" table:formula="of:=IF([.$AC44]=&quot;Yes&quot;; [.AB44];&quot;&quot;)" office:value-type="float" office:value="0.514" calcext:value-type="float">
            <text:p>0,514</text:p>
          </table:table-cell>
          <table:table-cell table:number-columns-repeated="992"/>
        </table:table-row>
        <table:table-row table:style-name="ro3">
          <table:table-cell table:style-name="ce3" table:formula="of:=[.A44]+1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AC8552IDGKR</text:p>
          </table:table-cell>
          <table:table-cell table:style-name="ce24" office:value-type="string" calcext:value-type="string">
            <text:p>VSSOP-8</text:p>
          </table:table-cell>
          <table:table-cell table:style-name="ce14" office:value-type="string" calcext:value-type="string">
            <text:p>IC16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46082-1-ND</text:p>
          </table:table-cell>
          <table:table-cell table:style-name="ce71" office:value-type="float" office:value="6.43" calcext:value-type="float">
            <text:p>6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DAC8552IDGKR</text:p>
          </table:table-cell>
          <table:table-cell table:style-name="ce71" office:value-type="float" office:value="6.15" calcext:value-type="float">
            <text:p>6,1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 calcext:value-type="float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0" table:formula="of:=IF([.B45]&lt;&gt;&quot;&quot;;MIN([.H45];[.K45];[.N45];[.R45];[.U45]);&quot;&quot;)" office:value-type="currency" office:currency="EUR" office:value="6.15" calcext:value-type="currency">
            <text:p>6,150 €</text:p>
          </table:table-cell>
          <table:table-cell table:style-name="ce114" table:formula="of:=[.B45]" office:value-type="float" office:value="1" calcext:value-type="float">
            <text:p>1</text:p>
          </table:table-cell>
          <table:table-cell table:style-name="ce130" table:formula="of:=[.Z45]*[.AA45]" office:value-type="float" office:value="6.15" calcext:value-type="float">
            <text:p>6,15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5]=&quot;Yes&quot;; [.W45];&quot;&quot;)" office:value-type="float" office:value="0" calcext:value-type="float">
            <text:p>0</text:p>
          </table:table-cell>
          <table:table-cell table:style-name="ce104" table:formula="of:=IF([.$AC45]=&quot;Yes&quot;; [.X45];&quot;&quot;)" office:value-type="float" office:value="1" calcext:value-type="float">
            <text:p>1</text:p>
          </table:table-cell>
          <table:table-cell table:style-name="ce130" table:formula="of:=IF([.$AC45]=&quot;Yes&quot;; [.AB45];&quot;&quot;)" office:value-type="float" office:value="6.15" calcext:value-type="float">
            <text:p>6,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[.A45]+1" office:value-type="float" office:value="40" calcext:value-type="float">
            <text:p>4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3157DCKR</text:p>
          </table:table-cell>
          <table:table-cell table:style-name="ce25" office:value-type="string" calcext:value-type="string">
            <text:p>SC-70</text:p>
          </table:table-cell>
          <table:table-cell table:style-name="ce15" office:value-type="string" calcext:value-type="string">
            <text:p>IC17</text:p>
          </table:table-cell>
          <table:table-cell table:style-name="ce15" office:value-type="string" calcext:value-type="string">
            <text:p>1470911</text:p>
          </table:table-cell>
          <table:table-cell table:style-name="ce25" office:value-type="string" calcext:value-type="string">
            <text:p>SN74LVC1G3157DCKR</text:p>
          </table:table-cell>
          <table:table-cell table:style-name="ce46" office:value-type="float" office:value="0.274" calcext:value-type="float">
            <text:p>0,27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4909-1-ND</text:p>
          </table:table-cell>
          <table:table-cell table:style-name="ce72" office:value-type="float" office:value="0.33" calcext:value-type="float">
            <text:p>0,3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3157DCK</text:p>
          </table:table-cell>
          <table:table-cell table:style-name="ce72" office:value-type="float" office:value="0.323" calcext:value-type="float">
            <text:p>0,32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28-2769</text:p>
          </table:table-cell>
          <table:table-cell table:style-name="ce88" office:value-type="string" calcext:value-type="string">
            <text:p>SN74LVC1G3157DCKR</text:p>
          </table:table-cell>
          <table:table-cell table:style-name="ce72" office:value-type="float" office:value="0.237" calcext:value-type="float">
            <text:p>0,23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N74LVC1G3157DCKR</text:p>
          </table:table-cell>
          <table:table-cell table:style-name="ce46" office:value-type="float" office:value="0.10667" calcext:value-type="float">
            <text:p>0,107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10667" calcext:value-type="currency">
            <text:p>0,107 €</text:p>
          </table:table-cell>
          <table:table-cell table:style-name="ce114" table:formula="of:=[.B46]" office:value-type="float" office:value="1" calcext:value-type="float">
            <text:p>1</text:p>
          </table:table-cell>
          <table:table-cell table:style-name="ce130" table:formula="of:=[.Z46]*[.AA46]" office:value-type="float" office:value="0.10667" calcext:value-type="float">
            <text:p>0,107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46]=&quot;Yes&quot;; [.W46];&quot;&quot;)">
            <text:p/>
          </table:table-cell>
          <table:table-cell table:style-name="ce105" table:formula="of:=IF([.$AC46]=&quot;Yes&quot;; [.X46];&quot;&quot;)">
            <text:p/>
          </table:table-cell>
          <table:table-cell table:style-name="ce130" table:formula="of:=IF([.$AC46]=&quot;Yes&quot;; [.AB4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46]+1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DS1120IPWR</text:p>
          </table:table-cell>
          <table:table-cell table:style-name="ce24" office:value-type="string" calcext:value-type="string">
            <text:p>TSSOP-16</text:p>
          </table:table-cell>
          <table:table-cell table:style-name="ce14" office:value-type="string" calcext:value-type="string">
            <text:p>IC18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37280-1-ND</text:p>
          </table:table-cell>
          <table:table-cell table:style-name="ce71" office:value-type="float" office:value="6.03" calcext:value-type="float">
            <text:p>6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DS1120IPWR</text:p>
          </table:table-cell>
          <table:table-cell table:style-name="ce71" office:value-type="float" office:value="5.76" calcext:value-type="float">
            <text:p>5,7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0" table:formula="of:=IF([.B47]&lt;&gt;&quot;&quot;;MIN([.H47];[.K47];[.N47];[.R47];[.U47]);&quot;&quot;)" office:value-type="currency" office:currency="EUR" office:value="5.76" calcext:value-type="currency">
            <text:p>5,760 €</text:p>
          </table:table-cell>
          <table:table-cell table:style-name="ce114" table:formula="of:=[.B47]" office:value-type="float" office:value="1" calcext:value-type="float">
            <text:p>1</text:p>
          </table:table-cell>
          <table:table-cell table:style-name="ce130" table:formula="of:=[.Z47]*[.AA47]" office:value-type="float" office:value="5.76" calcext:value-type="float">
            <text:p>5,76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7]=&quot;Yes&quot;; [.W47];&quot;&quot;)" office:value-type="float" office:value="0" calcext:value-type="float">
            <text:p>0</text:p>
          </table:table-cell>
          <table:table-cell table:style-name="ce104" table:formula="of:=IF([.$AC47]=&quot;Yes&quot;; [.X47];&quot;&quot;)" office:value-type="float" office:value="1" calcext:value-type="float">
            <text:p>1</text:p>
          </table:table-cell>
          <table:table-cell table:style-name="ce130" table:formula="of:=IF([.$AC47]=&quot;Yes&quot;; [.AB47];&quot;&quot;)" office:value-type="float" office:value="5.76" calcext:value-type="float">
            <text:p>5,760</text:p>
          </table:table-cell>
          <table:table-cell table:number-columns-repeated="992"/>
        </table:table-row>
        <table:table-row table:style-name="ro5">
          <table:table-cell table:style-name="ce3" table:formula="of:=[.A47]+1" office:value-type="float" office:value="42" calcext:value-type="float">
            <text:p>4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293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19</text:p>
          </table:table-cell>
          <table:table-cell table:style-name="ce15" office:value-type="string" calcext:value-type="string">
            <text:p>2382616</text:p>
          </table:table-cell>
          <table:table-cell table:style-name="ce25" office:value-type="string" calcext:value-type="string">
            <text:p>LM293DT</text:p>
          </table:table-cell>
          <table:table-cell table:style-name="ce46" office:value-type="float" office:value="0.289" calcext:value-type="float">
            <text:p>0,289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296-12848-1-ND</text:p>
          </table:table-cell>
          <table:table-cell table:style-name="ce72" office:value-type="float" office:value="0.34" calcext:value-type="float">
            <text:p>0,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LM293DT</text:p>
          </table:table-cell>
          <table:table-cell table:style-name="ce72" office:value-type="float" office:value="0.255" calcext:value-type="float">
            <text:p>0,25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61-2592</text:p>
          </table:table-cell>
          <table:table-cell table:style-name="ce88" office:value-type="string" calcext:value-type="string">
            <text:p>LM293ADR</text:p>
          </table:table-cell>
          <table:table-cell table:style-name="ce72" office:value-type="float" office:value="0.273" calcext:value-type="float">
            <text:p>0,27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M293D-ST</text:p>
          </table:table-cell>
          <table:table-cell table:style-name="ce46" office:value-type="float" office:value="0.143" calcext:value-type="float">
            <text:p>0,143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0" table:formula="of:=IF([.B48]&lt;&gt;&quot;&quot;;MIN([.H48];[.K48];[.N48];[.R48];[.U48]);&quot;&quot;)" office:value-type="currency" office:currency="EUR" office:value="0.143" calcext:value-type="currency">
            <text:p>0,143 €</text:p>
          </table:table-cell>
          <table:table-cell table:style-name="ce114" table:formula="of:=[.B48]" office:value-type="float" office:value="1" calcext:value-type="float">
            <text:p>1</text:p>
          </table:table-cell>
          <table:table-cell table:style-name="ce130" table:formula="of:=[.Z48]*[.AA48]" office:value-type="float" office:value="0.143" calcext:value-type="float">
            <text:p>0,143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48]=&quot;Yes&quot;; [.W48];&quot;&quot;)" office:value-type="float" office:value="0" calcext:value-type="float">
            <text:p>0</text:p>
          </table:table-cell>
          <table:table-cell table:style-name="ce105" table:formula="of:=IF([.$AC48]=&quot;Yes&quot;; [.X48];&quot;&quot;)" office:value-type="float" office:value="1" calcext:value-type="float">
            <text:p>1</text:p>
          </table:table-cell>
          <table:table-cell table:style-name="ce130" table:formula="of:=IF([.$AC48]=&quot;Yes&quot;; [.AB48];&quot;&quot;)" office:value-type="float" office:value="0.143" calcext:value-type="float">
            <text:p>0,143</text:p>
          </table:table-cell>
          <table:table-cell table:number-columns-repeated="992"/>
        </table:table-row>
        <table:table-row table:style-name="ro3">
          <table:table-cell table:style-name="ce3" table:formula="of:=[.A48]+1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PS54060DGQ</text:p>
            <text:p/>
          </table:table-cell>
          <table:table-cell table:style-name="ce24" office:value-type="string" calcext:value-type="string">
            <text:p>MSOP-10</text:p>
          </table:table-cell>
          <table:table-cell table:style-name="ce14" office:value-type="string" calcext:value-type="string">
            <text:p>IC2</text:p>
          </table:table-cell>
          <table:table-cell table:style-name="ce14" office:value-type="string" calcext:value-type="string">
            <text:p>1710820</text:p>
          </table:table-cell>
          <table:table-cell table:style-name="ce14" office:value-type="string" calcext:value-type="string">
            <text:p>TPS54060DGQ .</text:p>
          </table:table-cell>
          <table:table-cell table:style-name="ce45" office:value-type="float" office:value="3.03" calcext:value-type="float">
            <text:p>3,0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37148-1-ND</text:p>
          </table:table-cell>
          <table:table-cell table:style-name="ce71" office:value-type="float" office:value="2.63" calcext:value-type="float">
            <text:p>2,6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54060DGQR</text:p>
          </table:table-cell>
          <table:table-cell table:style-name="ce71" office:value-type="float" office:value="2.49" calcext:value-type="float">
            <text:p>2,4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98-9079</text:p>
          </table:table-cell>
          <table:table-cell table:style-name="ce14" office:value-type="string" calcext:value-type="string">
            <text:p>TPS54060DGQ</text:p>
          </table:table-cell>
          <table:table-cell table:style-name="ce71" office:value-type="float" office:value="2.68" calcext:value-type="float">
            <text:p>2,68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49" calcext:value-type="currency">
            <text:p>2,490 €</text:p>
          </table:table-cell>
          <table:table-cell table:style-name="ce114" table:formula="of:=[.B49]" office:value-type="float" office:value="1" calcext:value-type="float">
            <text:p>1</text:p>
          </table:table-cell>
          <table:table-cell table:style-name="ce130" table:formula="of:=[.Z49]*[.AA49]" office:value-type="float" office:value="2.49" calcext:value-type="float">
            <text:p>2,49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49]=&quot;Yes&quot;; [.W49];&quot;&quot;)" office:value-type="float" office:value="0" calcext:value-type="float">
            <text:p>0</text:p>
          </table:table-cell>
          <table:table-cell table:style-name="ce104" table:formula="of:=IF([.$AC49]=&quot;Yes&quot;; [.X49];&quot;&quot;)" office:value-type="float" office:value="1" calcext:value-type="float">
            <text:p>1</text:p>
          </table:table-cell>
          <table:table-cell table:style-name="ce130" table:formula="of:=IF([.$AC49]=&quot;Yes&quot;; [.AB49];&quot;&quot;)" office:value-type="float" office:value="2.49" calcext:value-type="float">
            <text:p>2,490</text:p>
          </table:table-cell>
          <table:table-cell table:number-columns-repeated="992"/>
        </table:table-row>
        <table:table-row table:style-name="ro3">
          <table:table-cell table:style-name="ce3" table:formula="of:=[.A49]+1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AX9141ESA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20</text:p>
          </table:table-cell>
          <table:table-cell table:style-name="ce15" office:value-type="string" calcext:value-type="string">
            <text:p>2515004</text:p>
          </table:table-cell>
          <table:table-cell table:style-name="ce25" office:value-type="string" calcext:value-type="string">
            <text:p>MAX9141ESA+</text:p>
          </table:table-cell>
          <table:table-cell table:style-name="ce46" office:value-type="float" office:value="1.23" calcext:value-type="float">
            <text:p>1,23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AX9141ESA+-ND</text:p>
          </table:table-cell>
          <table:table-cell table:style-name="ce72" office:value-type="float" office:value="1.09" calcext:value-type="float">
            <text:p>1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0-MAX9141ESA</text:p>
          </table:table-cell>
          <table:table-cell table:style-name="ce72" office:value-type="float" office:value="0.934" calcext:value-type="float">
            <text:p>0,934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99-8282</text:p>
          </table:table-cell>
          <table:table-cell table:style-name="ce88" office:value-type="string" calcext:value-type="string">
            <text:p>MAX9141ESA+</text:p>
          </table:table-cell>
          <table:table-cell table:style-name="ce72" office:value-type="float" office:value="1.36" calcext:value-type="float">
            <text:p>1,360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 calcext:value-type="float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0.934" calcext:value-type="currency">
            <text:p>0,934 €</text:p>
          </table:table-cell>
          <table:table-cell table:style-name="ce114" table:formula="of:=[.B50]" office:value-type="float" office:value="1" calcext:value-type="float">
            <text:p>1</text:p>
          </table:table-cell>
          <table:table-cell table:style-name="ce130" table:formula="of:=[.Z50]*[.AA50]" office:value-type="float" office:value="0.934" calcext:value-type="float">
            <text:p>0,934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50]=&quot;Yes&quot;; [.W50];&quot;&quot;)">
            <text:p/>
          </table:table-cell>
          <table:table-cell table:style-name="ce105" table:formula="of:=IF([.$AC50]=&quot;Yes&quot;; [.X50];&quot;&quot;)">
            <text:p/>
          </table:table-cell>
          <table:table-cell table:style-name="ce130" table:formula="of:=IF([.$AC50]=&quot;Yes&quot;; [.AB5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50]+1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SI8641BB-B-IS1</text:p>
          </table:table-cell>
          <table:table-cell table:style-name="ce24" office:value-type="string" calcext:value-type="string">
            <text:p>SOIC-16</text:p>
          </table:table-cell>
          <table:table-cell table:style-name="ce14" office:value-type="string" calcext:value-type="string">
            <text:p>IC3, IC7</text:p>
          </table:table-cell>
          <table:table-cell table:style-name="ce14" office:value-type="string" calcext:value-type="string">
            <text:p>2423291</text:p>
          </table:table-cell>
          <table:table-cell table:style-name="ce14" office:value-type="string" calcext:value-type="string">
            <text:p>SI8641BB-B-IS1</text:p>
          </table:table-cell>
          <table:table-cell table:style-name="ce45" office:value-type="float" office:value="2.14" calcext:value-type="float">
            <text:p>2,1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36-2566-ND</text:p>
          </table:table-cell>
          <table:table-cell table:style-name="ce71" office:value-type="float" office:value="2.23" calcext:value-type="float">
            <text:p>2,2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34-SI8641BB-B-IS1</text:p>
          </table:table-cell>
          <table:table-cell table:style-name="ce71" office:value-type="float" office:value="2.06" calcext:value-type="float">
            <text:p>2,0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3-2126</text:p>
          </table:table-cell>
          <table:table-cell table:style-name="ce14" office:value-type="string" calcext:value-type="string">
            <text:p>Si8641BB-B-IS1</text:p>
          </table:table-cell>
          <table:table-cell table:style-name="ce71" office:value-type="float" office:value="2.19" calcext:value-type="float">
            <text:p>2,19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1]&lt;&gt;&quot;&quot;;&quot;&quot;;[.B51])" office:value-type="float" office:value="2" calcext:value-type="float">
            <text:p>2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0" table:formula="of:=IF([.B51]&lt;&gt;&quot;&quot;;MIN([.H51];[.K51];[.N51];[.R51];[.U51]);&quot;&quot;)" office:value-type="currency" office:currency="EUR" office:value="2.06" calcext:value-type="currency">
            <text:p>2,060 €</text:p>
          </table:table-cell>
          <table:table-cell table:style-name="ce114" table:formula="of:=[.B51]" office:value-type="float" office:value="2" calcext:value-type="float">
            <text:p>2</text:p>
          </table:table-cell>
          <table:table-cell table:style-name="ce130" table:formula="of:=[.Z51]*[.AA51]" office:value-type="float" office:value="4.12" calcext:value-type="float">
            <text:p>4,12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1]=&quot;Yes&quot;; [.W51];&quot;&quot;)" office:value-type="float" office:value="0" calcext:value-type="float">
            <text:p>0</text:p>
          </table:table-cell>
          <table:table-cell table:style-name="ce104" table:formula="of:=IF([.$AC51]=&quot;Yes&quot;; [.X51];&quot;&quot;)" office:value-type="float" office:value="2" calcext:value-type="float">
            <text:p>2</text:p>
          </table:table-cell>
          <table:table-cell table:style-name="ce130" table:formula="of:=IF([.$AC51]=&quot;Yes&quot;; [.AB51];&quot;&quot;)" office:value-type="float" office:value="4.12" calcext:value-type="float">
            <text:p>4,120</text:p>
          </table:table-cell>
          <table:table-cell table:number-columns-repeated="992"/>
        </table:table-row>
        <table:table-row table:style-name="ro2">
          <table:table-cell table:style-name="ce3" table:formula="of:=[.A51]+1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74LVC1G139DCUR</text:p>
          </table:table-cell>
          <table:table-cell table:style-name="ce25" office:value-type="string" calcext:value-type="string">
            <text:p>VSSOP-8</text:p>
          </table:table-cell>
          <table:table-cell table:style-name="ce15" office:value-type="string" calcext:value-type="string">
            <text:p>IC4</text:p>
          </table:table-cell>
          <table:table-cell table:style-name="ce15" office:value-type="string" calcext:value-type="string">
            <text:p>2147991</text:p>
          </table:table-cell>
          <table:table-cell table:style-name="ce25" office:value-type="string" calcext:value-type="string">
            <text:p>SN74LVC1G139DCUR</text:p>
          </table:table-cell>
          <table:table-cell table:style-name="ce46" office:value-type="float" office:value="0.561" calcext:value-type="float">
            <text:p>0,56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203-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SN74LVC1G139DCUR</text:p>
          </table:table-cell>
          <table:table-cell table:style-name="ce72" office:value-type="float" office:value="0.489" calcext:value-type="float">
            <text:p>0,489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 calcext:value-type="float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 calcext:value-type="string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0.489" calcext:value-type="currency">
            <text:p>0,489 €</text:p>
          </table:table-cell>
          <table:table-cell table:style-name="ce114" table:formula="of:=[.B52]" office:value-type="float" office:value="1" calcext:value-type="float">
            <text:p>1</text:p>
          </table:table-cell>
          <table:table-cell table:style-name="ce130" table:formula="of:=[.Z52]*[.AA52]" office:value-type="float" office:value="0.489" calcext:value-type="float">
            <text:p>0,48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52]=&quot;Yes&quot;; [.W52];&quot;&quot;)" office:value-type="float" office:value="0" calcext:value-type="float">
            <text:p>0</text:p>
          </table:table-cell>
          <table:table-cell table:style-name="ce105" table:formula="of:=IF([.$AC52]=&quot;Yes&quot;; [.X52];&quot;&quot;)" office:value-type="float" office:value="1" calcext:value-type="float">
            <text:p>1</text:p>
          </table:table-cell>
          <table:table-cell table:style-name="ce130" table:formula="of:=IF([.$AC52]=&quot;Yes&quot;; [.AB52];&quot;&quot;)" office:value-type="float" office:value="0.489" calcext:value-type="float">
            <text:p>0,489</text:p>
          </table:table-cell>
          <table:table-cell table:number-columns-repeated="992"/>
        </table:table-row>
        <table:table-row table:style-name="ro2">
          <table:table-cell table:style-name="ce3" table:formula="of:=[.A52]+1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C78L05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5</text:p>
          </table:table-cell>
          <table:table-cell table:style-name="ce14" office:value-type="string" calcext:value-type="string">
            <text:p>2534293</text:p>
          </table:table-cell>
          <table:table-cell table:style-name="ce14" office:value-type="string" calcext:value-type="string">
            <text:p>MC78L05ABDR2G</text:p>
          </table:table-cell>
          <table:table-cell table:style-name="ce45" office:value-type="float" office:value="0.324" calcext:value-type="float">
            <text:p>0,32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78L05ACDR2GOSCT-ND</text:p>
          </table:table-cell>
          <table:table-cell table:style-name="ce71" office:value-type="float" office:value="0.42" calcext:value-type="float">
            <text:p>0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MC78L05ACDR2G</text:p>
          </table:table-cell>
          <table:table-cell table:style-name="ce71" office:value-type="float" office:value="0.306" calcext:value-type="float">
            <text:p>0,30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6-6149</text:p>
          </table:table-cell>
          <table:table-cell table:style-name="ce14" office:value-type="string" calcext:value-type="string">
            <text:p>MC78L05ACDG</text:p>
          </table:table-cell>
          <table:table-cell table:style-name="ce71" office:value-type="float" office:value="0.15" calcext:value-type="float">
            <text:p>0,1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MC78L05ACDG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53]&lt;&gt;&quot;&quot;;&quot;&quot;;[.B53])" office:value-type="float" office:value="1" calcext:value-type="float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0" table:formula="of:=IF([.B53]&lt;&gt;&quot;&quot;;MIN([.H53];[.K53];[.N53];[.R53];[.U53]);&quot;&quot;)" office:value-type="currency" office:currency="EUR" office:value="0.15" calcext:value-type="currency">
            <text:p>0,150 €</text:p>
          </table:table-cell>
          <table:table-cell table:style-name="ce114" table:formula="of:=[.B53]" office:value-type="float" office:value="1" calcext:value-type="float">
            <text:p>1</text:p>
          </table:table-cell>
          <table:table-cell table:style-name="ce130" table:formula="of:=[.Z53]*[.AA53]" office:value-type="float" office:value="0.15" calcext:value-type="float">
            <text:p>0,15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3]=&quot;Yes&quot;; [.W53];&quot;&quot;)" office:value-type="float" office:value="0" calcext:value-type="float">
            <text:p>0</text:p>
          </table:table-cell>
          <table:table-cell table:style-name="ce104" table:formula="of:=IF([.$AC53]=&quot;Yes&quot;; [.X53];&quot;&quot;)" office:value-type="float" office:value="1" calcext:value-type="float">
            <text:p>1</text:p>
          </table:table-cell>
          <table:table-cell table:style-name="ce130" table:formula="of:=IF([.$AC53]=&quot;Yes&quot;; [.AB53];&quot;&quot;)" office:value-type="float" office:value="0.15" calcext:value-type="float">
            <text:p>0,150</text:p>
          </table:table-cell>
          <table:table-cell table:number-columns-repeated="992"/>
        </table:table-row>
        <table:table-row table:style-name="ro2">
          <table:table-cell table:style-name="ce3" table:formula="of:=[.A53]+1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C79L05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6</text:p>
          </table:table-cell>
          <table:table-cell table:style-name="ce15" office:value-type="string" calcext:value-type="string">
            <text:p>2534292</text:p>
          </table:table-cell>
          <table:table-cell table:style-name="ce25" office:value-type="string" calcext:value-type="string">
            <text:p>MC79L05ACDR2G</text:p>
          </table:table-cell>
          <table:table-cell table:style-name="ce46" office:value-type="float" office:value="0.31" calcext:value-type="float">
            <text:p>0,3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MC79L05ABDGOS-ND </text:p>
          </table:table-cell>
          <table:table-cell table:style-name="ce72" office:value-type="float" office:value="0.35" calcext:value-type="float">
            <text:p>0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C79L05ACDR2G</text:p>
          </table:table-cell>
          <table:table-cell table:style-name="ce72" office:value-type="float" office:value="0.358" calcext:value-type="float">
            <text:p>0,358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688-9313</text:p>
          </table:table-cell>
          <table:table-cell table:style-name="ce88" office:value-type="string" calcext:value-type="string">
            <text:p>MC79L05ACDR2G</text:p>
          </table:table-cell>
          <table:table-cell table:style-name="ce72" office:value-type="float" office:value="0.11" calcext:value-type="float">
            <text:p>0,11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MC79L05ACDG</text:p>
          </table:table-cell>
          <table:table-cell table:style-name="ce46" office:value-type="float" office:value="0.2323" calcext:value-type="float">
            <text:p>0,232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54]&lt;&gt;&quot;&quot;;&quot;&quot;;[.B54])" office:value-type="float" office:value="1" calcext:value-type="float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0" table:formula="of:=IF([.B54]&lt;&gt;&quot;&quot;;MIN([.H54];[.K54];[.N54];[.R54];[.U54]);&quot;&quot;)" office:value-type="currency" office:currency="EUR" office:value="0.11" calcext:value-type="currency">
            <text:p>0,110 €</text:p>
          </table:table-cell>
          <table:table-cell table:style-name="ce114" table:formula="of:=[.B54]" office:value-type="float" office:value="1" calcext:value-type="float">
            <text:p>1</text:p>
          </table:table-cell>
          <table:table-cell table:style-name="ce130" table:formula="of:=[.Z54]*[.AA54]" office:value-type="float" office:value="0.11" calcext:value-type="float">
            <text:p>0,11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54]=&quot;Yes&quot;; [.W54];&quot;&quot;)" office:value-type="float" office:value="0" calcext:value-type="float">
            <text:p>0</text:p>
          </table:table-cell>
          <table:table-cell table:style-name="ce105" table:formula="of:=IF([.$AC54]=&quot;Yes&quot;; [.X54];&quot;&quot;)" office:value-type="float" office:value="1" calcext:value-type="float">
            <text:p>1</text:p>
          </table:table-cell>
          <table:table-cell table:style-name="ce130" table:formula="of:=IF([.$AC54]=&quot;Yes&quot;; [.AB54];&quot;&quot;)" office:value-type="float" office:value="0.11" calcext:value-type="float">
            <text:p>0,110</text:p>
          </table:table-cell>
          <table:table-cell table:number-columns-repeated="992"/>
        </table:table-row>
        <table:table-row table:style-name="ro3">
          <table:table-cell table:style-name="ce3" table:formula="of:=[.A54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4" office:value-type="string" calcext:value-type="string">
            <text:p>IC8</text:p>
          </table:table-cell>
          <table:table-cell table:style-name="ce14" office:value-type="string" calcext:value-type="string">
            <text:p>1224413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212" calcext:value-type="float">
            <text:p>0,212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497-8644-1-ND 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M24C32-RMN6TP</text:p>
          </table:table-cell>
          <table:table-cell table:style-name="ce71" office:value-type="float" office:value="0.21" calcext:value-type="float">
            <text:p>0,21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M24C32-WMN6P</text:p>
          </table:table-cell>
          <table:table-cell table:style-name="ce45" office:value-type="float" office:value="0.165" calcext:value-type="float">
            <text:p>0,165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55]&lt;&gt;&quot;&quot;;&quot;&quot;;[.B55])" office:value-type="float" office:value="1" calcext:value-type="float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0" table:formula="of:=IF([.B55]&lt;&gt;&quot;&quot;;MIN([.H55];[.K55];[.N55];[.R55];[.U55]);&quot;&quot;)" office:value-type="currency" office:currency="EUR" office:value="0.165" calcext:value-type="currency">
            <text:p>0,165 €</text:p>
          </table:table-cell>
          <table:table-cell table:style-name="ce114" table:formula="of:=[.B55]" office:value-type="float" office:value="1" calcext:value-type="float">
            <text:p>1</text:p>
          </table:table-cell>
          <table:table-cell table:style-name="ce130" table:formula="of:=[.Z55]*[.AA55]" office:value-type="float" office:value="0.165" calcext:value-type="float">
            <text:p>0,16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5]=&quot;Yes&quot;; [.W55];&quot;&quot;)" office:value-type="float" office:value="0" calcext:value-type="float">
            <text:p>0</text:p>
          </table:table-cell>
          <table:table-cell table:style-name="ce104" table:formula="of:=IF([.$AC55]=&quot;Yes&quot;; [.X55];&quot;&quot;)" office:value-type="float" office:value="1" calcext:value-type="float">
            <text:p>1</text:p>
          </table:table-cell>
          <table:table-cell table:style-name="ce130" table:formula="of:=IF([.$AC55]=&quot;Yes&quot;; [.AB55];&quot;&quot;)" office:value-type="float" office:value="0.165" calcext:value-type="float">
            <text:p>0,165</text:p>
          </table:table-cell>
          <table:table-cell table:number-columns-repeated="992"/>
        </table:table-row>
        <table:table-row table:style-name="ro5">
          <table:table-cell table:style-name="ce3" table:formula="of:=[.A55]+1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L072D</text:p>
          </table:table-cell>
          <table:table-cell table:style-name="ce25" office:value-type="string" calcext:value-type="string">
            <text:p>SOIC-8</text:p>
          </table:table-cell>
          <table:table-cell table:style-name="ce15" office:value-type="string" calcext:value-type="string">
            <text:p>IC9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/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5">
          <table:table-cell table:style-name="ce3" table:formula="of:=[.A56]+1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907" calcext:value-type="float">
            <text:p>4907</text:p>
          </table:table-cell>
          <table:table-cell table:style-name="ce24" office:value-type="string" calcext:value-type="string">
            <text:p><text:span text:style-name="T3">THT</text:span>, PCB terminal; 4.8mm</text:p>
          </table:table-cell>
          <table:table-cell table:style-name="ce14" office:value-type="string" calcext:value-type="string">
            <text:p>J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3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4-4907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61-1537-11/0031</text:p>
          </table:table-cell>
          <table:table-cell table:style-name="ce45" office:value-type="float" office:value="0.0487" calcext:value-type="float">
            <text:p>0,049</text:p>
          </table:table-cell>
          <table:table-cell table:style-name="ce78" office:value-type="float" office:value="10" calcext:value-type="float">
            <text:p>10</text:p>
          </table:table-cell>
          <table:table-cell table:style-name="ce104" table:formula="of:=[.B57]" office:value-type="float" office:value="1" calcext:value-type="float">
            <text:p>1</text:p>
          </table:table-cell>
          <table:table-cell table:style-name="ce78" table:formula="of:=IF([.W57]&lt;&gt;&quot;&quot;;&quot;&quot;;[.B57])">
            <text:p/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0" table:formula="of:=IF([.B57]&lt;&gt;&quot;&quot;;MIN([.H57];[.K57];[.N57];[.R57];[.U57]);&quot;&quot;)" office:value-type="currency" office:currency="EUR" office:value="0.0487" calcext:value-type="currency">
            <text:p>0,049 €</text:p>
          </table:table-cell>
          <table:table-cell table:style-name="ce114" table:formula="of:=[.B57]" office:value-type="float" office:value="1" calcext:value-type="float">
            <text:p>1</text:p>
          </table:table-cell>
          <table:table-cell table:style-name="ce130" table:formula="of:=[.Z57]*[.AA57]" office:value-type="float" office:value="0.0487" calcext:value-type="float">
            <text:p>0,04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7]=&quot;Yes&quot;; [.W57];&quot;&quot;)" office:value-type="float" office:value="1" calcext:value-type="float">
            <text:p>1</text:p>
          </table:table-cell>
          <table:table-cell table:style-name="ce104" table:formula="of:=IF([.$AC57]=&quot;Yes&quot;; [.X57];&quot;&quot;)">
            <text:p/>
          </table:table-cell>
          <table:table-cell table:style-name="ce130" table:formula="of:=IF([.$AC57]=&quot;Yes&quot;; [.AB57];&quot;&quot;)" office:value-type="float" office:value="0.0487" calcext:value-type="float">
            <text:p>0,049</text:p>
          </table:table-cell>
          <table:table-cell table:number-columns-repeated="992"/>
        </table:table-row>
        <table:table-row table:style-name="ro3">
          <table:table-cell table:style-name="ce3" table:formula="of:=[.A57]+1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CR7350R or BSM-420-R</text:p>
          </table:table-cell>
          <table:table-cell table:style-name="ce25" office:value-type="string" calcext:value-type="string">
            <text:p><text:span text:style-name="T3">THT</text:span>, binding post 4 mm; red</text:p>
          </table:table-cell>
          <table:table-cell table:style-name="ce15" office:value-type="string" calcext:value-type="string">
            <text:p>J2</text:p>
          </table:table-cell>
          <table:table-cell table:style-name="ce15" office:value-type="string" calcext:value-type="string">
            <text:p>1854508</text:p>
          </table:table-cell>
          <table:table-cell table:style-name="ce25" office:value-type="string" calcext:value-type="string">
            <text:p>FCR7350R</text:p>
          </table:table-cell>
          <table:table-cell table:style-name="ce46" office:value-type="float" office:value="6.17" calcext:value-type="float">
            <text:p>6,1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144-1450</text:p>
          </table:table-cell>
          <table:table-cell table:style-name="ce88" office:value-type="string" calcext:value-type="string">
            <text:p>SWEB 8094 Au / RT</text:p>
          </table:table-cell>
          <table:table-cell table:style-name="ce72" office:value-type="float" office:value="4.64" calcext:value-type="float">
            <text:p>4,64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BSM-420-R</text:p>
          </table:table-cell>
          <table:table-cell table:style-name="ce46" office:value-type="float" office:value="1.426" calcext:value-type="float">
            <text:p>1,426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8]" office:value-type="float" office:value="1" calcext:value-type="float">
            <text:p>1</text:p>
          </table:table-cell>
          <table:table-cell table:style-name="ce79" table:formula="of:=IF([.W58]&lt;&gt;&quot;&quot;;&quot;&quot;;[.B58])">
            <text:p/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0" table:formula="of:=IF([.B58]&lt;&gt;&quot;&quot;;MIN([.H58];[.K58];[.N58];[.R58];[.U58]);&quot;&quot;)" office:value-type="currency" office:currency="EUR" office:value="1.426" calcext:value-type="currency">
            <text:p>1,426 €</text:p>
          </table:table-cell>
          <table:table-cell table:style-name="ce114" table:formula="of:=[.B58]" office:value-type="float" office:value="1" calcext:value-type="float">
            <text:p>1</text:p>
          </table:table-cell>
          <table:table-cell table:style-name="ce130" table:formula="of:=[.Z58]*[.AA58]" office:value-type="float" office:value="1.426" calcext:value-type="float">
            <text:p>1,426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58]=&quot;Yes&quot;; [.W58];&quot;&quot;)" office:value-type="float" office:value="1" calcext:value-type="float">
            <text:p>1</text:p>
          </table:table-cell>
          <table:table-cell table:style-name="ce105" table:formula="of:=IF([.$AC58]=&quot;Yes&quot;; [.X58];&quot;&quot;)">
            <text:p/>
          </table:table-cell>
          <table:table-cell table:style-name="ce130" table:formula="of:=IF([.$AC58]=&quot;Yes&quot;; [.AB58];&quot;&quot;)" office:value-type="float" office:value="1.426" calcext:value-type="float">
            <text:p>1,426</text:p>
          </table:table-cell>
          <table:table-cell table:number-columns-repeated="992"/>
        </table:table-row>
        <table:table-row table:style-name="ro3">
          <table:table-cell table:style-name="ce3" table:formula="of:=[.A58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CR7350B or BSM-420-B</text:p>
          </table:table-cell>
          <table:table-cell table:style-name="ce24" office:value-type="string" calcext:value-type="string">
            <text:p><text:span text:style-name="T3">THT</text:span>, binding post 4 mm; black</text:p>
          </table:table-cell>
          <table:table-cell table:style-name="ce14" office:value-type="string" calcext:value-type="string">
            <text:p>J3</text:p>
          </table:table-cell>
          <table:table-cell table:style-name="ce14" office:value-type="string" calcext:value-type="string">
            <text:p>1854507 </text:p>
          </table:table-cell>
          <table:table-cell table:style-name="ce14" office:value-type="string" calcext:value-type="string">
            <text:p>FCR7350B</text:p>
          </table:table-cell>
          <table:table-cell table:style-name="ce45" office:value-type="float" office:value="5.75" calcext:value-type="float">
            <text:p>5,7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144-1451</text:p>
          </table:table-cell>
          <table:table-cell table:style-name="ce14" office:value-type="string" calcext:value-type="string">
            <text:p>SWEB 8094 Au / SW</text:p>
          </table:table-cell>
          <table:table-cell table:style-name="ce71" office:value-type="float" office:value="4.64" calcext:value-type="float">
            <text:p>4,6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SM-420-B</text:p>
          </table:table-cell>
          <table:table-cell table:style-name="ce45" office:value-type="float" office:value="1.86" calcext:value-type="float">
            <text:p>1,86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59]" office:value-type="float" office:value="1" calcext:value-type="float">
            <text:p>1</text:p>
          </table:table-cell>
          <table:table-cell table:style-name="ce78" table:formula="of:=IF([.W59]&lt;&gt;&quot;&quot;;&quot;&quot;;[.B59])">
            <text:p/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0" table:formula="of:=IF([.B59]&lt;&gt;&quot;&quot;;MIN([.H59];[.K59];[.N59];[.R59];[.U59]);&quot;&quot;)" office:value-type="currency" office:currency="EUR" office:value="1.86" calcext:value-type="currency">
            <text:p>1,860 €</text:p>
          </table:table-cell>
          <table:table-cell table:style-name="ce114" table:formula="of:=[.B59]" office:value-type="float" office:value="1" calcext:value-type="float">
            <text:p>1</text:p>
          </table:table-cell>
          <table:table-cell table:style-name="ce130" table:formula="of:=[.Z59]*[.AA59]" office:value-type="float" office:value="1.86" calcext:value-type="float">
            <text:p>1,86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59]=&quot;Yes&quot;; [.W59];&quot;&quot;)" office:value-type="float" office:value="1" calcext:value-type="float">
            <text:p>1</text:p>
          </table:table-cell>
          <table:table-cell table:style-name="ce104" table:formula="of:=IF([.$AC59]=&quot;Yes&quot;; [.X59];&quot;&quot;)">
            <text:p/>
          </table:table-cell>
          <table:table-cell table:style-name="ce130" table:formula="of:=IF([.$AC59]=&quot;Yes&quot;; [.AB59];&quot;&quot;)" office:value-type="float" office:value="1.86" calcext:value-type="float">
            <text:p>1,860</text:p>
          </table:table-cell>
          <table:table-cell table:number-columns-repeated="992"/>
        </table:table-row>
        <table:table-row table:style-name="ro3">
          <table:table-cell table:style-name="ce3" table:formula="of:=[.A59]+1" office:value-type="float" office:value="54" calcext:value-type="float">
            <text:p>5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0R</text:p>
          </table:table-cell>
          <table:table-cell table:style-name="ce25" office:value-type="string" calcext:value-type="string">
            <text:p>0805, <text:span text:style-name="T2">see Note 2</text:span></text:p>
          </table:table-cell>
          <table:table-cell table:style-name="ce15" office:value-type="string" calcext:value-type="string">
            <text:p>JP2, JP3, JP4</text:p>
          </table:table-cell>
          <table:table-cell table:style-name="ce15" office:value-type="string" calcext:value-type="string">
            <text:p>2747563</text:p>
          </table:table-cell>
          <table:table-cell table:style-name="ce25" office:value-type="string" calcext:value-type="string">
            <text:p>MCWR08X0000FTL</text:p>
          </table:table-cell>
          <table:table-cell table:style-name="ce46" office:value-type="float" office:value="0.0062" calcext:value-type="float">
            <text:p>0,00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ZT0R00CT-ND</text:p>
          </table:table-cell>
          <table:table-cell table:style-name="ce72" office:value-type="float" office:value="0.019" calcext:value-type="float">
            <text:p>0,01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0RL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CQ0805-0R-1%</text:p>
          </table:table-cell>
          <table:table-cell table:style-name="ce46" office:value-type="float" office:value="0.02766" calcext:value-type="float">
            <text:p>0,02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office:value-type="float" office:value="0" calcext:value-type="float">
            <text:p>0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Farnell" calcext:value-type="string">
            <text:p>Farnell</text:p>
          </table:table-cell>
          <table:table-cell table:style-name="ce120" table:formula="of:=IF([.B60]&lt;&gt;&quot;&quot;;MIN([.H60];[.K60];[.N60];[.R60];[.U60]);&quot;&quot;)" office:value-type="currency" office:currency="EUR" office:value="0.0062" calcext:value-type="currency">
            <text:p>0,006 €</text:p>
          </table:table-cell>
          <table:table-cell table:style-name="ce114" table:formula="of:=[.B60]" office:value-type="float" office:value="3" calcext:value-type="float">
            <text:p>3</text:p>
          </table:table-cell>
          <table:table-cell table:style-name="ce130"/>
          <table:table-cell table:style-name="ce138" office:value-type="string" calcext:value-type="string">
            <text:p>Yes</text:p>
          </table:table-cell>
          <table:table-cell table:style-name="ce105"/>
          <table:table-cell table:style-name="ce105" office:value-type="float" office:value="3" calcext:value-type="float">
            <text:p>3</text:p>
          </table:table-cell>
          <table:table-cell table:style-name="ce130" table:formula="of:=IF([.$AC60]=&quot;Yes&quot;; [.AA60]*[.Z60];&quot;&quot;)" office:value-type="float" office:value="0.0186" calcext:value-type="float">
            <text:p>0,019</text:p>
          </table:table-cell>
          <table:table-cell table:number-columns-repeated="992"/>
        </table:table-row>
        <table:table-row table:style-name="ro5">
          <table:table-cell table:style-name="ce3" table:formula="of:=[.A60]+1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G6K-2F-5DC</text:p>
          </table:table-cell>
          <table:table-cell table:style-name="ce24" office:value-type="string" calcext:value-type="string">
            <text:p>Miniature relay, non-latching</text:p>
          </table:table-cell>
          <table:table-cell table:style-name="ce14" office:value-type="string" calcext:value-type="string">
            <text:p>K1</text:p>
          </table:table-cell>
          <table:table-cell table:style-name="ce14" office:value-type="string" calcext:value-type="string">
            <text:p>4446185</text:p>
          </table:table-cell>
          <table:table-cell table:style-name="ce14" office:value-type="string" calcext:value-type="string">
            <text:p>G6K-2F 5DC</text:p>
          </table:table-cell>
          <table:table-cell table:style-name="ce45" office:value-type="float" office:value="2.94" calcext:value-type="float">
            <text:p>2,94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Z128-ND</text:p>
          </table:table-cell>
          <table:table-cell table:style-name="ce71" office:value-type="float" office:value="3.43" calcext:value-type="float">
            <text:p>3,4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3-G6K-2F-DC5</text:p>
          </table:table-cell>
          <table:table-cell table:style-name="ce71" office:value-type="float" office:value="3.37" calcext:value-type="float">
            <text:p>3,37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65-0361</text:p>
          </table:table-cell>
          <table:table-cell table:style-name="ce14" office:value-type="string" calcext:value-type="string">
            <text:p>G6K-2F-Y 5DC</text:p>
          </table:table-cell>
          <table:table-cell table:style-name="ce71" office:value-type="float" office:value="5.94" calcext:value-type="float">
            <text:p>5,9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G6K-2F-5DC </text:p>
          </table:table-cell>
          <table:table-cell table:style-name="ce45" office:value-type="float" office:value="1.85" calcext:value-type="float">
            <text:p>1,85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1" calcext:value-type="float">
            <text:p>1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1.85" calcext:value-type="currency">
            <text:p>1,850 €</text:p>
          </table:table-cell>
          <table:table-cell table:style-name="ce114" table:formula="of:=[.B61]" office:value-type="float" office:value="1" calcext:value-type="float">
            <text:p>1</text:p>
          </table:table-cell>
          <table:table-cell table:style-name="ce130" table:formula="of:=[.Z61]*[.AA61]" office:value-type="float" office:value="1.85" calcext:value-type="float">
            <text:p>1,85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61]=&quot;Yes&quot;; [.W61];&quot;&quot;)">
            <text:p/>
          </table:table-cell>
          <table:table-cell table:style-name="ce104" table:formula="of:=IF([.$AC61]=&quot;Yes&quot;; [.X61];&quot;&quot;)">
            <text:p/>
          </table:table-cell>
          <table:table-cell table:style-name="ce130" table:formula="of:=IF([.$AC61]=&quot;Yes&quot;; [.AB6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1]+1" office:value-type="float" office:value="56" calcext:value-type="float">
            <text:p>5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N112-4-02-0M7</text:p>
          </table:table-cell>
          <table:table-cell table:style-name="ce25" office:value-type="string" calcext:value-type="string">
            <text:p><text:span text:style-name="T3">THT</text:span>; RN112</text:p>
          </table:table-cell>
          <table:table-cell table:style-name="ce15" office:value-type="string" calcext:value-type="string">
            <text:p>L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817-2100-ND</text:p>
          </table:table-cell>
          <table:table-cell table:style-name="ce72" office:value-type="float" office:value="1.56" calcext:value-type="float">
            <text:p>1,5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31-RN112-4-02-0M7</text:p>
          </table:table-cell>
          <table:table-cell table:style-name="ce72" office:value-type="float" office:value="1.4" calcext:value-type="float">
            <text:p>1,40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62]" office:value-type="float" office:value="1" calcext:value-type="float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0" table:formula="of:=IF([.B62]&lt;&gt;&quot;&quot;;MIN([.H62];[.K62];[.N62];[.R62];[.U62]);&quot;&quot;)" office:value-type="currency" office:currency="EUR" office:value="1.4" calcext:value-type="currency">
            <text:p>1,400 €</text:p>
          </table:table-cell>
          <table:table-cell table:style-name="ce114" table:formula="of:=[.B62]" office:value-type="float" office:value="1" calcext:value-type="float">
            <text:p>1</text:p>
          </table:table-cell>
          <table:table-cell table:style-name="ce130" table:formula="of:=[.Z62]*[.AA62]" office:value-type="float" office:value="1.4" calcext:value-type="float">
            <text:p>1,40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2]=&quot;Yes&quot;; [.W62];&quot;&quot;)" office:value-type="float" office:value="1" calcext:value-type="float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1.4" calcext:value-type="float">
            <text:p>1,400</text:p>
          </table:table-cell>
          <table:table-cell table:number-columns-repeated="992"/>
        </table:table-row>
        <table:table-row table:style-name="ro2">
          <table:table-cell table:style-name="ce3" table:formula="of:=[.A62]+1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25CDMCCDS-330MC</text:p>
          </table:table-cell>
          <table:table-cell table:style-name="ce24" office:value-type="string" calcext:value-type="string">
            <text:p>Power inductor</text:p>
          </table:table-cell>
          <table:table-cell table:style-name="ce14" office:value-type="string" calcext:value-type="string">
            <text:p>L2</text:p>
          </table:table-cell>
          <table:table-cell table:style-name="ce14" office:value-type="string" calcext:value-type="string">
            <text:p>2211631</text:p>
          </table:table-cell>
          <table:table-cell table:style-name="ce14" office:value-type="string" calcext:value-type="string">
            <text:p>7443551331</text:p>
          </table:table-cell>
          <table:table-cell table:style-name="ce45" office:value-type="float" office:value="3.93" calcext:value-type="float">
            <text:p>3,9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08-2568-1-ND </text:p>
          </table:table-cell>
          <table:table-cell table:style-name="ce71" office:value-type="float" office:value="1.51" calcext:value-type="float">
            <text:p>1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51-125CDMCCDS330MC</text:p>
          </table:table-cell>
          <table:table-cell table:style-name="ce71" office:value-type="float" office:value="1.59" calcext:value-type="float">
            <text:p>1,5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63]&lt;&gt;&quot;&quot;;&quot;&quot;;[.B63])" office:value-type="float" office:value="1" calcext:value-type="float">
            <text:p>1</text:p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Digikey" calcext:value-type="string">
            <text:p>Digikey</text:p>
          </table:table-cell>
          <table:table-cell table:style-name="ce120" table:formula="of:=IF([.B63]&lt;&gt;&quot;&quot;;MIN([.H63];[.K63];[.N63];[.R63];[.U63]);&quot;&quot;)" office:value-type="currency" office:currency="EUR" office:value="1.51" calcext:value-type="currency">
            <text:p>1,510 €</text:p>
          </table:table-cell>
          <table:table-cell table:style-name="ce114" table:formula="of:=[.B63]" office:value-type="float" office:value="1" calcext:value-type="float">
            <text:p>1</text:p>
          </table:table-cell>
          <table:table-cell table:style-name="ce130" table:formula="of:=[.Z63]*[.AA63]" office:value-type="float" office:value="1.51" calcext:value-type="float">
            <text:p>1,51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63]=&quot;Yes&quot;; [.W63];&quot;&quot;)" office:value-type="float" office:value="0" calcext:value-type="float">
            <text:p>0</text:p>
          </table:table-cell>
          <table:table-cell table:style-name="ce104" table:formula="of:=IF([.$AC63]=&quot;Yes&quot;; [.X63];&quot;&quot;)" office:value-type="float" office:value="1" calcext:value-type="float">
            <text:p>1</text:p>
          </table:table-cell>
          <table:table-cell table:style-name="ce130" table:formula="of:=IF([.$AC63]=&quot;Yes&quot;; [.AB63];&quot;&quot;)" office:value-type="float" office:value="1.51" calcext:value-type="float">
            <text:p>1,510</text:p>
          </table:table-cell>
          <table:table-cell table:number-columns-repeated="992"/>
        </table:table-row>
        <table:table-row table:style-name="ro3">
          <table:table-cell table:style-name="ce3" table:formula="of:=[.A63]+1" office:value-type="float" office:value="58" calcext:value-type="float">
            <text:p>5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VLS6045AF-3R3N</text:p>
          </table:table-cell>
          <table:table-cell table:style-name="ce25" office:value-type="string" calcext:value-type="string">
            <text:p>Power inductor</text:p>
          </table:table-cell>
          <table:table-cell table:style-name="ce15" office:value-type="string" calcext:value-type="string">
            <text:p>L3</text:p>
          </table:table-cell>
          <table:table-cell table:style-name="ce15" office:value-type="string" calcext:value-type="string">
            <text:p>1741325</text:p>
          </table:table-cell>
          <table:table-cell table:style-name="ce25" office:value-type="string" calcext:value-type="string">
            <text:p>IHLP2020CZER3R3M11 </text:p>
          </table:table-cell>
          <table:table-cell table:style-name="ce46" office:value-type="float" office:value="1.94" calcext:value-type="float">
            <text:p>1,94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445-180834-1-ND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10-VLS6045AF-3R3N</text:p>
          </table:table-cell>
          <table:table-cell table:style-name="ce72" office:value-type="float" office:value="0.51" calcext:value-type="float">
            <text:p>0,51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HPI0630-3R3</text:p>
          </table:table-cell>
          <table:table-cell table:style-name="ce46" office:value-type="float" office:value="0.3352" calcext:value-type="float">
            <text:p>0,335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64]&lt;&gt;&quot;&quot;;&quot;&quot;;[.B64])" office:value-type="float" office:value="1" calcext:value-type="float">
            <text:p>1</text:p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0.3352" calcext:value-type="currency">
            <text:p>0,335 €</text:p>
          </table:table-cell>
          <table:table-cell table:style-name="ce114" table:formula="of:=[.B64]" office:value-type="float" office:value="1" calcext:value-type="float">
            <text:p>1</text:p>
          </table:table-cell>
          <table:table-cell table:style-name="ce130" table:formula="of:=[.Z64]*[.AA64]" office:value-type="float" office:value="0.3352" calcext:value-type="float">
            <text:p>0,335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4]=&quot;Yes&quot;; [.W64];&quot;&quot;)" office:value-type="float" office:value="0" calcext:value-type="float">
            <text:p>0</text:p>
          </table:table-cell>
          <table:table-cell table:style-name="ce105" table:formula="of:=IF([.$AC64]=&quot;Yes&quot;; [.X64];&quot;&quot;)" office:value-type="float" office:value="1" calcext:value-type="float">
            <text:p>1</text:p>
          </table:table-cell>
          <table:table-cell table:style-name="ce130" table:formula="of:=IF([.$AC64]=&quot;Yes&quot;; [.AB64];&quot;&quot;)" office:value-type="float" office:value="0.3352" calcext:value-type="float">
            <text:p>0,335</text:p>
          </table:table-cell>
          <table:table-cell table:number-columns-repeated="992"/>
        </table:table-row>
        <table:table-row table:style-name="ro3">
          <table:table-cell table:style-name="ce3" table:formula="of:=[.A64]+1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934MD/2LID</text:p>
          </table:table-cell>
          <table:table-cell table:style-name="ce24" office:value-type="string" calcext:value-type="string">
            <text:p><text:span text:style-name="T3">THT</text:span>, dual (red/red) 3 mm LED</text:p>
          </table:table-cell>
          <table:table-cell table:style-name="ce1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2000-ND </text:p>
          </table:table-cell>
          <table:table-cell table:style-name="ce71" office:value-type="float" office:value="0.92" calcext:value-type="float">
            <text:p>0,9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2LI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65]" office:value-type="float" office:value="1" calcext:value-type="float">
            <text:p>1</text:p>
          </table:table-cell>
          <table:table-cell table:style-name="ce78" table:formula="of:=IF([.W65]&lt;&gt;&quot;&quot;;&quot;&quot;;[.B65])">
            <text:p/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Digikey" calcext:value-type="string">
            <text:p>Digikey</text:p>
          </table:table-cell>
          <table:table-cell table:style-name="ce120" table:formula="of:=IF([.B65]&lt;&gt;&quot;&quot;;MIN([.H65];[.K65];[.N65];[.R65];[.U65]);&quot;&quot;)" office:value-type="currency" office:currency="EUR" office:value="0.92" calcext:value-type="currency">
            <text:p>0,920 €</text:p>
          </table:table-cell>
          <table:table-cell table:style-name="ce114" table:formula="of:=[.B65]" office:value-type="float" office:value="1" calcext:value-type="float">
            <text:p>1</text:p>
          </table:table-cell>
          <table:table-cell table:style-name="ce130" table:formula="of:=[.Z65]*[.AA65]" office:value-type="float" office:value="0.92" calcext:value-type="float">
            <text:p>0,92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65]+1" office:value-type="float" office:value="60" calcext:value-type="float">
            <text:p>6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WP42WUM/EGW</text:p>
          </table:table-cell>
          <table:table-cell table:style-name="ce25" office:value-type="string" calcext:value-type="string">
            <text:p><text:span text:style-name="T3">THT</text:span>, dual (green/red) 3 mm LED</text:p>
          </table:table-cell>
          <table:table-cell table:style-name="ce15" office:value-type="string" calcext:value-type="string">
            <text:p>LED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54-1718-ND</text:p>
          </table:table-cell>
          <table:table-cell table:style-name="ce72" office:value-type="float" office:value="0.93" calcext:value-type="float">
            <text:p>0,9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04-WP42WUM/EGW</text:p>
          </table:table-cell>
          <table:table-cell table:style-name="ce72" office:value-type="float" office:value="0.926" calcext:value-type="float">
            <text:p>0,92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L-42WUM/1EGWT</text:p>
          </table:table-cell>
          <table:table-cell table:style-name="ce46" office:value-type="float" office:value="0.501" calcext:value-type="float">
            <text:p>0,501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66]" office:value-type="float" office:value="1" calcext:value-type="float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0" table:formula="of:=IF([.B66]&lt;&gt;&quot;&quot;;MIN([.H66];[.K66];[.N66];[.R66];[.U66]);&quot;&quot;)" office:value-type="currency" office:currency="EUR" office:value="0.501" calcext:value-type="currency">
            <text:p>0,501 €</text:p>
          </table:table-cell>
          <table:table-cell table:style-name="ce114" table:formula="of:=[.B66]" office:value-type="float" office:value="1" calcext:value-type="float">
            <text:p>1</text:p>
          </table:table-cell>
          <table:table-cell table:style-name="ce130" table:formula="of:=[.Z66]*[.AA66]" office:value-type="float" office:value="0.501" calcext:value-type="float">
            <text:p>0,501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6]=&quot;Yes&quot;; [.W66];&quot;&quot;)" office:value-type="float" office:value="1" calcext:value-type="float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0.501" calcext:value-type="float">
            <text:p>0,501</text:p>
          </table:table-cell>
          <table:table-cell table:number-columns-repeated="992"/>
        </table:table-row>
        <table:table-row table:style-name="ro3">
          <table:table-cell table:style-name="ce3" table:formula="of:=[.A66]+1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WP934MD/LYLID</text:p>
          </table:table-cell>
          <table:table-cell table:style-name="ce24" office:value-type="string" calcext:value-type="string">
            <text:p><text:span text:style-name="T3">THT</text:span>, dual (yellow/red) 3 mm LED</text:p>
          </table:table-cell>
          <table:table-cell table:style-name="ce14" office:value-type="string" calcext:value-type="string">
            <text:p>LED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754-2008-ND</text:p>
          </table:table-cell>
          <table:table-cell table:style-name="ce71" office:value-type="float" office:value="0.99" calcext:value-type="float">
            <text:p>0,9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04-WP934MDLYLID</text:p>
          </table:table-cell>
          <table:table-cell table:style-name="ce71" office:value-type="float" office:value="0.795" calcext:value-type="float">
            <text:p>0,79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67]" office:value-type="float" office:value="1" calcext:value-type="float">
            <text:p>1</text:p>
          </table:table-cell>
          <table:table-cell table:style-name="ce78" table:formula="of:=IF([.W67]&lt;&gt;&quot;&quot;;&quot;&quot;;[.B67])">
            <text:p/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Mouser" calcext:value-type="string">
            <text:p>Mouser</text:p>
          </table:table-cell>
          <table:table-cell table:style-name="ce120" table:formula="of:=IF([.B67]&lt;&gt;&quot;&quot;;MIN([.H67];[.K67];[.N67];[.R67];[.U67]);&quot;&quot;)" office:value-type="currency" office:currency="EUR" office:value="0.795" calcext:value-type="currency">
            <text:p>0,795 €</text:p>
          </table:table-cell>
          <table:table-cell table:style-name="ce114" table:formula="of:=[.B67]" office:value-type="float" office:value="1" calcext:value-type="float">
            <text:p>1</text:p>
          </table:table-cell>
          <table:table-cell table:style-name="ce130" table:formula="of:=[.Z67]*[.AA67]" office:value-type="float" office:value="0.795" calcext:value-type="float">
            <text:p>0,79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67]=&quot;Yes&quot;; [.W67];&quot;&quot;)" office:value-type="float" office:value="1" calcext:value-type="float">
            <text:p>1</text:p>
          </table:table-cell>
          <table:table-cell table:style-name="ce104" table:formula="of:=IF([.$AC67]=&quot;Yes&quot;; [.X67];&quot;&quot;)">
            <text:p/>
          </table:table-cell>
          <table:table-cell table:style-name="ce130" table:formula="of:=IF([.$AC67]=&quot;Yes&quot;; [.AB67];&quot;&quot;)" office:value-type="float" office:value="0.795" calcext:value-type="float">
            <text:p>0,795</text:p>
          </table:table-cell>
          <table:table-cell table:number-columns-repeated="992"/>
        </table:table-row>
        <table:table-row table:style-name="ro3">
          <table:table-cell table:style-name="ce3" table:formula="of:=[.A67]+1" office:value-type="float" office:value="62" calcext:value-type="float">
            <text:p>6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UD19P06-60</text:p>
          </table:table-cell>
          <table:table-cell table:style-name="ce25" office:value-type="string" calcext:value-type="string">
            <text:p>DPAK</text:p>
          </table:table-cell>
          <table:table-cell table:style-name="ce15" office:value-type="string" calcext:value-type="string">
            <text:p>Q1</text:p>
          </table:table-cell>
          <table:table-cell table:style-name="ce15" office:value-type="string" calcext:value-type="string">
            <text:p>2101465</text:p>
          </table:table-cell>
          <table:table-cell table:style-name="ce25" office:value-type="string" calcext:value-type="string">
            <text:p>SUD19P06-60-GE3</text:p>
          </table:table-cell>
          <table:table-cell table:style-name="ce46" office:value-type="float" office:value="0.965" calcext:value-type="float">
            <text:p>0,965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SUD19P06-60-GE3CT-ND</text:p>
          </table:table-cell>
          <table:table-cell table:style-name="ce72" office:value-type="float" office:value="1.2" calcext:value-type="float">
            <text:p>1,2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SUD19P06-60-GE3 </text:p>
          </table:table-cell>
          <table:table-cell table:style-name="ce72" office:value-type="float" office:value="1.04" calcext:value-type="float">
            <text:p>1,0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7995</text:p>
          </table:table-cell>
          <table:table-cell table:style-name="ce88" office:value-type="string" calcext:value-type="string">
            <text:p>SUD19P06-60-GE3</text:p>
          </table:table-cell>
          <table:table-cell table:style-name="ce72" office:value-type="float" office:value="0.96" calcext:value-type="float">
            <text:p>0,960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SUD19P06-60-GE3</text:p>
          </table:table-cell>
          <table:table-cell table:style-name="ce46" office:value-type="float" office:value="0.74" calcext:value-type="float">
            <text:p>0,74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 calcext:value-type="float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 calcext:value-type="string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74" calcext:value-type="currency">
            <text:p>0,740 €</text:p>
          </table:table-cell>
          <table:table-cell table:style-name="ce114" table:formula="of:=[.B68]" office:value-type="float" office:value="1" calcext:value-type="float">
            <text:p>1</text:p>
          </table:table-cell>
          <table:table-cell table:style-name="ce130" table:formula="of:=[.Z68]*[.AA68]" office:value-type="float" office:value="0.74" calcext:value-type="float">
            <text:p>0,74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68]=&quot;Yes&quot;; [.W68];&quot;&quot;)" office:value-type="float" office:value="0" calcext:value-type="float">
            <text:p>0</text:p>
          </table:table-cell>
          <table:table-cell table:style-name="ce105" table:formula="of:=IF([.$AC68]=&quot;Yes&quot;; [.X68];&quot;&quot;)" office:value-type="float" office:value="1" calcext:value-type="float">
            <text:p>1</text:p>
          </table:table-cell>
          <table:table-cell table:style-name="ce130" table:formula="of:=IF([.$AC68]=&quot;Yes&quot;; [.AB68];&quot;&quot;)" office:value-type="float" office:value="0.74" calcext:value-type="float">
            <text:p>0,740</text:p>
          </table:table-cell>
          <table:table-cell table:number-columns-repeated="992"/>
        </table:table-row>
        <table:table-row table:style-name="ro2">
          <table:table-cell table:style-name="ce3" table:formula="of:=[.A68]+1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SMN0R9-25YLC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0, Q11</text:p>
          </table:table-cell>
          <table:table-cell table:style-name="ce14" office:value-type="string" calcext:value-type="string">
            <text:p>1895396</text:p>
          </table:table-cell>
          <table:table-cell table:style-name="ce14" office:value-type="string" calcext:value-type="string">
            <text:p>PSMN0R9-25YLC,115 </text:p>
          </table:table-cell>
          <table:table-cell table:style-name="ce45" office:value-type="float" office:value="1.3" calcext:value-type="float">
            <text:p>1,30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5292-1-ND</text:p>
          </table:table-cell>
          <table:table-cell table:style-name="ce71" office:value-type="float" office:value="1.27" calcext:value-type="float">
            <text:p>1,2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R925YLC115</text:p>
          </table:table-cell>
          <table:table-cell table:style-name="ce71" office:value-type="float" office:value="1.32" calcext:value-type="float">
            <text:p>1,3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8-2895</text:p>
          </table:table-cell>
          <table:table-cell table:style-name="ce14" office:value-type="string" calcext:value-type="string">
            <text:p>PSMN0R9-25YLC,115</text:p>
          </table:table-cell>
          <table:table-cell table:style-name="ce71" office:value-type="float" office:value="1.537" calcext:value-type="float">
            <text:p>1,537</text:p>
          </table:table-cell>
          <table:table-cell table:style-name="ce78" office:value-type="float" office:value="3" calcext:value-type="float">
            <text:p>3</text:p>
          </table:table-cell>
          <table:table-cell table:style-name="ce14" office:value-type="string" calcext:value-type="string">
            <text:p>PSMN0R9-25YLC.115</text:p>
          </table:table-cell>
          <table:table-cell table:style-name="ce45" office:value-type="float" office:value="0.7088" calcext:value-type="float">
            <text:p>0,709</text:p>
          </table:table-cell>
          <table:table-cell table:style-name="ce78" office:value-type="float" office:value="2" calcext:value-type="float">
            <text:p>2</text:p>
          </table:table-cell>
          <table:table-cell table:style-name="ce104"/>
          <table:table-cell table:style-name="ce78" table:formula="of:=IF([.W69]&lt;&gt;&quot;&quot;;&quot;&quot;;[.B69])" office:value-type="float" office:value="2" calcext:value-type="float">
            <text:p>2</text:p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0" table:formula="of:=IF([.B69]&lt;&gt;&quot;&quot;;MIN([.H69];[.K69];[.N69];[.R69];[.U69]);&quot;&quot;)" office:value-type="currency" office:currency="EUR" office:value="0.7088" calcext:value-type="currency">
            <text:p>0,709 €</text:p>
          </table:table-cell>
          <table:table-cell table:style-name="ce114" table:formula="of:=[.B69]" office:value-type="float" office:value="2" calcext:value-type="float">
            <text:p>2</text:p>
          </table:table-cell>
          <table:table-cell table:style-name="ce130" table:formula="of:=[.Z69]*[.AA69]" office:value-type="float" office:value="1.4176" calcext:value-type="float">
            <text:p>1,41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69]=&quot;Yes&quot;; [.W69];&quot;&quot;)" office:value-type="float" office:value="0" calcext:value-type="float">
            <text:p>0</text:p>
          </table:table-cell>
          <table:table-cell table:style-name="ce104" table:formula="of:=IF([.$AC69]=&quot;Yes&quot;; [.X69];&quot;&quot;)" office:value-type="float" office:value="2" calcext:value-type="float">
            <text:p>2</text:p>
          </table:table-cell>
          <table:table-cell table:style-name="ce130" table:formula="of:=IF([.$AC69]=&quot;Yes&quot;; [.AB69];&quot;&quot;)" office:value-type="float" office:value="1.4176" calcext:value-type="float">
            <text:p>1,418</text:p>
          </table:table-cell>
          <table:table-cell table:number-columns-repeated="992"/>
        </table:table-row>
        <table:table-row table:style-name="ro2">
          <table:table-cell table:style-name="ce3" table:formula="of:=[.A69]+1" office:value-type="float" office:value="64" calcext:value-type="float">
            <text:p>6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SS84P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2</text:p>
          </table:table-cell>
          <table:table-cell table:style-name="ce15" office:value-type="string" calcext:value-type="string">
            <text:p>1056526</text:p>
          </table:table-cell>
          <table:table-cell table:style-name="ce25" office:value-type="string" calcext:value-type="string">
            <text:p>BSS84PH6327XTSA2</text:p>
          </table:table-cell>
          <table:table-cell table:style-name="ce46" office:value-type="float" office:value="0.224" calcext:value-type="float">
            <text:p>0,2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84PH6433XTMA1CT-ND</text:p>
          </table:table-cell>
          <table:table-cell table:style-name="ce72" office:value-type="float" office:value="0.314" calcext:value-type="float">
            <text:p>0,31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26-BSS84PH6327XTSA2</text:p>
          </table:table-cell>
          <table:table-cell table:style-name="ce72" office:value-type="float" office:value="0.196" calcext:value-type="float">
            <text:p>0,19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BSS84P</text:p>
          </table:table-cell>
          <table:table-cell table:style-name="ce46" office:value-type="float" office:value="0.0599" calcext:value-type="float">
            <text:p>0,060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70]&lt;&gt;&quot;&quot;;&quot;&quot;;[.B70])" office:value-type="float" office:value="1" calcext:value-type="float">
            <text:p>1</text:p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0599" calcext:value-type="currency">
            <text:p>0,060 €</text:p>
          </table:table-cell>
          <table:table-cell table:style-name="ce114" table:formula="of:=[.B70]" office:value-type="float" office:value="1" calcext:value-type="float">
            <text:p>1</text:p>
          </table:table-cell>
          <table:table-cell table:style-name="ce130" table:formula="of:=[.Z70]*[.AA70]" office:value-type="float" office:value="0.0599" calcext:value-type="float">
            <text:p>0,0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70]=&quot;Yes&quot;; [.W70];&quot;&quot;)" office:value-type="float" office:value="0" calcext:value-type="float">
            <text:p>0</text:p>
          </table:table-cell>
          <table:table-cell table:style-name="ce105" table:formula="of:=IF([.$AC70]=&quot;Yes&quot;; [.X70];&quot;&quot;)" office:value-type="float" office:value="1" calcext:value-type="float">
            <text:p>1</text:p>
          </table:table-cell>
          <table:table-cell table:style-name="ce130" table:formula="of:=IF([.$AC70]=&quot;Yes&quot;; [.AB70];&quot;&quot;)" office:value-type="float" office:value="0.0599" calcext:value-type="float">
            <text:p>0,060</text:p>
          </table:table-cell>
          <table:table-cell table:number-columns-repeated="992"/>
        </table:table-row>
        <table:table-row table:style-name="ro5">
          <table:table-cell table:style-name="ce3" table:formula="of:=[.A70]+1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TA26-600</text:p>
          </table:table-cell>
          <table:table-cell table:style-name="ce24" office:value-type="string" calcext:value-type="string">
            <text:p><text:span text:style-name="T3">THT</text:span>, TOP-3</text:p>
          </table:table-cell>
          <table:table-cell table:style-name="ce14" office:value-type="string" calcext:value-type="string">
            <text:p>Q13</text:p>
          </table:table-cell>
          <table:table-cell table:style-name="ce14" office:value-type="string" calcext:value-type="string">
            <text:p>1057286</text:p>
          </table:table-cell>
          <table:table-cell table:style-name="ce14" office:value-type="string" calcext:value-type="string">
            <text:p>BTA26-600BRG </text:p>
          </table:table-cell>
          <table:table-cell table:style-name="ce45" office:value-type="float" office:value="3.82" calcext:value-type="float">
            <text:p>3,82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2427-5-ND</text:p>
          </table:table-cell>
          <table:table-cell table:style-name="ce71" office:value-type="float" office:value="3.51" calcext:value-type="float">
            <text:p>3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BTA26-600B</text:p>
          </table:table-cell>
          <table:table-cell table:style-name="ce71" office:value-type="float" office:value="3.44" calcext:value-type="float">
            <text:p>3,4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14-0515</text:p>
          </table:table-cell>
          <table:table-cell table:style-name="ce14" office:value-type="string" calcext:value-type="string">
            <text:p>BTA26-600BRG</text:p>
          </table:table-cell>
          <table:table-cell table:style-name="ce71" office:value-type="float" office:value="3.71" calcext:value-type="float">
            <text:p>3,71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BTA26-600BRG</text:p>
          </table:table-cell>
          <table:table-cell table:style-name="ce45" office:value-type="float" office:value="2.18" calcext:value-type="float">
            <text:p>2,18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71]" office:value-type="float" office:value="1" calcext:value-type="float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0" table:formula="of:=IF([.B71]&lt;&gt;&quot;&quot;;MIN([.H71];[.K71];[.N71];[.R71];[.U71]);&quot;&quot;)" office:value-type="currency" office:currency="EUR" office:value="2.18" calcext:value-type="currency">
            <text:p>2,180 €</text:p>
          </table:table-cell>
          <table:table-cell table:style-name="ce114" table:formula="of:=[.B71]" office:value-type="float" office:value="1" calcext:value-type="float">
            <text:p>1</text:p>
          </table:table-cell>
          <table:table-cell table:style-name="ce130" table:formula="of:=[.Z71]*[.AA71]" office:value-type="float" office:value="2.18" calcext:value-type="float">
            <text:p>2,18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71]=&quot;Yes&quot;; [.W71];&quot;&quot;)">
            <text:p/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1]+1" office:value-type="float" office:value="66" calcext:value-type="float">
            <text:p>6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MMT493TA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4</text:p>
          </table:table-cell>
          <table:table-cell table:style-name="ce15" office:value-type="string" calcext:value-type="string">
            <text:p>2061448</text:p>
          </table:table-cell>
          <table:table-cell table:style-name="ce25" office:value-type="string" calcext:value-type="string">
            <text:p>FMMT493ATA</text:p>
          </table:table-cell>
          <table:table-cell table:style-name="ce46" office:value-type="float" office:value="0.348" calcext:value-type="float">
            <text:p>0,3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FMMT493CT-ND </text:p>
          </table:table-cell>
          <table:table-cell table:style-name="ce72" office:value-type="float" office:value="0.42" calcext:value-type="float">
            <text:p>0,4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22-FMMT493TA</text:p>
          </table:table-cell>
          <table:table-cell table:style-name="ce72" office:value-type="float" office:value="0.376" calcext:value-type="float">
            <text:p>0,376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274-885</text:p>
          </table:table-cell>
          <table:table-cell table:style-name="ce88" office:value-type="string" calcext:value-type="string">
            <text:p>FMMT493TA</text:p>
          </table:table-cell>
          <table:table-cell table:style-name="ce72" office:value-type="float" office:value="0.302" calcext:value-type="float">
            <text:p>0,302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FMMT493TA</text:p>
          </table:table-cell>
          <table:table-cell table:style-name="ce46" office:value-type="float" office:value="0.125" calcext:value-type="float">
            <text:p>0,12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72]&lt;&gt;&quot;&quot;;&quot;&quot;;[.B72])" office:value-type="float" office:value="1" calcext:value-type="float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125" calcext:value-type="currency">
            <text:p>0,125 €</text:p>
          </table:table-cell>
          <table:table-cell table:style-name="ce114" table:formula="of:=[.B72]" office:value-type="float" office:value="1" calcext:value-type="float">
            <text:p>1</text:p>
          </table:table-cell>
          <table:table-cell table:style-name="ce130" table:formula="of:=[.Z72]*[.AA72]" office:value-type="float" office:value="0.125" calcext:value-type="float">
            <text:p>0,125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72]=&quot;Yes&quot;; [.W72];&quot;&quot;)">
            <text:p/>
          </table:table-cell>
          <table:table-cell table:style-name="ce105" table:formula="of:=IF([.$AC72]=&quot;Yes&quot;; [.X72];&quot;&quot;)">
            <text:p/>
          </table:table-cell>
          <table:table-cell table:style-name="ce130" table:formula="of:=IF([.$AC72]=&quot;Yes&quot;; [.AB7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2]+1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2N7002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15, Q16</text:p>
          </table:table-cell>
          <table:table-cell table:style-name="ce14" office:value-type="string" calcext:value-type="string">
            <text:p>1713825</text:p>
          </table:table-cell>
          <table:table-cell table:style-name="ce14" office:value-type="string" calcext:value-type="string">
            <text:p>2N7002K-7 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,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4" office:value-type="string" calcext:value-type="string">
            <text:p>2N700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2N7002LT1G</text:p>
          </table:table-cell>
          <table:table-cell table:style-name="ce45" office:value-type="float" office:value="0.0192" calcext:value-type="float">
            <text:p>0,019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3]&lt;&gt;&quot;&quot;;&quot;&quot;;[.B73])" office:value-type="float" office:value="2" calcext:value-type="float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 calcext:value-type="string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0192" calcext:value-type="currency">
            <text:p>0,019 €</text:p>
          </table:table-cell>
          <table:table-cell table:style-name="ce114" table:formula="of:=[.B73]" office:value-type="float" office:value="2" calcext:value-type="float">
            <text:p>2</text:p>
          </table:table-cell>
          <table:table-cell table:style-name="ce130" table:formula="of:=[.Z73]*[.AA73]" office:value-type="float" office:value="0.0384" calcext:value-type="float">
            <text:p>0,03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73]=&quot;Yes&quot;; [.W73];&quot;&quot;)" office:value-type="float" office:value="0" calcext:value-type="float">
            <text:p>0</text:p>
          </table:table-cell>
          <table:table-cell table:style-name="ce104" table:formula="of:=IF([.$AC73]=&quot;Yes&quot;; [.X73];&quot;&quot;)" office:value-type="float" office:value="2" calcext:value-type="float">
            <text:p>2</text:p>
          </table:table-cell>
          <table:table-cell table:style-name="ce130" table:formula="of:=IF([.$AC73]=&quot;Yes&quot;; [.AB73];&quot;&quot;)" office:value-type="float" office:value="0.0384" calcext:value-type="float">
            <text:p>0,038</text:p>
          </table:table-cell>
          <table:table-cell table:number-columns-repeated="992"/>
        </table:table-row>
        <table:table-row table:style-name="ro3">
          <table:table-cell table:style-name="ce3" table:formula="of:=[.A73]+1" office:value-type="float" office:value="68" calcext:value-type="float">
            <text:p>6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N7002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7, Q23</text:p>
          </table:table-cell>
          <table:table-cell table:style-name="ce15" office:value-type="string" calcext:value-type="string">
            <text:p>1713825</text:p>
          </table:table-cell>
          <table:table-cell table:style-name="ce25" office:value-type="string" calcext:value-type="string">
            <text:p>2N7002K-7 </text:p>
          </table:table-cell>
          <table:table-cell table:style-name="ce46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T2N7002AKLMCT-ND</text:p>
          </table:table-cell>
          <table:table-cell table:style-name="ce72" office:value-type="float" office:value="0.126" calcext:value-type="float">
            <text:p>0,12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7-T2N7002AKLM</text:p>
          </table:table-cell>
          <table:table-cell table:style-name="ce72" office:value-type="float" office:value="0.113" calcext:value-type="float">
            <text:p>0,1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1-0312</text:p>
          </table:table-cell>
          <table:table-cell table:style-name="ce88" office:value-type="string" calcext:value-type="string">
            <text:p>2N700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2N7002LT1G</text:p>
          </table:table-cell>
          <table:table-cell table:style-name="ce46" office:value-type="float" office:value="0.0192" calcext:value-type="float">
            <text:p>0,019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74]&lt;&gt;&quot;&quot;;&quot;&quot;;[.B74])" office:value-type="float" office:value="2" calcext:value-type="float">
            <text:p>2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192" calcext:value-type="currency">
            <text:p>0,019 €</text:p>
          </table:table-cell>
          <table:table-cell table:style-name="ce114" table:formula="of:=[.B74]" office:value-type="float" office:value="2" calcext:value-type="float">
            <text:p>2</text:p>
          </table:table-cell>
          <table:table-cell table:style-name="ce130" table:formula="of:=[.Z74]*[.AA74]" office:value-type="float" office:value="0.0384" calcext:value-type="float">
            <text:p>0,038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74]=&quot;Yes&quot;; [.W74];&quot;&quot;)">
            <text:p/>
          </table:table-cell>
          <table:table-cell table:style-name="ce105" table:formula="of:=IF([.$AC74]=&quot;Yes&quot;; [.X74];&quot;&quot;)">
            <text:p/>
          </table:table-cell>
          <table:table-cell table:style-name="ce130" table:formula="of:=IF([.$AC74]=&quot;Yes&quot;; [.AB74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4]+1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SMN013-60YL</text:p>
          </table:table-cell>
          <table:table-cell table:style-name="ce24" office:value-type="string" calcext:value-type="string">
            <text:p>SOT-669</text:p>
          </table:table-cell>
          <table:table-cell table:style-name="ce14" office:value-type="string" calcext:value-type="string">
            <text:p>Q18</text:p>
          </table:table-cell>
          <table:table-cell table:style-name="ce14" office:value-type="string" calcext:value-type="string">
            <text:p>2617064</text:p>
          </table:table-cell>
          <table:table-cell table:style-name="ce14" office:value-type="string" calcext:value-type="string">
            <text:p>PSMN013-60YLX </text:p>
          </table:table-cell>
          <table:table-cell table:style-name="ce45" office:value-type="float" office:value="0.706" calcext:value-type="float">
            <text:p>0,706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727-2589-1-ND</text:p>
          </table:table-cell>
          <table:table-cell table:style-name="ce71" office:value-type="float" office:value="0.6" calcext:value-type="float">
            <text:p>0,6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PSMN013-60YLX</text:p>
          </table:table-cell>
          <table:table-cell table:style-name="ce71" office:value-type="float" office:value="0.576" calcext:value-type="float">
            <text:p>0,576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75]&lt;&gt;&quot;&quot;;&quot;&quot;;[.B75])" office:value-type="float" office:value="1" calcext:value-type="float">
            <text:p>1</text:p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0" table:formula="of:=IF([.B75]&lt;&gt;&quot;&quot;;MIN([.H75];[.K75];[.N75];[.R75];[.U75]);&quot;&quot;)" office:value-type="currency" office:currency="EUR" office:value="0.576" calcext:value-type="currency">
            <text:p>0,576 €</text:p>
          </table:table-cell>
          <table:table-cell table:style-name="ce114" table:formula="of:=[.B75]" office:value-type="float" office:value="1" calcext:value-type="float">
            <text:p>1</text:p>
          </table:table-cell>
          <table:table-cell table:style-name="ce130" table:formula="of:=[.Z75]*[.AA75]" office:value-type="float" office:value="0.576" calcext:value-type="float">
            <text:p>0,576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5]+1" office:value-type="float" office:value="70" calcext:value-type="float">
            <text:p>7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MMBT555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19, Q21, Q22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5" office:value-type="string" calcext:value-type="string">
            <text:p>MMBT5551LT1G</text:p>
          </table:table-cell>
          <table:table-cell table:style-name="ce46" office:value-type="float" office:value="0.154" calcext:value-type="float">
            <text:p>0,15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545-0400</text:p>
          </table:table-cell>
          <table:table-cell table:style-name="ce88" office:value-type="string" calcext:value-type="string">
            <text:p>MMBT5551LT1G</text:p>
          </table:table-cell>
          <table:table-cell table:style-name="ce72" office:value-type="float" office:value="0.146" calcext:value-type="float">
            <text:p>0,146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551</text:p>
          </table:table-cell>
          <table:table-cell table:style-name="ce46" office:value-type="float" office:value="0.0242" calcext:value-type="float">
            <text:p>0,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76]&lt;&gt;&quot;&quot;;&quot;&quot;;[.B76])" office:value-type="float" office:value="3" calcext:value-type="float">
            <text:p>3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0242" calcext:value-type="currency">
            <text:p>0,024 €</text:p>
          </table:table-cell>
          <table:table-cell table:style-name="ce114" table:formula="of:=[.B76]" office:value-type="float" office:value="3" calcext:value-type="float">
            <text:p>3</text:p>
          </table:table-cell>
          <table:table-cell table:style-name="ce130" table:formula="of:=[.Z76]*[.AA76]" office:value-type="float" office:value="0.0726" calcext:value-type="float">
            <text:p>0,073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76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MMBT5401</text:p>
          </table:table-cell>
          <table:table-cell table:style-name="ce24" office:value-type="string" calcext:value-type="string">
            <text:p>SOT-23</text:p>
          </table:table-cell>
          <table:table-cell table:style-name="ce14" office:value-type="string" calcext:value-type="string">
            <text:p>Q2</text:p>
          </table:table-cell>
          <table:table-cell table:style-name="ce14" office:value-type="string" calcext:value-type="string">
            <text:p>2533333</text:p>
          </table:table-cell>
          <table:table-cell table:style-name="ce14" office:value-type="string" calcext:value-type="string">
            <text:p>MMBT5401LT3G</text:p>
          </table:table-cell>
          <table:table-cell table:style-name="ce45" office:value-type="float" office:value="0.181" calcext:value-type="float">
            <text:p>0,181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MMBT5401-FDICT-ND</text:p>
          </table:table-cell>
          <table:table-cell table:style-name="ce71" office:value-type="float" office:value="0.154" calcext:value-type="float">
            <text:p>0,15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21-MMBT5401-F</text:p>
          </table:table-cell>
          <table:table-cell table:style-name="ce71" office:value-type="float" office:value="0.135" calcext:value-type="float">
            <text:p>0,13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39-0546</text:p>
          </table:table-cell>
          <table:table-cell table:style-name="ce14" office:value-type="string" calcext:value-type="string">
            <text:p>MMBT5401</text:p>
          </table:table-cell>
          <table:table-cell table:style-name="ce71" office:value-type="float" office:value="0.157" calcext:value-type="float">
            <text:p>0,157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MMBT5401</text:p>
          </table:table-cell>
          <table:table-cell table:style-name="ce45" office:value-type="float" office:value="0.02358" calcext:value-type="float">
            <text:p>0,024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1" calcext:value-type="float">
            <text:p>1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2358" calcext:value-type="currency">
            <text:p>0,024 €</text:p>
          </table:table-cell>
          <table:table-cell table:style-name="ce114" table:formula="of:=[.B77]" office:value-type="float" office:value="1" calcext:value-type="float">
            <text:p>1</text:p>
          </table:table-cell>
          <table:table-cell table:style-name="ce130" table:formula="of:=[.Z77]*[.AA77]" office:value-type="float" office:value="0.02358" calcext:value-type="float">
            <text:p>0,024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77]=&quot;Yes&quot;; [.W77];&quot;&quot;)" office:value-type="float" office:value="0" calcext:value-type="float">
            <text:p>0</text:p>
          </table:table-cell>
          <table:table-cell table:style-name="ce104" table:formula="of:=IF([.$AC77]=&quot;Yes&quot;; [.X77];&quot;&quot;)" office:value-type="float" office:value="1" calcext:value-type="float">
            <text:p>1</text:p>
          </table:table-cell>
          <table:table-cell table:style-name="ce130" table:formula="of:=IF([.$AC77]=&quot;Yes&quot;; [.AB77];&quot;&quot;)" office:value-type="float" office:value="0.02358" calcext:value-type="float">
            <text:p>0,02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MBT5401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7, Q20</text:p>
          </table:table-cell>
          <table:table-cell table:style-name="ce15" office:value-type="string" calcext:value-type="string">
            <text:p>2533333</text:p>
          </table:table-cell>
          <table:table-cell table:style-name="ce25" office:value-type="string" calcext:value-type="string">
            <text:p>MMBT5401LT3G</text:p>
          </table:table-cell>
          <table:table-cell table:style-name="ce46" office:value-type="float" office:value="0.181" calcext:value-type="float">
            <text:p>0,181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BT5401-FDICT-ND</text:p>
          </table:table-cell>
          <table:table-cell table:style-name="ce72" office:value-type="float" office:value="0.154" calcext:value-type="float">
            <text:p>0,15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21-MMBT5401-F</text:p>
          </table:table-cell>
          <table:table-cell table:style-name="ce72" office:value-type="float" office:value="0.135" calcext:value-type="float">
            <text:p>0,13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39-0546</text:p>
          </table:table-cell>
          <table:table-cell table:style-name="ce88" office:value-type="string" calcext:value-type="string">
            <text:p>MMBT5401</text:p>
          </table:table-cell>
          <table:table-cell table:style-name="ce72" office:value-type="float" office:value="0.157" calcext:value-type="float">
            <text:p>0,157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MMBT5401</text:p>
          </table:table-cell>
          <table:table-cell table:style-name="ce46" office:value-type="float" office:value="0.02358" calcext:value-type="float">
            <text:p>0,024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 calcext:value-type="float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2358" calcext:value-type="currency">
            <text:p>0,024 €</text:p>
          </table:table-cell>
          <table:table-cell table:style-name="ce114" table:formula="of:=[.B78]" office:value-type="float" office:value="2" calcext:value-type="float">
            <text:p>2</text:p>
          </table:table-cell>
          <table:table-cell table:style-name="ce130" table:formula="of:=[.Z78]*[.AA78]" office:value-type="float" office:value="0.04716" calcext:value-type="float">
            <text:p>0,047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77]+1"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45H11FP</text:p>
          </table:table-cell>
          <table:table-cell table:style-name="ce24" office:value-type="string" calcext:value-type="string">
            <text:p><text:span text:style-name="T3">THT</text:span>, TO-220FP</text:p>
          </table:table-cell>
          <table:table-cell table:style-name="ce14" office:value-type="string" calcext:value-type="string">
            <text:p>Q3, Q4</text:p>
          </table:table-cell>
          <table:table-cell table:style-name="ce14" office:value-type="string" calcext:value-type="string">
            <text:p>9557164</text:p>
          </table:table-cell>
          <table:table-cell table:style-name="ce14" office:value-type="string" calcext:value-type="string">
            <text:p>D45H11G</text:p>
          </table:table-cell>
          <table:table-cell table:style-name="ce45" office:value-type="float" office:value="0.865" calcext:value-type="float">
            <text:p>0,865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497-2578-5-ND </text:p>
          </table:table-cell>
          <table:table-cell table:style-name="ce71" office:value-type="float" office:value="0.98" calcext:value-type="float">
            <text:p>0,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63-D45H11G</text:p>
          </table:table-cell>
          <table:table-cell table:style-name="ce71" office:value-type="float" office:value="0.742" calcext:value-type="float">
            <text:p>0,74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45-0179</text:p>
          </table:table-cell>
          <table:table-cell table:style-name="ce14" office:value-type="string" calcext:value-type="string">
            <text:p>D45H11G</text:p>
          </table:table-cell>
          <table:table-cell table:style-name="ce71" office:value-type="float" office:value="0.74" calcext:value-type="float">
            <text:p>0,74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D45H11 </text:p>
          </table:table-cell>
          <table:table-cell table:style-name="ce45" office:value-type="float" office:value="0.57" calcext:value-type="float">
            <text:p>0,570</text:p>
          </table:table-cell>
          <table:table-cell table:style-name="ce78" office:value-type="float" office:value="1" calcext:value-type="float">
            <text:p>1</text:p>
          </table:table-cell>
          <table:table-cell table:style-name="ce104" table:formula="of:=[.B79]" office:value-type="float" office:value="2" calcext:value-type="float">
            <text:p>2</text:p>
          </table:table-cell>
          <table:table-cell table:style-name="ce78" table:formula="of:=IF([.W79]&lt;&gt;&quot;&quot;;&quot;&quot;;[.B79])">
            <text:p/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57" calcext:value-type="currency">
            <text:p>0,570 €</text:p>
          </table:table-cell>
          <table:table-cell table:style-name="ce114" table:formula="of:=[.B79]" office:value-type="float" office:value="2" calcext:value-type="float">
            <text:p>2</text:p>
          </table:table-cell>
          <table:table-cell table:style-name="ce130" table:formula="of:=[.Z79]*[.AA79]" office:value-type="float" office:value="1.14" calcext:value-type="float">
            <text:p>1,14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79]=&quot;Yes&quot;; [.W79];&quot;&quot;)" office:value-type="float" office:value="2" calcext:value-type="float">
            <text:p>2</text:p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 office:value-type="float" office:value="1.14" calcext:value-type="float">
            <text:p>1,140</text:p>
          </table:table-cell>
          <table:table-cell table:number-columns-repeated="992"/>
        </table:table-row>
        <table:table-row table:style-name="ro3">
          <table:table-cell table:style-name="ce3" table:formula="of:=[.A79]+1" office:value-type="float" office:value="73" calcext:value-type="float">
            <text:p>73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FQPF11P06</text:p>
          </table:table-cell>
          <table:table-cell table:style-name="ce25" office:value-type="string" calcext:value-type="string">
            <text:p><text:span text:style-name="T3">THT</text:span>, TO-220FP</text:p>
          </table:table-cell>
          <table:table-cell table:style-name="ce15" office:value-type="string" calcext:value-type="string">
            <text:p>Q5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FQPF11P06FS-ND </text:p>
          </table:table-cell>
          <table:table-cell table:style-name="ce72" office:value-type="float" office:value="0.92" calcext:value-type="float">
            <text:p>0,9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2-FQPF11P06</text:p>
          </table:table-cell>
          <table:table-cell table:style-name="ce72" office:value-type="float" office:value="0.873" calcext:value-type="float">
            <text:p>0,873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807-5885</text:p>
          </table:table-cell>
          <table:table-cell table:style-name="ce88" office:value-type="string" calcext:value-type="string">
            <text:p>FQPF11P06</text:p>
          </table:table-cell>
          <table:table-cell table:style-name="ce72" office:value-type="float" office:value="0.715" calcext:value-type="float">
            <text:p>0,715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80]" office:value-type="float" office:value="1" calcext:value-type="float">
            <text:p>1</text:p>
          </table:table-cell>
          <table:table-cell table:style-name="ce79" table:formula="of:=IF([.W80]&lt;&gt;&quot;&quot;;&quot;&quot;;[.B80])">
            <text:p/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RS" calcext:value-type="string">
            <text:p>RS</text:p>
          </table:table-cell>
          <table:table-cell table:style-name="ce120" table:formula="of:=IF([.B80]&lt;&gt;&quot;&quot;;MIN([.H80];[.K80];[.N80];[.R80];[.U80]);&quot;&quot;)" office:value-type="currency" office:currency="EUR" office:value="0.715" calcext:value-type="currency">
            <text:p>0,715 €</text:p>
          </table:table-cell>
          <table:table-cell table:style-name="ce114" table:formula="of:=[.B80]" office:value-type="float" office:value="1" calcext:value-type="float">
            <text:p>1</text:p>
          </table:table-cell>
          <table:table-cell table:style-name="ce130" table:formula="of:=[.Z80]*[.AA80]" office:value-type="float" office:value="0.715" calcext:value-type="float">
            <text:p>0,715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80]=&quot;Yes&quot;; [.W80];&quot;&quot;)">
            <text:p/>
          </table:table-cell>
          <table:table-cell table:style-name="ce105" table:formula="of:=IF([.$AC80]=&quot;Yes&quot;; [.X80];&quot;&quot;)">
            <text:p/>
          </table:table-cell>
          <table:table-cell table:style-name="ce130" table:formula="of:=IF([.$AC80]=&quot;Yes&quot;; [.AB80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Option #1: FQPF27P06</text:p>
          </table:table-cell>
          <table:table-cell table:style-name="ce24"/>
          <table:table-cell table:style-name="ce14"/>
          <table:table-cell table:style-name="ce14" office:value-type="string" calcext:value-type="string">
            <text:p>2322632</text:p>
          </table:table-cell>
          <table:table-cell table:style-name="ce14" office:value-type="string" calcext:value-type="string">
            <text:p>FQPF27P06</text:p>
          </table:table-cell>
          <table:table-cell table:style-name="ce45" office:value-type="float" office:value="1.53" calcext:value-type="float">
            <text:p>1,53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FQPF27P06FS-ND</text:p>
          </table:table-cell>
          <table:table-cell table:style-name="ce71" office:value-type="float" office:value="1.38" calcext:value-type="float">
            <text:p>1,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FQPF27P06</text:p>
          </table:table-cell>
          <table:table-cell table:style-name="ce71" office:value-type="float" office:value="1.32" calcext:value-type="float">
            <text:p>1,3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7-5901</text:p>
          </table:table-cell>
          <table:table-cell table:style-name="ce14" office:value-type="string" calcext:value-type="string">
            <text:p>FQPF27P06</text:p>
          </table:table-cell>
          <table:table-cell table:style-name="ce71" office:value-type="float" office:value="1.363" calcext:value-type="float">
            <text:p>1,363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FQPF27P06</text:p>
          </table:table-cell>
          <table:table-cell table:style-name="ce45" office:value-type="float" office:value="0.82" calcext:value-type="float">
            <text:p>0,820</text:p>
          </table:table-cell>
          <table:table-cell table:style-name="ce78" office:value-type="float" office:value="2" calcext:value-type="float">
            <text:p>2</text:p>
          </table:table-cell>
          <table:table-cell table:style-name="ce104" table:formula="of:=[.B81]" office:value-type="float" office:value="0" calcext:value-type="float">
            <text:p>0</text:p>
          </table:table-cell>
          <table:table-cell table:style-name="ce78" table:formula="of:=IF([.W81]&lt;&gt;&quot;&quot;;&quot;&quot;;[.B81])">
            <text:p/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82" calcext:value-type="currency">
            <text:p>0,820 €</text:p>
          </table:table-cell>
          <table:table-cell table:style-name="ce114" table:formula="of:=[.B81]" office:value-type="float" office:value="0" calcext:value-type="float">
            <text:p>0</text:p>
          </table:table-cell>
          <table:table-cell table:style-name="ce130" table:formula="of:=[.Z81]*[.AA81]" office:value-type="float" office:value="0" calcext:value-type="float">
            <text:p>0,00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81]=&quot;Yes&quot;; [.W81];&quot;&quot;)">
            <text:p/>
          </table:table-cell>
          <table:table-cell table:style-name="ce104" table:formula="of:=IF([.$AC81]=&quot;Yes&quot;; [.X81];&quot;&quot;)">
            <text:p/>
          </table:table-cell>
          <table:table-cell table:style-name="ce130" table:formula="of:=IF([.$AC81]=&quot;Yes&quot;; [.AB81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0]+1" office:value-type="float" office:value="74" calcext:value-type="float">
            <text:p>7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CP56</text:p>
          </table:table-cell>
          <table:table-cell table:style-name="ce25" office:value-type="string" calcext:value-type="string">
            <text:p>SOT-223</text:p>
          </table:table-cell>
          <table:table-cell table:style-name="ce15" office:value-type="string" calcext:value-type="string">
            <text:p>Q6</text:p>
          </table:table-cell>
          <table:table-cell table:style-name="ce15" office:value-type="string" calcext:value-type="string">
            <text:p>2628083</text:p>
          </table:table-cell>
          <table:table-cell table:style-name="ce25" office:value-type="string" calcext:value-type="string">
            <text:p>BCP56TX</text:p>
          </table:table-cell>
          <table:table-cell table:style-name="ce46" office:value-type="float" office:value="0.263" calcext:value-type="float">
            <text:p>0,263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CP5616QTADICT-ND</text:p>
          </table:table-cell>
          <table:table-cell table:style-name="ce72" office:value-type="float" office:value="0.35" calcext:value-type="float">
            <text:p>0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21-BCP5616QTA</text:p>
          </table:table-cell>
          <table:table-cell table:style-name="ce72" office:value-type="float" office:value="0.297" calcext:value-type="float">
            <text:p>0,297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773-7633</text:p>
          </table:table-cell>
          <table:table-cell table:style-name="ce88" office:value-type="string" calcext:value-type="string">
            <text:p>BCP56-16T3G</text:p>
          </table:table-cell>
          <table:table-cell table:style-name="ce72" office:value-type="float" office:value="0.138" calcext:value-type="float">
            <text:p>0,13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BCP56-16T1G</text:p>
          </table:table-cell>
          <table:table-cell table:style-name="ce46" office:value-type="float" office:value="0.153" calcext:value-type="float">
            <text:p>0,153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82]&lt;&gt;&quot;&quot;;&quot;&quot;;[.B82])" office:value-type="float" office:value="1" calcext:value-type="float">
            <text:p>1</text:p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RS" calcext:value-type="string">
            <text:p>RS</text:p>
          </table:table-cell>
          <table:table-cell table:style-name="ce120" table:formula="of:=IF([.B82]&lt;&gt;&quot;&quot;;MIN([.H82];[.K82];[.N82];[.R82];[.U82]);&quot;&quot;)" office:value-type="currency" office:currency="EUR" office:value="0.138" calcext:value-type="currency">
            <text:p>0,138 €</text:p>
          </table:table-cell>
          <table:table-cell table:style-name="ce114" table:formula="of:=[.B82]" office:value-type="float" office:value="1" calcext:value-type="float">
            <text:p>1</text:p>
          </table:table-cell>
          <table:table-cell table:style-name="ce130" table:formula="of:=[.Z82]*[.AA82]" office:value-type="float" office:value="0.138" calcext:value-type="float">
            <text:p>0,138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82]=&quot;Yes&quot;; [.W82];&quot;&quot;)">
            <text:p/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>
            <text:p/>
          </table:table-cell>
          <table:table-cell table:number-columns-repeated="992"/>
        </table:table-row>
        <table:table-row table:style-name="ro5">
          <table:table-cell table:style-name="ce3" table:formula="of:=[.A82]+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ZT605</text:p>
          </table:table-cell>
          <table:table-cell table:style-name="ce24" office:value-type="string" calcext:value-type="string">
            <text:p>SOT-223</text:p>
          </table:table-cell>
          <table:table-cell table:style-name="ce14" office:value-type="string" calcext:value-type="string">
            <text:p>Q8</text:p>
          </table:table-cell>
          <table:table-cell table:style-name="ce14" office:value-type="string" calcext:value-type="string">
            <text:p>2825127</text:p>
          </table:table-cell>
          <table:table-cell table:style-name="ce14" office:value-type="string" calcext:value-type="string">
            <text:p>NZT605</text:p>
          </table:table-cell>
          <table:table-cell table:style-name="ce45" office:value-type="float" office:value="0.334" calcext:value-type="float">
            <text:p>0,33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NZT605CT-ND </text:p>
          </table:table-cell>
          <table:table-cell table:style-name="ce71" office:value-type="float" office:value="0.38" calcext:value-type="float">
            <text:p>0,3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2-NZT605 </text:p>
          </table:table-cell>
          <table:table-cell table:style-name="ce71" office:value-type="float" office:value="0.341" calcext:value-type="float">
            <text:p>0,341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06-1268</text:p>
          </table:table-cell>
          <table:table-cell table:style-name="ce14" office:value-type="string" calcext:value-type="string">
            <text:p>NZT605</text:p>
          </table:table-cell>
          <table:table-cell table:style-name="ce71" office:value-type="float" office:value="0.284" calcext:value-type="float">
            <text:p>0,284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NZT605</text:p>
          </table:table-cell>
          <table:table-cell table:style-name="ce45" office:value-type="float" office:value="0.222" calcext:value-type="float">
            <text:p>0,222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83]&lt;&gt;&quot;&quot;;&quot;&quot;;[.B83])" office:value-type="float" office:value="1" calcext:value-type="float">
            <text:p>1</text:p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222" calcext:value-type="currency">
            <text:p>0,222 €</text:p>
          </table:table-cell>
          <table:table-cell table:style-name="ce114" table:formula="of:=[.B83]" office:value-type="float" office:value="1" calcext:value-type="float">
            <text:p>1</text:p>
          </table:table-cell>
          <table:table-cell table:style-name="ce130" table:formula="of:=[.Z83]*[.AA83]" office:value-type="float" office:value="0.222" calcext:value-type="float">
            <text:p>0,222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83]=&quot;Yes&quot;; [.W83];&quot;&quot;)" office:value-type="float" office:value="0" calcext:value-type="float">
            <text:p>0</text:p>
          </table:table-cell>
          <table:table-cell table:style-name="ce104" table:formula="of:=IF([.$AC83]=&quot;Yes&quot;; [.X83];&quot;&quot;)" office:value-type="float" office:value="1" calcext:value-type="float">
            <text:p>1</text:p>
          </table:table-cell>
          <table:table-cell table:style-name="ce130" table:formula="of:=IF([.$AC83]=&quot;Yes&quot;; [.AB83];&quot;&quot;)" office:value-type="float" office:value="0.222" calcext:value-type="float">
            <text:p>0,222</text:p>
          </table:table-cell>
          <table:table-cell table:number-columns-repeated="992"/>
        </table:table-row>
        <table:table-row table:style-name="ro3">
          <table:table-cell table:style-name="ce3" table:formula="of:=[.A83]+1" office:value-type="float" office:value="76" calcext:value-type="float">
            <text:p>7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BSS205NH6327XTSA1</text:p>
            <text:p/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9</text:p>
          </table:table-cell>
          <table:table-cell table:style-name="ce15" office:value-type="string" calcext:value-type="string">
            <text:p>2480648</text:p>
          </table:table-cell>
          <table:table-cell table:style-name="ce25" office:value-type="string" calcext:value-type="string">
            <text:p>BSS205NH6327XTSA1 </text:p>
          </table:table-cell>
          <table:table-cell table:style-name="ce46" office:value-type="float" office:value="0.257" calcext:value-type="float">
            <text:p>0,257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BSS205NH6327XTSA1CT-ND </text:p>
          </table:table-cell>
          <table:table-cell table:style-name="ce72" office:value-type="float" office:value="0.274" calcext:value-type="float">
            <text:p>0,27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BSS205NH6327XTSA1</text:p>
          </table:table-cell>
          <table:table-cell table:style-name="ce72" office:value-type="float" office:value="0.236" calcext:value-type="float">
            <text:p>0,23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92-2374</text:p>
          </table:table-cell>
          <table:table-cell table:style-name="ce88" office:value-type="string" calcext:value-type="string">
            <text:p>BSS205NH6327XTSA1</text:p>
          </table:table-cell>
          <table:table-cell table:style-name="ce72" office:value-type="float" office:value="0.108" calcext:value-type="float">
            <text:p>0,108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BSS205NH6327XTSA1</text:p>
          </table:table-cell>
          <table:table-cell table:style-name="ce46" office:value-type="float" office:value="0.0968" calcext:value-type="float">
            <text:p>0,09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84]&lt;&gt;&quot;&quot;;&quot;&quot;;[.B84])" office:value-type="float" office:value="1" calcext:value-type="float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0" table:formula="of:=IF([.B84]&lt;&gt;&quot;&quot;;MIN([.H84];[.K84];[.N84];[.R84];[.U84]);&quot;&quot;)" office:value-type="currency" office:currency="EUR" office:value="0.0968" calcext:value-type="currency">
            <text:p>0,097 €</text:p>
          </table:table-cell>
          <table:table-cell table:style-name="ce114" table:formula="of:=[.B84]" office:value-type="float" office:value="1" calcext:value-type="float">
            <text:p>1</text:p>
          </table:table-cell>
          <table:table-cell table:style-name="ce130" table:formula="of:=[.Z84]*[.AA84]" office:value-type="float" office:value="0.0968" calcext:value-type="float">
            <text:p>0,097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84]=&quot;Yes&quot;; [.W84];&quot;&quot;)" office:value-type="float" office:value="0" calcext:value-type="float">
            <text:p>0</text:p>
          </table:table-cell>
          <table:table-cell table:style-name="ce105" table:formula="of:=IF([.$AC84]=&quot;Yes&quot;; [.X84];&quot;&quot;)" office:value-type="float" office:value="1" calcext:value-type="float">
            <text:p>1</text:p>
          </table:table-cell>
          <table:table-cell table:style-name="ce130" table:formula="of:=IF([.$AC84]=&quot;Yes&quot;; [.AB84];&quot;&quot;)" office:value-type="float" office:value="0.0968" calcext:value-type="float">
            <text:p>0,097</text:p>
          </table:table-cell>
          <table:table-cell table:number-columns-repeated="992"/>
        </table:table-row>
        <table:table-row table:style-name="ro2">
          <table:table-cell table:style-name="ce3" table:formula="of:=[.A84]+1"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75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04, R110</text:p>
          </table:table-cell>
          <table:table-cell table:style-name="ce14" office:value-type="string" calcext:value-type="string">
            <text:p>2447719</text:p>
          </table:table-cell>
          <table:table-cell table:style-name="ce14" office:value-type="string" calcext:value-type="string">
            <text:p>MCWR08X7500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6385CT-ND</text:p>
          </table:table-cell>
          <table:table-cell table:style-name="ce71" office:value-type="float" office:value="0.046" calcext:value-type="float">
            <text:p>0,04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750RFKEB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15-2298</text:p>
          </table:table-cell>
          <table:table-cell table:style-name="ce14" office:value-type="string" calcext:value-type="string">
            <text:p>RN73C2A750RB</text:p>
          </table:table-cell>
          <table:table-cell table:style-name="ce71" office:value-type="float" office:value="0.666" calcext:value-type="float">
            <text:p>0,66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0805S8F7500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5]&lt;&gt;&quot;&quot;;&quot;&quot;;[.B85])" office:value-type="float" office:value="2" calcext:value-type="float">
            <text:p>2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120" table:formula="of:=IF([.B85]&lt;&gt;&quot;&quot;;MIN([.H85];[.K85];[.N85];[.R85];[.U85]);&quot;&quot;)" office:value-type="currency" office:currency="EUR" office:value="0.0097" calcext:value-type="currency">
            <text:p>0,010 €</text:p>
          </table:table-cell>
          <table:table-cell table:style-name="ce114" table:formula="of:=[.B85]" office:value-type="float" office:value="2" calcext:value-type="float">
            <text:p>2</text:p>
          </table:table-cell>
          <table:table-cell table:style-name="ce130" table:formula="of:=[.Z85]*[.AA85]" office:value-type="float" office:value="0.0194" calcext:value-type="float">
            <text:p>0,019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85]=&quot;Yes&quot;; [.W85];&quot;&quot;)">
            <text:p/>
          </table:table-cell>
          <table:table-cell table:style-name="ce104" table:formula="of:=IF([.$AC85]=&quot;Yes&quot;; [.X85];&quot;&quot;)">
            <text:p/>
          </table:table-cell>
          <table:table-cell table:style-name="ce130" table:formula="of:=IF([.$AC85]=&quot;Yes&quot;; [.AB8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09]+1" office:value-type="float" office:value="94" calcext:value-type="float">
            <text:p>9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09, R61</text:p>
          </table:table-cell>
          <table:table-cell table:style-name="ce15" office:value-type="string" calcext:value-type="string">
            <text:p>2447598</text:p>
          </table:table-cell>
          <table:table-cell table:style-name="ce25" office:value-type="string" calcext:value-type="string">
            <text:p>MCWR08W1R00FTL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.00CRCT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131R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740-9151</text:p>
          </table:table-cell>
          <table:table-cell table:style-name="ce88" office:value-type="string" calcext:value-type="string">
            <text:p>CR0805-J/-1R0ELF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00KT5E</text:p>
          </table:table-cell>
          <table:table-cell table:style-name="ce46" office:value-type="float" office:value="0.03158" calcext:value-type="float">
            <text:p>0,03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6]&lt;&gt;&quot;&quot;;&quot;&quot;;[.B86])" office:value-type="float" office:value="2" calcext:value-type="float">
            <text:p>2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Farnell" calcext:value-type="string">
            <text:p>Farnell</text:p>
          </table:table-cell>
          <table:table-cell table:style-name="ce120" table:formula="of:=IF([.B86]&lt;&gt;&quot;&quot;;MIN([.H86];[.K86];[.N86];[.R86];[.U86]);&quot;&quot;)" office:value-type="currency" office:currency="EUR" office:value="0.0116" calcext:value-type="currency">
            <text:p>0,012 €</text:p>
          </table:table-cell>
          <table:table-cell table:style-name="ce114" table:formula="of:=[.B86]" office:value-type="float" office:value="2" calcext:value-type="float">
            <text:p>2</text:p>
          </table:table-cell>
          <table:table-cell table:style-name="ce130" table:formula="of:=[.Z86]*[.AA86]" office:value-type="float" office:value="0.0232" calcext:value-type="float">
            <text:p>0,023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86]=&quot;Yes&quot;; [.W86];&quot;&quot;)" office:value-type="float" office:value="0" calcext:value-type="float">
            <text:p>0</text:p>
          </table:table-cell>
          <table:table-cell table:style-name="ce105" table:formula="of:=IF([.$AC86]=&quot;Yes&quot;; [.X86];&quot;&quot;)" office:value-type="float" office:value="2" calcext:value-type="float">
            <text:p>2</text:p>
          </table:table-cell>
          <table:table-cell table:style-name="ce130" table:formula="of:=IF([.$AC86]=&quot;Yes&quot;; [.AB86];&quot;&quot;)" office:value-type="float" office:value="0.0232" calcext:value-type="float">
            <text:p>0,023</text:p>
          </table:table-cell>
          <table:table-cell table:number-columns-repeated="992"/>
        </table:table-row>
        <table:table-row table:style-name="ro3">
          <table:table-cell table:style-name="ce3" table:formula="of:=[.A84]+1"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1, R27, R32, R54, R84, R87, R97, R99</text:p>
          </table:table-cell>
          <table:table-cell table:style-name="ce14" office:value-type="string" calcext:value-type="string">
            <text:p>2861530</text:p>
          </table:table-cell>
          <table:table-cell table:style-name="ce14" office:value-type="string" calcext:value-type="string">
            <text:p>CRGCQ0805F4K7</text:p>
          </table:table-cell>
          <table:table-cell table:style-name="ce45" office:value-type="float" office:value="0.0117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,02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528</text:p>
          </table:table-cell>
          <table:table-cell table:style-name="ce14" office:value-type="string" calcext:value-type="string">
            <text:p>CRG0805F4K7</text:p>
          </table:table-cell>
          <table:table-cell table:style-name="ce71" office:value-type="float" office:value="0.023" calcext:value-type="float">
            <text:p>0,023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4701T5E</text:p>
          </table:table-cell>
          <table:table-cell table:style-name="ce45" office:value-type="float" office:value="0.02282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8" calcext:value-type="float">
            <text:p>8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 calcext:value-type="string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17" calcext:value-type="currency">
            <text:p>0,012 €</text:p>
          </table:table-cell>
          <table:table-cell table:style-name="ce114" table:formula="of:=[.B87]" office:value-type="float" office:value="8" calcext:value-type="float">
            <text:p>8</text:p>
          </table:table-cell>
          <table:table-cell table:style-name="ce130" table:formula="of:=[.Z87]*[.AA87]" office:value-type="float" office:value="0.0936" calcext:value-type="float">
            <text:p>0,094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87]=&quot;Yes&quot;; [.W87];&quot;&quot;)" office:value-type="float" office:value="0" calcext:value-type="float">
            <text:p>0</text:p>
          </table:table-cell>
          <table:table-cell table:style-name="ce104" table:formula="of:=IF([.$AC87]=&quot;Yes&quot;; [.X87];&quot;&quot;)" office:value-type="float" office:value="8" calcext:value-type="float">
            <text:p>8</text:p>
          </table:table-cell>
          <table:table-cell table:style-name="ce130" table:formula="of:=IF([.$AC87]=&quot;Yes&quot;; [.AB87];&quot;&quot;)" office:value-type="float" office:value="0.0936" calcext:value-type="float">
            <text:p>0,094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K7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0, R36, R70</text:p>
          </table:table-cell>
          <table:table-cell table:style-name="ce15" office:value-type="string" calcext:value-type="string">
            <text:p>2861530</text:p>
          </table:table-cell>
          <table:table-cell table:style-name="ce25" office:value-type="string" calcext:value-type="string">
            <text:p>CRGCQ0805F4K7</text:p>
          </table:table-cell>
          <table:table-cell table:style-name="ce46" office:value-type="float" office:value="0.0117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K7L</text:p>
          </table:table-cell>
          <table:table-cell table:style-name="ce72" office:value-type="float" office:value="0.027" calcext:value-type="float">
            <text:p>0,02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528</text:p>
          </table:table-cell>
          <table:table-cell table:style-name="ce88" office:value-type="string" calcext:value-type="string">
            <text:p>CRG0805F4K7</text:p>
          </table:table-cell>
          <table:table-cell table:style-name="ce72" office:value-type="float" office:value="0.023" calcext:value-type="float">
            <text:p>0,023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4701T5E</text:p>
          </table:table-cell>
          <table:table-cell table:style-name="ce46" office:value-type="float" office:value="0.02282" calcext:value-type="float">
            <text:p>0,02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3" calcext:value-type="float">
            <text:p>3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 calcext:value-type="string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 calcext:value-type="currency">
            <text:p>0,012 €</text:p>
          </table:table-cell>
          <table:table-cell table:style-name="ce114" table:formula="of:=[.B88]" office:value-type="float" office:value="3" calcext:value-type="float">
            <text:p>3</text:p>
          </table:table-cell>
          <table:table-cell table:style-name="ce130" table:formula="of:=[.Z88]*[.AA88]" office:value-type="float" office:value="0.0351" calcext:value-type="float">
            <text:p>0,035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88]=&quot;Yes&quot;; [.W88];&quot;&quot;)">
            <text:p/>
          </table:table-cell>
          <table:table-cell table:style-name="ce105" table:formula="of:=IF([.$AC88]=&quot;Yes&quot;; [.X88];&quot;&quot;)">
            <text:p/>
          </table:table-cell>
          <table:table-cell table:style-name="ce130" table:formula="of:=IF([.$AC88]=&quot;Yes&quot;; [.AB88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7]+1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3, R60, R65</text:p>
          </table:table-cell>
          <table:table-cell table:style-name="ce14" office:value-type="string" calcext:value-type="string">
            <text:p>2447664</text:p>
          </table:table-cell>
          <table:table-cell table:style-name="ce14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HM47KK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47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434</text:p>
          </table:table-cell>
          <table:table-cell table:style-name="ce14" office:value-type="string" calcext:value-type="string">
            <text:p>CRCW080547K0FKEA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3" calcext:value-type="float">
            <text:p>3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 calcext:value-type="string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094" calcext:value-type="currency">
            <text:p>0,009 €</text:p>
          </table:table-cell>
          <table:table-cell table:style-name="ce114" table:formula="of:=[.B89]" office:value-type="float" office:value="3" calcext:value-type="float">
            <text:p>3</text:p>
          </table:table-cell>
          <table:table-cell table:style-name="ce130" table:formula="of:=[.Z89]*[.AA89]" office:value-type="float" office:value="0.0282" calcext:value-type="float">
            <text:p>0,02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89]=&quot;Yes&quot;; [.W89];&quot;&quot;)" office:value-type="float" office:value="0" calcext:value-type="float">
            <text:p>0</text:p>
          </table:table-cell>
          <table:table-cell table:style-name="ce104" table:formula="of:=IF([.$AC89]=&quot;Yes&quot;; [.X89];&quot;&quot;)" office:value-type="float" office:value="3" calcext:value-type="float">
            <text:p>3</text:p>
          </table:table-cell>
          <table:table-cell table:style-name="ce130" table:formula="of:=IF([.$AC89]=&quot;Yes&quot;; [.AB89];&quot;&quot;)" office:value-type="float" office:value="0.0282" calcext:value-type="float">
            <text:p>0,02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11</text:p>
          </table:table-cell>
          <table:table-cell table:style-name="ce15" office:value-type="string" calcext:value-type="string">
            <text:p>2447664</text:p>
          </table:table-cell>
          <table:table-cell table:style-name="ce25" office:value-type="string" calcext:value-type="string">
            <text:p>MCWR08X4702F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1" calcext:value-type="float">
            <text:p>1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Farnell" calcext:value-type="string">
            <text:p>Farnell</text:p>
          </table:table-cell>
          <table:table-cell table:style-name="ce120" table:formula="of:=IF([.B90]&lt;&gt;&quot;&quot;;MIN([.H90];[.K90];[.N90];[.R90];[.U90]);&quot;&quot;)" office:value-type="currency" office:currency="EUR" office:value="0.0094" calcext:value-type="currency">
            <text:p>0,009 €</text:p>
          </table:table-cell>
          <table:table-cell table:style-name="ce114" table:formula="of:=[.B90]" office:value-type="float" office:value="1" calcext:value-type="float">
            <text:p>1</text:p>
          </table:table-cell>
          <table:table-cell table:style-name="ce130" table:formula="of:=[.Z90]*[.AA90]" office:value-type="float" office:value="0.0094" calcext:value-type="float">
            <text:p>0,009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90]=&quot;Yes&quot;; [.W90];&quot;&quot;)">
            <text:p/>
          </table:table-cell>
          <table:table-cell table:style-name="ce105" table:formula="of:=IF([.$AC90]=&quot;Yes&quot;; [.X90];&quot;&quot;)">
            <text:p/>
          </table:table-cell>
          <table:table-cell table:style-name="ce130" table:formula="of:=IF([.$AC90]=&quot;Yes&quot;; [.AB9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89]+1"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6, R33, R40, R48, R56, R57, R77, R78, R80, R81</text:p>
          </table:table-cell>
          <table:table-cell table:style-name="ce14" office:value-type="string" calcext:value-type="string">
            <text:p>9237534</text:p>
          </table:table-cell>
          <table:table-cell table:style-name="ce14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2.2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2K2L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1207</text:p>
          </table:table-cell>
          <table:table-cell table:style-name="ce14" office:value-type="string" calcext:value-type="string">
            <text:p>CRCW08052K20FKEA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1T5E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10" calcext:value-type="float">
            <text:p>10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 calcext:value-type="currency">
            <text:p>0,022 €</text:p>
          </table:table-cell>
          <table:table-cell table:style-name="ce114" table:formula="of:=[.B91]" office:value-type="float" office:value="10" calcext:value-type="float">
            <text:p>10</text:p>
          </table:table-cell>
          <table:table-cell table:style-name="ce130" table:formula="of:=[.Z91]*[.AA91]" office:value-type="float" office:value="0.2234" calcext:value-type="float">
            <text:p>0,223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1]=&quot;Yes&quot;; [.W91];&quot;&quot;)" office:value-type="float" office:value="0" calcext:value-type="float">
            <text:p>0</text:p>
          </table:table-cell>
          <table:table-cell table:style-name="ce104" table:formula="of:=IF([.$AC91]=&quot;Yes&quot;; [.X91];&quot;&quot;)" office:value-type="float" office:value="10" calcext:value-type="float">
            <text:p>10</text:p>
          </table:table-cell>
          <table:table-cell table:style-name="ce130" table:formula="of:=IF([.$AC91]=&quot;Yes&quot;; [.AB91];&quot;&quot;)" office:value-type="float" office:value="0.2234" calcext:value-type="float">
            <text:p>0,223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K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4, R106</text:p>
          </table:table-cell>
          <table:table-cell table:style-name="ce15" office:value-type="string" calcext:value-type="string">
            <text:p>9237534</text:p>
          </table:table-cell>
          <table:table-cell table:style-name="ce25" office:value-type="string" calcext:value-type="string">
            <text:p>RC0805FR-072K2L</text:p>
          </table:table-cell>
          <table:table-cell table:style-name="ce46" office:value-type="float" office:value="0.0373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07</text:p>
          </table:table-cell>
          <table:table-cell table:style-name="ce88" office:value-type="string" calcext:value-type="string">
            <text:p>CRCW08052K20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1T5E</text:p>
          </table:table-cell>
          <table:table-cell table:style-name="ce46" office:value-type="float" office:value="0.02234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2" calcext:value-type="float">
            <text:p>2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20" table:formula="of:=IF([.B92]&lt;&gt;&quot;&quot;;MIN([.H92];[.K92];[.N92];[.R92];[.U92]);&quot;&quot;)" office:value-type="currency" office:currency="EUR" office:value="0.02234" calcext:value-type="currency">
            <text:p>0,022 €</text:p>
          </table:table-cell>
          <table:table-cell table:style-name="ce114" table:formula="of:=[.B92]" office:value-type="float" office:value="2" calcext:value-type="float">
            <text:p>2</text:p>
          </table:table-cell>
          <table:table-cell table:style-name="ce130" table:formula="of:=[.Z92]*[.AA92]" office:value-type="float" office:value="0.04468" calcext:value-type="float">
            <text:p>0,045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92]=&quot;Yes&quot;; [.W92];&quot;&quot;)">
            <text:p/>
          </table:table-cell>
          <table:table-cell table:style-name="ce105" table:formula="of:=IF([.$AC92]=&quot;Yes&quot;; [.X92];&quot;&quot;)">
            <text:p/>
          </table:table-cell>
          <table:table-cell table:style-name="ce130" table:formula="of:=IF([.$AC92]=&quot;Yes&quot;; [.AB9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1]+1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, R6, R17, R21, R22, R23, R24, R31, R47, R52, R62, R66, R71, R86, R93, R98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16" calcext:value-type="float">
            <text:p>16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 calcext:value-type="string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 calcext:value-type="currency">
            <text:p>0,002 €</text:p>
          </table:table-cell>
          <table:table-cell table:style-name="ce114" table:formula="of:=[.B93]" office:value-type="float" office:value="16" calcext:value-type="float">
            <text:p>16</text:p>
          </table:table-cell>
          <table:table-cell table:style-name="ce130" table:formula="of:=[.Z93]*[.AA93]" office:value-type="float" office:value="0.032" calcext:value-type="float">
            <text:p>0,032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3]=&quot;Yes&quot;; [.W93];&quot;&quot;)" office:value-type="float" office:value="0" calcext:value-type="float">
            <text:p>0</text:p>
          </table:table-cell>
          <table:table-cell table:style-name="ce104" table:formula="of:=IF([.$AC93]=&quot;Yes&quot;; [.X93];&quot;&quot;)" office:value-type="float" office:value="16" calcext:value-type="float">
            <text:p>16</text:p>
          </table:table-cell>
          <table:table-cell table:style-name="ce130" table:formula="of:=IF([.$AC93]=&quot;Yes&quot;; [.AB93];&quot;&quot;)" office:value-type="float" office:value="0.032" calcext:value-type="float">
            <text:p>0,032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8, R94, R107, R108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5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5-1189</text:p>
          </table:table-cell>
          <table:table-cell table:style-name="ce88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4" calcext:value-type="float">
            <text:p>4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RS" calcext:value-type="string">
            <text:p>RS</text:p>
          </table:table-cell>
          <table:table-cell table:style-name="ce120" table:formula="of:=IF([.B94]&lt;&gt;&quot;&quot;;MIN([.H94];[.K94];[.N94];[.R94];[.U94]);&quot;&quot;)" office:value-type="currency" office:currency="EUR" office:value="0.002" calcext:value-type="currency">
            <text:p>0,002 €</text:p>
          </table:table-cell>
          <table:table-cell table:style-name="ce114" table:formula="of:=[.B94]" office:value-type="float" office:value="4" calcext:value-type="float">
            <text:p>4</text:p>
          </table:table-cell>
          <table:table-cell table:style-name="ce130" table:formula="of:=[.Z94]*[.AA94]" office:value-type="float" office:value="0.008" calcext:value-type="float">
            <text:p>0,008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94]=&quot;Yes&quot;; [.W94];&quot;&quot;)">
            <text:p/>
          </table:table-cell>
          <table:table-cell table:style-name="ce105" table:formula="of:=IF([.$AC94]=&quot;Yes&quot;; [.X94];&quot;&quot;)">
            <text:p/>
          </table:table-cell>
          <table:table-cell table:style-name="ce130" table:formula="of:=IF([.$AC94]=&quot;Yes&quot;; [.AB9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3]+1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86K6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20</text:p>
          </table:table-cell>
          <table:table-cell table:style-name="ce14" office:value-type="string" calcext:value-type="string">
            <text:p>2303750RL</text:p>
          </table:table-cell>
          <table:table-cell table:style-name="ce14" office:value-type="string" calcext:value-type="string">
            <text:p>ERJ6ENF8662V</text:p>
          </table:table-cell>
          <table:table-cell table:style-name="ce45" office:value-type="float" office:value="0.0581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86.6KCRCT-ND 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86K6L </text:p>
          </table:table-cell>
          <table:table-cell table:style-name="ce71" office:value-type="float" office:value="0.056" calcext:value-type="float">
            <text:p>0,0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CRCW080586K6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5]&lt;&gt;&quot;&quot;;&quot;&quot;;[.B95])" office:value-type="float" office:value="1" calcext:value-type="float">
            <text:p>1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 calcext:value-type="string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02506" calcext:value-type="currency">
            <text:p>0,025 €</text:p>
          </table:table-cell>
          <table:table-cell table:style-name="ce114" table:formula="of:=[.B95]" office:value-type="float" office:value="1" calcext:value-type="float">
            <text:p>1</text:p>
          </table:table-cell>
          <table:table-cell table:style-name="ce130" table:formula="of:=[.Z95]*[.AA95]" office:value-type="float" office:value="0.02506" calcext:value-type="float">
            <text:p>0,02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5]=&quot;Yes&quot;; [.W95];&quot;&quot;)" office:value-type="float" office:value="0" calcext:value-type="float">
            <text:p>0</text:p>
          </table:table-cell>
          <table:table-cell table:style-name="ce104" table:formula="of:=IF([.$AC95]=&quot;Yes&quot;; [.X95];&quot;&quot;)" office:value-type="float" office:value="1" calcext:value-type="float">
            <text:p>1</text:p>
          </table:table-cell>
          <table:table-cell table:style-name="ce130" table:formula="of:=IF([.$AC95]=&quot;Yes&quot;; [.AB95];&quot;&quot;)" office:value-type="float" office:value="0.02506" calcext:value-type="float">
            <text:p>0,025</text:p>
          </table:table-cell>
          <table:table-cell table:number-columns-repeated="992"/>
        </table:table-row>
        <table:table-row table:style-name="ro2">
          <table:table-cell table:style-name="ce3" table:formula="of:=[.A95]+1" office:value-type="float" office:value="82" calcext:value-type="float">
            <text:p>8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0R1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25, R26</text:p>
          </table:table-cell>
          <table:table-cell table:style-name="ce15" office:value-type="string" calcext:value-type="string">
            <text:p>2828391</text:p>
          </table:table-cell>
          <table:table-cell table:style-name="ce25" office:value-type="string" calcext:value-type="string">
            <text:p>MCLRP12JTWSR100</text:p>
          </table:table-cell>
          <table:table-cell table:style-name="ce46" office:value-type="float" office:value="0.24" calcext:value-type="float">
            <text:p>0,2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696-1680-1-ND </text:p>
          </table:table-cell>
          <table:table-cell table:style-name="ce72" office:value-type="float" office:value="0.465" calcext:value-type="float">
            <text:p>0,4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RCWE2512R100FKEA</text:p>
          </table:table-cell>
          <table:table-cell table:style-name="ce72" office:value-type="float" office:value="0.418" calcext:value-type="float">
            <text:p>0,41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93-4394</text:p>
          </table:table-cell>
          <table:table-cell table:style-name="ce88" office:value-type="string" calcext:value-type="string">
            <text:p>CRA2512-FZ-R100ELF</text:p>
          </table:table-cell>
          <table:table-cell table:style-name="ce72" office:value-type="float" office:value="0.644" calcext:value-type="float">
            <text:p>0,64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LRP12FTDRR100</text:p>
          </table:table-cell>
          <table:table-cell table:style-name="ce46" office:value-type="float" office:value="0.15514" calcext:value-type="float">
            <text:p>0,15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2" calcext:value-type="float">
            <text:p>2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 calcext:value-type="string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15514" calcext:value-type="currency">
            <text:p>0,155 €</text:p>
          </table:table-cell>
          <table:table-cell table:style-name="ce114" table:formula="of:=[.B96]" office:value-type="float" office:value="2" calcext:value-type="float">
            <text:p>2</text:p>
          </table:table-cell>
          <table:table-cell table:style-name="ce130" table:formula="of:=[.Z96]*[.AA96]" office:value-type="float" office:value="0.31028" calcext:value-type="float">
            <text:p>0,31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96]=&quot;Yes&quot;; [.W96];&quot;&quot;)" office:value-type="float" office:value="0" calcext:value-type="float">
            <text:p>0</text:p>
          </table:table-cell>
          <table:table-cell table:style-name="ce105" table:formula="of:=IF([.$AC96]=&quot;Yes&quot;; [.X96];&quot;&quot;)" office:value-type="float" office:value="2" calcext:value-type="float">
            <text:p>2</text:p>
          </table:table-cell>
          <table:table-cell table:style-name="ce130" table:formula="of:=IF([.$AC96]=&quot;Yes&quot;; [.AB96];&quot;&quot;)" office:value-type="float" office:value="0.31028" calcext:value-type="float">
            <text:p>0,310</text:p>
          </table:table-cell>
          <table:table-cell table:number-columns-repeated="992"/>
        </table:table-row>
        <table:table-row table:style-name="ro3">
          <table:table-cell table:style-name="ce3" table:formula="of:=[.A96]+1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R2/2-3W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29</text:p>
          </table:table-cell>
          <table:table-cell table:style-name="ce14" office:value-type="string" calcext:value-type="string">
            <text:p>1265193</text:p>
          </table:table-cell>
          <table:table-cell table:style-name="ce14" office:value-type="string" calcext:value-type="string">
            <text:p>35202R2JT</text:p>
          </table:table-cell>
          <table:table-cell table:style-name="ce45" office:value-type="float" office:value="0.143" calcext:value-type="float">
            <text:p>0,14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RM2512-JW-2R2ELFCT-ND </text:p>
          </table:table-cell>
          <table:table-cell table:style-name="ce71" office:value-type="float" office:value="0.342" calcext:value-type="float">
            <text:p>0,34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35222R2JT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71-1023</text:p>
          </table:table-cell>
          <table:table-cell table:style-name="ce14" office:value-type="string" calcext:value-type="string">
            <text:p>35222R2JT</text:p>
          </table:table-cell>
          <table:table-cell table:style-name="ce71" office:value-type="float" office:value="0.449" calcext:value-type="float">
            <text:p>0,449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WF25P2R2JTL</text:p>
          </table:table-cell>
          <table:table-cell table:style-name="ce45" office:value-type="float" office:value="0.0715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 calcext:value-type="float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 calcext:value-type="string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0715" calcext:value-type="currency">
            <text:p>0,072 €</text:p>
          </table:table-cell>
          <table:table-cell table:style-name="ce114" table:formula="of:=[.B97]" office:value-type="float" office:value="1" calcext:value-type="float">
            <text:p>1</text:p>
          </table:table-cell>
          <table:table-cell table:style-name="ce130" table:formula="of:=[.Z97]*[.AA97]" office:value-type="float" office:value="0.0715" calcext:value-type="float">
            <text:p>0,072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97]=&quot;Yes&quot;; [.W97];&quot;&quot;)">
            <text:p/>
          </table:table-cell>
          <table:table-cell table:style-name="ce104" table:formula="of:=IF([.$AC97]=&quot;Yes&quot;; [.X97];&quot;&quot;)">
            <text:p/>
          </table:table-cell>
          <table:table-cell table:style-name="ce130" table:formula="of:=IF([.$AC97]=&quot;Yes&quot;; [.AB9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97]+1" office:value-type="float" office:value="84" calcext:value-type="float">
            <text:p>8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008/2-3W</text:p>
          </table:table-cell>
          <table:table-cell table:style-name="ce25" office:value-type="string" calcext:value-type="string">
            <text:p>2512</text:p>
          </table:table-cell>
          <table:table-cell table:style-name="ce15" office:value-type="string" calcext:value-type="string">
            <text:p>R3</text:p>
          </table:table-cell>
          <table:table-cell table:style-name="ce15" office:value-type="string" calcext:value-type="string">
            <text:p>2828273</text:p>
          </table:table-cell>
          <table:table-cell table:style-name="ce25" office:value-type="string" calcext:value-type="string">
            <text:p>MCLRP12FTWSR008 </text:p>
          </table:table-cell>
          <table:table-cell table:style-name="ce46" office:value-type="float" office:value="0.272" calcext:value-type="float">
            <text:p>0,27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2162CT-ND </text:p>
          </table:table-cell>
          <table:table-cell table:style-name="ce72" office:value-type="float" office:value="0.463" calcext:value-type="float">
            <text:p>0,46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PMR100HZPFU8L00</text:p>
          </table:table-cell>
          <table:table-cell table:style-name="ce72" office:value-type="float" office:value="0.397" calcext:value-type="float">
            <text:p>0,397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24-0329</text:p>
          </table:table-cell>
          <table:table-cell table:style-name="ce88" office:value-type="string" calcext:value-type="string">
            <text:p>CRE2512-FZ-R008E-2</text:p>
          </table:table-cell>
          <table:table-cell table:style-name="ce72" office:value-type="float" office:value="0.498" calcext:value-type="float">
            <text:p>0,498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LRP12FTWRR008</text:p>
          </table:table-cell>
          <table:table-cell table:style-name="ce46" office:value-type="float" office:value="0.14928" calcext:value-type="float">
            <text:p>0,149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98]&lt;&gt;&quot;&quot;;&quot;&quot;;[.B98])" office:value-type="float" office:value="1" calcext:value-type="float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TME" calcext:value-type="string">
            <text:p>TME</text:p>
          </table:table-cell>
          <table:table-cell table:style-name="ce120" table:formula="of:=IF([.B98]&lt;&gt;&quot;&quot;;MIN([.H98];[.K98];[.N98];[.R98];[.U98]);&quot;&quot;)" office:value-type="currency" office:currency="EUR" office:value="0.14928" calcext:value-type="currency">
            <text:p>0,149 €</text:p>
          </table:table-cell>
          <table:table-cell table:style-name="ce114" table:formula="of:=[.B98]" office:value-type="float" office:value="1" calcext:value-type="float">
            <text:p>1</text:p>
          </table:table-cell>
          <table:table-cell table:style-name="ce130" table:formula="of:=[.Z98]*[.AA98]" office:value-type="float" office:value="0.14928" calcext:value-type="float">
            <text:p>0,14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98]=&quot;Yes&quot;; [.W98];&quot;&quot;)" office:value-type="float" office:value="0" calcext:value-type="float">
            <text:p>0</text:p>
          </table:table-cell>
          <table:table-cell table:style-name="ce105" table:formula="of:=IF([.$AC98]=&quot;Yes&quot;; [.X98];&quot;&quot;)" office:value-type="float" office:value="1" calcext:value-type="float">
            <text:p>1</text:p>
          </table:table-cell>
          <table:table-cell table:style-name="ce130" table:formula="of:=IF([.$AC98]=&quot;Yes&quot;; [.AB98];&quot;&quot;)" office:value-type="float" office:value="0.14928" calcext:value-type="float">
            <text:p>0,149</text:p>
          </table:table-cell>
          <table:table-cell table:number-columns-repeated="992"/>
        </table:table-row>
        <table:table-row table:style-name="ro3">
          <table:table-cell table:style-name="ce3" table:formula="of:=[.A98]+1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7</text:p>
          </table:table-cell>
          <table:table-cell table:style-name="ce14" office:value-type="string" calcext:value-type="string">
            <text:p>1099795</text:p>
          </table:table-cell>
          <table:table-cell table:style-name="ce14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0RCT-ND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13220RL</text:p>
          </table:table-cell>
          <table:table-cell table:style-name="ce71" office:value-type="float" office:value="0.02" calcext:value-type="float">
            <text:p>0,02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32</text:p>
          </table:table-cell>
          <table:table-cell table:style-name="ce14" office:value-type="string" calcext:value-type="string">
            <text:p>CRG0805F220R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200T5E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 calcext:value-type="float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 calcext:value-type="string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 calcext:value-type="currency">
            <text:p>0,018 €</text:p>
          </table:table-cell>
          <table:table-cell table:style-name="ce114" table:formula="of:=[.B99]" office:value-type="float" office:value="1" calcext:value-type="float">
            <text:p>1</text:p>
          </table:table-cell>
          <table:table-cell table:style-name="ce130" table:formula="of:=[.Z99]*[.AA99]" office:value-type="float" office:value="0.018" calcext:value-type="float">
            <text:p>0,01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99]=&quot;Yes&quot;; [.W99];&quot;&quot;)" office:value-type="float" office:value="0" calcext:value-type="float">
            <text:p>0</text:p>
          </table:table-cell>
          <table:table-cell table:style-name="ce104" table:formula="of:=IF([.$AC99]=&quot;Yes&quot;; [.X99];&quot;&quot;)" office:value-type="float" office:value="1" calcext:value-type="float">
            <text:p>1</text:p>
          </table:table-cell>
          <table:table-cell table:style-name="ce130" table:formula="of:=IF([.$AC99]=&quot;Yes&quot;; [.AB99];&quot;&quot;)" office:value-type="float" office:value="0.018" calcext:value-type="float">
            <text:p>0,01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9</text:p>
          </table:table-cell>
          <table:table-cell table:style-name="ce15" office:value-type="string" calcext:value-type="string">
            <text:p>1099795</text:p>
          </table:table-cell>
          <table:table-cell table:style-name="ce25" office:value-type="string" calcext:value-type="string">
            <text:p>WCR0805-22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72" office:value-type="float" office:value="0.018" calcext:value-type="float">
            <text:p>0,01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2200T5E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 calcext:value-type="float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 calcext:value-type="string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 calcext:value-type="currency">
            <text:p>0,018 €</text:p>
          </table:table-cell>
          <table:table-cell table:style-name="ce114" table:formula="of:=[.B100]" office:value-type="float" office:value="1" calcext:value-type="float">
            <text:p>1</text:p>
          </table:table-cell>
          <table:table-cell table:style-name="ce130" table:formula="of:=[.Z100]*[.AA100]" office:value-type="float" office:value="0.018" calcext:value-type="float">
            <text:p>0,018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99]+1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5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4, R49</text:p>
          </table:table-cell>
          <table:table-cell table:style-name="ce14" office:value-type="string" calcext:value-type="string">
            <text:p>2861939</text:p>
          </table:table-cell>
          <table:table-cell table:style-name="ce14" office:value-type="string" calcext:value-type="string">
            <text:p>CRGCQ1206J15R </text:p>
          </table:table-cell>
          <table:table-cell table:style-name="ce45" office:value-type="float" office:value="0.14" calcext:value-type="float">
            <text:p>0,14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NCP1206FTD15R0CT-ND </text:p>
          </table:table-cell>
          <table:table-cell table:style-name="ce71" office:value-type="float" office:value="0.081" calcext:value-type="float">
            <text:p>0,08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H1206F15R</text:p>
          </table:table-cell>
          <table:table-cell table:style-name="ce71" office:value-type="float" office:value="0.031" calcext:value-type="float">
            <text:p>0,03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2013</text:p>
          </table:table-cell>
          <table:table-cell table:style-name="ce14" office:value-type="string" calcext:value-type="string">
            <text:p>CRG1206F15R</text:p>
          </table:table-cell>
          <table:table-cell table:style-name="ce71" office:value-type="float" office:value="0.008" calcext:value-type="float">
            <text:p>0,00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1206S4J0150T5E</text:p>
          </table:table-cell>
          <table:table-cell table:style-name="ce45" office:value-type="float" office:value="0.01239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2" calcext:value-type="float">
            <text:p>2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RS" calcext:value-type="string">
            <text:p>RS</text:p>
          </table:table-cell>
          <table:table-cell table:style-name="ce120" table:formula="of:=IF([.B101]&lt;&gt;&quot;&quot;;MIN([.H101];[.K101];[.N101];[.R101];[.U101]);&quot;&quot;)" office:value-type="currency" office:currency="EUR" office:value="0.008" calcext:value-type="currency">
            <text:p>0,008 €</text:p>
          </table:table-cell>
          <table:table-cell table:style-name="ce114" table:formula="of:=[.B101]" office:value-type="float" office:value="2" calcext:value-type="float">
            <text:p>2</text:p>
          </table:table-cell>
          <table:table-cell table:style-name="ce130" table:formula="of:=[.Z101]*[.AA101]" office:value-type="float" office:value="0.016" calcext:value-type="float">
            <text:p>0,016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1]=&quot;Yes&quot;; [.W101];&quot;&quot;)" office:value-type="float" office:value="0" calcext:value-type="float">
            <text:p>0</text:p>
          </table:table-cell>
          <table:table-cell table:style-name="ce104" table:formula="of:=IF([.$AC101]=&quot;Yes&quot;; [.X101];&quot;&quot;)" office:value-type="float" office:value="2" calcext:value-type="float">
            <text:p>2</text:p>
          </table:table-cell>
          <table:table-cell table:style-name="ce130" table:formula="of:=IF([.$AC101]=&quot;Yes&quot;; [.AB101];&quot;&quot;)" office:value-type="float" office:value="0.016" calcext:value-type="float">
            <text:p>0,016</text:p>
          </table:table-cell>
          <table:table-cell table:number-columns-repeated="992"/>
        </table:table-row>
        <table:table-row table:style-name="ro3">
          <table:table-cell table:style-name="ce3" table:formula="of:=[.A101]+1" office:value-type="float" office:value="87" calcext:value-type="float">
            <text:p>87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7K5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1, R50</text:p>
          </table:table-cell>
          <table:table-cell table:style-name="ce15" office:value-type="string" calcext:value-type="string">
            <text:p>1575887</text:p>
          </table:table-cell>
          <table:table-cell table:style-name="ce25" office:value-type="string" calcext:value-type="string">
            <text:p>MCTC0525B7501T5E</text:p>
          </table:table-cell>
          <table:table-cell table:style-name="ce46" office:value-type="float" office:value="0.203" calcext:value-type="float">
            <text:p>0,20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YAG1974CT-ND</text:p>
          </table:table-cell>
          <table:table-cell table:style-name="ce72" office:value-type="float" office:value="0.265" calcext:value-type="float">
            <text:p>0,26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7K5E1</text:p>
          </table:table-cell>
          <table:table-cell table:style-name="ce72" office:value-type="float" office:value="0.249" calcext:value-type="float">
            <text:p>0,249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AR05BTCW7501</text:p>
          </table:table-cell>
          <table:table-cell table:style-name="ce46" office:value-type="float" office:value="0.10516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02]&lt;&gt;&quot;&quot;;&quot;&quot;;[.B102])" office:value-type="float" office:value="2" calcext:value-type="float">
            <text:p>2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TME" calcext:value-type="string">
            <text:p>TME</text:p>
          </table:table-cell>
          <table:table-cell table:style-name="ce120" table:formula="of:=IF([.B102]&lt;&gt;&quot;&quot;;MIN([.H102];[.K102];[.N102];[.R102];[.U102]);&quot;&quot;)" office:value-type="currency" office:currency="EUR" office:value="0.10516" calcext:value-type="currency">
            <text:p>0,105 €</text:p>
          </table:table-cell>
          <table:table-cell table:style-name="ce114" table:formula="of:=[.B102]" office:value-type="float" office:value="2" calcext:value-type="float">
            <text:p>2</text:p>
          </table:table-cell>
          <table:table-cell table:style-name="ce130" table:formula="of:=[.Z102]*[.AA102]" office:value-type="float" office:value="0.21032" calcext:value-type="float">
            <text:p>0,21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02]=&quot;Yes&quot;; [.W102];&quot;&quot;)" office:value-type="float" office:value="0" calcext:value-type="float">
            <text:p>0</text:p>
          </table:table-cell>
          <table:table-cell table:style-name="ce105" table:formula="of:=IF([.$AC102]=&quot;Yes&quot;; [.X102];&quot;&quot;)" office:value-type="float" office:value="2" calcext:value-type="float">
            <text:p>2</text:p>
          </table:table-cell>
          <table:table-cell table:style-name="ce130" table:formula="of:=IF([.$AC102]=&quot;Yes&quot;; [.AB102];&quot;&quot;)" office:value-type="float" office:value="0.21032" calcext:value-type="float">
            <text:p>0,210</text:p>
          </table:table-cell>
          <table:table-cell table:number-columns-repeated="992"/>
        </table:table-row>
        <table:table-row table:style-name="ro2">
          <table:table-cell table:style-name="ce3" table:formula="of:=[.A102]+1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2</text:p>
          </table:table-cell>
          <table:table-cell table:style-name="ce14" office:value-type="string" calcext:value-type="string">
            <text:p>2447607</text:p>
          </table:table-cell>
          <table:table-cell table:style-name="ce14" office:value-type="string" calcext:value-type="string">
            <text:p>MCWR08X2202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2K0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22K0FKEAC</text:p>
          </table:table-cell>
          <table:table-cell table:style-name="ce71" office:value-type="float" office:value="0.018" calcext:value-type="float">
            <text:p>0,018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679-1109</text:p>
          </table:table-cell>
          <table:table-cell table:style-name="ce14" office:value-type="string" calcext:value-type="string">
            <text:p>CRCW080522K0FKEA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223T5E</text:p>
          </table:table-cell>
          <table:table-cell table:style-name="ce45" office:value-type="float" office:value="0.0131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1" calcext:value-type="float">
            <text:p>1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7" calcext:value-type="currency">
            <text:p>0,010 €</text:p>
          </table:table-cell>
          <table:table-cell table:style-name="ce114" table:formula="of:=[.B103]" office:value-type="float" office:value="1" calcext:value-type="float">
            <text:p>1</text:p>
          </table:table-cell>
          <table:table-cell table:style-name="ce130" table:formula="of:=[.Z103]*[.AA103]" office:value-type="float" office:value="0.0097" calcext:value-type="float">
            <text:p>0,01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3]=&quot;Yes&quot;; [.W103];&quot;&quot;)" office:value-type="float" office:value="0" calcext:value-type="float">
            <text:p>0</text:p>
          </table:table-cell>
          <table:table-cell table:style-name="ce104" table:formula="of:=IF([.$AC103]=&quot;Yes&quot;; [.X103];&quot;&quot;)" office:value-type="float" office:value="1" calcext:value-type="float">
            <text:p>1</text:p>
          </table:table-cell>
          <table:table-cell table:style-name="ce130" table:formula="of:=IF([.$AC103]=&quot;Yes&quot;; [.AB103];&quot;&quot;)" office:value-type="float" office:value="0.0097" calcext:value-type="float">
            <text:p>0,01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01, R102</text:p>
          </table:table-cell>
          <table:table-cell table:style-name="ce15" office:value-type="string" calcext:value-type="string">
            <text:p>2447607</text:p>
          </table:table-cell>
          <table:table-cell table:style-name="ce25" office:value-type="string" calcext:value-type="string">
            <text:p>MCWR08X2202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22K0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22K0FKEAC</text:p>
          </table:table-cell>
          <table:table-cell table:style-name="ce72" office:value-type="float" office:value="0.018" calcext:value-type="float">
            <text:p>0,018</text:p>
          </table:table-cell>
          <table:table-cell table:style-name="ce79" office:value-type="float" office:value="100" calcext:value-type="float">
            <text:p>100</text:p>
          </table:table-cell>
          <table:table-cell table:style-name="ce88" office:value-type="string" calcext:value-type="string">
            <text:p>679-1109</text:p>
          </table:table-cell>
          <table:table-cell table:style-name="ce88" office:value-type="string" calcext:value-type="string">
            <text:p>CRCW080522K0FKEA</text:p>
          </table:table-cell>
          <table:table-cell table:style-name="ce72" office:value-type="float" office:value="0.034" calcext:value-type="float">
            <text:p>0,03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J0223T5E</text:p>
          </table:table-cell>
          <table:table-cell table:style-name="ce46" office:value-type="float" office:value="0.0131" calcext:value-type="float">
            <text:p>0,013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2" calcext:value-type="float">
            <text:p>2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 calcext:value-type="string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7" calcext:value-type="currency">
            <text:p>0,010 €</text:p>
          </table:table-cell>
          <table:table-cell table:style-name="ce114" table:formula="of:=[.B104]" office:value-type="float" office:value="2" calcext:value-type="float">
            <text:p>2</text:p>
          </table:table-cell>
          <table:table-cell table:style-name="ce130" table:formula="of:=[.Z104]*[.AA104]" office:value-type="float" office:value="0.0194" calcext:value-type="float">
            <text:p>0,019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[.A103]+1"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6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44, R53</text:p>
          </table:table-cell>
          <table:table-cell table:style-name="ce14" office:value-type="string" calcext:value-type="string">
            <text:p>2447578</text:p>
          </table:table-cell>
          <table:table-cell table:style-name="ce14" office:value-type="string" calcext:value-type="string">
            <text:p>MCWR08X1602FTL</text:p>
          </table:table-cell>
          <table:table-cell table:style-name="ce45" office:value-type="float" office:value="0.062" calcext:value-type="float">
            <text:p>0,06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6.0KCRCT-ND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FRE0716KL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9-0920</text:p>
          </table:table-cell>
          <table:table-cell table:style-name="ce14" office:value-type="string" calcext:value-type="string">
            <text:p>CRCW080516K0FKEA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602T5E</text:p>
          </table:table-cell>
          <table:table-cell table:style-name="ce45" office:value-type="float" office:value="0.01476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5]&lt;&gt;&quot;&quot;;&quot;&quot;;[.B105])" office:value-type="float" office:value="2" calcext:value-type="float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 calcext:value-type="string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01476" calcext:value-type="currency">
            <text:p>0,015 €</text:p>
          </table:table-cell>
          <table:table-cell table:style-name="ce114" table:formula="of:=[.B105]" office:value-type="float" office:value="2" calcext:value-type="float">
            <text:p>2</text:p>
          </table:table-cell>
          <table:table-cell table:style-name="ce130" table:formula="of:=[.Z105]*[.AA105]" office:value-type="float" office:value="0.02952" calcext:value-type="float">
            <text:p>0,03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5]=&quot;Yes&quot;; [.W105];&quot;&quot;)" office:value-type="float" office:value="0" calcext:value-type="float">
            <text:p>0</text:p>
          </table:table-cell>
          <table:table-cell table:style-name="ce104" table:formula="of:=IF([.$AC105]=&quot;Yes&quot;; [.X105];&quot;&quot;)" office:value-type="float" office:value="2" calcext:value-type="float">
            <text:p>2</text:p>
          </table:table-cell>
          <table:table-cell table:style-name="ce130" table:formula="of:=IF([.$AC105]=&quot;Yes&quot;; [.AB105];&quot;&quot;)" office:value-type="float" office:value="0.02952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 table:formula="of:=[.A105]+1" office:value-type="float" office:value="90" calcext:value-type="float">
            <text:p>9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24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5, R46</text:p>
            <text:p/>
          </table:table-cell>
          <table:table-cell table:style-name="ce15" office:value-type="string" calcext:value-type="string">
            <text:p>2670132</text:p>
          </table:table-cell>
          <table:table-cell table:style-name="ce25" office:value-type="string" calcext:value-type="string">
            <text:p>WF08U1243BTL</text:p>
          </table:table-cell>
          <table:table-cell table:style-name="ce46" office:value-type="float" office:value="0.0248" calcext:value-type="float">
            <text:p>0,02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124KDACT-ND </text:p>
          </table:table-cell>
          <table:table-cell table:style-name="ce72" office:value-type="float" office:value="0.269" calcext:value-type="float">
            <text:p>0,26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J-PB6B1243V</text:p>
          </table:table-cell>
          <table:table-cell table:style-name="ce72" office:value-type="float" office:value="0.16" calcext:value-type="float">
            <text:p>0,16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123-1601</text:p>
          </table:table-cell>
          <table:table-cell table:style-name="ce88" office:value-type="string" calcext:value-type="string">
            <text:p>CPF0805B124KE1</text:p>
          </table:table-cell>
          <table:table-cell table:style-name="ce72" office:value-type="float" office:value="0.223" calcext:value-type="float">
            <text:p>0,22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06]&lt;&gt;&quot;&quot;;&quot;&quot;;[.B106])" office:value-type="float" office:value="2" calcext:value-type="float">
            <text:p>2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 calcext:value-type="string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248" calcext:value-type="currency">
            <text:p>0,025 €</text:p>
          </table:table-cell>
          <table:table-cell table:style-name="ce114" table:formula="of:=[.B106]" office:value-type="float" office:value="2" calcext:value-type="float">
            <text:p>2</text:p>
          </table:table-cell>
          <table:table-cell table:style-name="ce130" table:formula="of:=[.Z106]*[.AA106]" office:value-type="float" office:value="0.0496" calcext:value-type="float">
            <text:p>0,05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06]=&quot;Yes&quot;; [.W106];&quot;&quot;)" office:value-type="float" office:value="0" calcext:value-type="float">
            <text:p>0</text:p>
          </table:table-cell>
          <table:table-cell table:style-name="ce105" table:formula="of:=IF([.$AC106]=&quot;Yes&quot;; [.X106];&quot;&quot;)" office:value-type="float" office:value="2" calcext:value-type="float">
            <text:p>2</text:p>
          </table:table-cell>
          <table:table-cell table:style-name="ce130" table:formula="of:=IF([.$AC106]=&quot;Yes&quot;; [.AB106];&quot;&quot;)" office:value-type="float" office:value="0.0496" calcext:value-type="float">
            <text:p>0,050</text:p>
          </table:table-cell>
          <table:table-cell table:number-columns-repeated="992"/>
        </table:table-row>
        <table:table-row table:style-name="ro3">
          <table:table-cell table:style-name="ce3" table:formula="of:=[.A106]+1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R5, R12, R14, R15, R34, R35, R82</text:p>
          </table:table-cell>
          <table:table-cell table:style-name="ce14" office:value-type="string" calcext:value-type="string">
            <text:p>9236643</text:p>
          </table:table-cell>
          <table:table-cell table:style-name="ce14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CRCT-ND</text:p>
          </table:table-cell>
          <table:table-cell table:style-name="ce71" office:value-type="float" office:value="0.071" calcext:value-type="float">
            <text:p>0,07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1206FR-0710RL</text:p>
          </table:table-cell>
          <table:table-cell table:style-name="ce71" office:value-type="float" office:value="0.034" calcext:value-type="float">
            <text:p>0,03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9085</text:p>
          </table:table-cell>
          <table:table-cell table:style-name="ce14" office:value-type="string" calcext:value-type="string">
            <text:p>CR1206-FX-10R0ELF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1206S4J0100T5E</text:p>
          </table:table-cell>
          <table:table-cell table:style-name="ce45" office:value-type="float" office:value="0.01244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07]&lt;&gt;&quot;&quot;;&quot;&quot;;[.B107])" office:value-type="float" office:value="7" calcext:value-type="float">
            <text:p>7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20" table:formula="of:=IF([.B107]&lt;&gt;&quot;&quot;;MIN([.H107];[.K107];[.N107];[.R107];[.U107]);&quot;&quot;)" office:value-type="currency" office:currency="EUR" office:value="0.01244" calcext:value-type="currency">
            <text:p>0,012 €</text:p>
          </table:table-cell>
          <table:table-cell table:style-name="ce114" table:formula="of:=[.B107]" office:value-type="float" office:value="7" calcext:value-type="float">
            <text:p>7</text:p>
          </table:table-cell>
          <table:table-cell table:style-name="ce130" table:formula="of:=[.Z107]*[.AA107]" office:value-type="float" office:value="0.08708" calcext:value-type="float">
            <text:p>0,087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7]=&quot;Yes&quot;; [.W107];&quot;&quot;)" office:value-type="float" office:value="0" calcext:value-type="float">
            <text:p>0</text:p>
          </table:table-cell>
          <table:table-cell table:style-name="ce104" table:formula="of:=IF([.$AC107]=&quot;Yes&quot;; [.X107];&quot;&quot;)" office:value-type="float" office:value="7" calcext:value-type="float">
            <text:p>7</text:p>
          </table:table-cell>
          <table:table-cell table:style-name="ce130" table:formula="of:=IF([.$AC107]=&quot;Yes&quot;; [.AB107];&quot;&quot;)" office:value-type="float" office:value="0.08708" calcext:value-type="float">
            <text:p>0,087</text:p>
          </table:table-cell>
          <table:table-cell table:number-columns-repeated="992"/>
        </table:table-row>
        <table:table-row table:style-name="ro3">
          <table:table-cell table:style-name="ce3" table:formula="of:=[.A107]+1" office:value-type="float" office:value="92" calcext:value-type="float">
            <text:p>9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9K 0.1%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8, R64</text:p>
          </table:table-cell>
          <table:table-cell table:style-name="ce15" office:value-type="string" calcext:value-type="string">
            <text:p>2337828</text:p>
          </table:table-cell>
          <table:table-cell table:style-name="ce25" office:value-type="string" calcext:value-type="string">
            <text:p>MCWF08R3902BTL</text:p>
          </table:table-cell>
          <table:table-cell table:style-name="ce46" office:value-type="float" office:value="0.276" calcext:value-type="float">
            <text:p>0,276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20774CT-ND</text:p>
          </table:table-cell>
          <table:table-cell table:style-name="ce72" office:value-type="float" office:value="0.268" calcext:value-type="float">
            <text:p>0,2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PF0805B39KE1</text:p>
          </table:table-cell>
          <table:table-cell table:style-name="ce72" office:value-type="float" office:value="0.122" calcext:value-type="float">
            <text:p>0,12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66-7418</text:p>
          </table:table-cell>
          <table:table-cell table:style-name="ce88" office:value-type="string" calcext:value-type="string">
            <text:p>CPF-A-0805B39KE1</text:p>
          </table:table-cell>
          <table:table-cell table:style-name="ce72" office:value-type="float" office:value="0.343" calcext:value-type="float">
            <text:p>0,343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AR05BTCW3902</text:p>
          </table:table-cell>
          <table:table-cell table:style-name="ce46" office:value-type="float" office:value="0.10543" calcext:value-type="float">
            <text:p>0,10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08]&lt;&gt;&quot;&quot;;&quot;&quot;;[.B108])" office:value-type="float" office:value="2" calcext:value-type="float">
            <text:p>2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20" table:formula="of:=IF([.B108]&lt;&gt;&quot;&quot;;MIN([.H108];[.K108];[.N108];[.R108];[.U108]);&quot;&quot;)" office:value-type="currency" office:currency="EUR" office:value="0.10543" calcext:value-type="currency">
            <text:p>0,105 €</text:p>
          </table:table-cell>
          <table:table-cell table:style-name="ce114" table:formula="of:=[.B108]" office:value-type="float" office:value="2" calcext:value-type="float">
            <text:p>2</text:p>
          </table:table-cell>
          <table:table-cell table:style-name="ce130" table:formula="of:=[.Z108]*[.AA108]" office:value-type="float" office:value="0.21086" calcext:value-type="float">
            <text:p>0,211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08]=&quot;Yes&quot;; [.W108];&quot;&quot;)" office:value-type="float" office:value="0" calcext:value-type="float">
            <text:p>0</text:p>
          </table:table-cell>
          <table:table-cell table:style-name="ce105" table:formula="of:=IF([.$AC108]=&quot;Yes&quot;; [.X108];&quot;&quot;)" office:value-type="float" office:value="2" calcext:value-type="float">
            <text:p>2</text:p>
          </table:table-cell>
          <table:table-cell table:style-name="ce130" table:formula="of:=IF([.$AC108]=&quot;Yes&quot;; [.AB108];&quot;&quot;)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108]+1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820R 0.1%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59, R68</text:p>
          </table:table-cell>
          <table:table-cell table:style-name="ce14" office:value-type="string" calcext:value-type="string">
            <text:p>2338010</text:p>
          </table:table-cell>
          <table:table-cell table:style-name="ce14" office:value-type="string" calcext:value-type="string">
            <text:p>MCWF08R8200BTL</text:p>
          </table:table-cell>
          <table:table-cell table:style-name="ce45" office:value-type="float" office:value="0.276" calcext:value-type="float">
            <text:p>0,27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YAG1979CT-ND </text:p>
          </table:table-cell>
          <table:table-cell table:style-name="ce71" office:value-type="float" office:value="0.262" calcext:value-type="float">
            <text:p>0,26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T0805BRD07820RL</text:p>
          </table:table-cell>
          <table:table-cell table:style-name="ce71" office:value-type="float" office:value="0.196" calcext:value-type="float">
            <text:p>0,1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66-7484</text:p>
          </table:table-cell>
          <table:table-cell table:style-name="ce14" office:value-type="string" calcext:value-type="string">
            <text:p>CPF-A-0805B820RE1</text:p>
          </table:table-cell>
          <table:table-cell table:style-name="ce71" office:value-type="float" office:value="0.265" calcext:value-type="float">
            <text:p>0,265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AR05BTCW8200</text:p>
          </table:table-cell>
          <table:table-cell table:style-name="ce45" office:value-type="float" office:value="0.10543" calcext:value-type="float">
            <text:p>0,105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09]&lt;&gt;&quot;&quot;;&quot;&quot;;[.B109])" office:value-type="float" office:value="2" calcext:value-type="float">
            <text:p>2</text:p>
          </table:table-cell>
          <table:table-cell table:style-name="ce114" table:formula="of:=IF([.Z109]=[.H109];&quot;Farnell&quot;; IF([.Z109]=[.K109]; &quot;Digikey&quot;; IF([.Z109]=[.N109]; &quot;Mouser&quot;; IF([.Z109]=[.R108]; &quot;RS&quot;; IF([.Z109]=[.U109]; &quot;TME&quot;)))))" office:value-type="string" office:string-value="TME" calcext:value-type="string">
            <text:p>TME</text:p>
          </table:table-cell>
          <table:table-cell table:style-name="ce120" table:formula="of:=IF([.B109]&lt;&gt;&quot;&quot;;MIN([.H109];[.K109];[.N109];[.R108];[.U109]);&quot;&quot;)" office:value-type="currency" office:currency="EUR" office:value="0.10543" calcext:value-type="currency">
            <text:p>0,105 €</text:p>
          </table:table-cell>
          <table:table-cell table:style-name="ce114" table:formula="of:=[.B109]" office:value-type="float" office:value="2" calcext:value-type="float">
            <text:p>2</text:p>
          </table:table-cell>
          <table:table-cell table:style-name="ce130" table:formula="of:=[.Z109]*[.AA109]" office:value-type="float" office:value="0.21086" calcext:value-type="float">
            <text:p>0,211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09]=&quot;Yes&quot;; [.W109];&quot;&quot;)" office:value-type="float" office:value="0" calcext:value-type="float">
            <text:p>0</text:p>
          </table:table-cell>
          <table:table-cell table:style-name="ce104" table:formula="of:=IF([.$AC109]=&quot;Yes&quot;; [.X109];&quot;&quot;)" office:value-type="float" office:value="2" calcext:value-type="float">
            <text:p>2</text:p>
          </table:table-cell>
          <table:table-cell table:style-name="ce130" table:formula="of:=IF([.$AC109]=&quot;Yes&quot;; [.AB109];&quot;&quot;)" office:value-type="float" office:value="0.21086" calcext:value-type="float">
            <text:p>0,211</text:p>
          </table:table-cell>
          <table:table-cell table:number-columns-repeated="992"/>
        </table:table-row>
        <table:table-row table:style-name="ro2">
          <table:table-cell table:style-name="ce3" table:formula="of:=[.A109]+1" office:value-type="float" office:value="94" calcext:value-type="float">
            <text:p>9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0R010</text:p>
          </table:table-cell>
          <table:table-cell table:style-name="ce25" office:value-type="string" calcext:value-type="string">
            <text:p>2512, low TCR</text:p>
          </table:table-cell>
          <table:table-cell table:style-name="ce15" office:value-type="string" calcext:value-type="string">
            <text:p>R67</text:p>
          </table:table-cell>
          <table:table-cell table:style-name="ce15" office:value-type="string" calcext:value-type="string">
            <text:p>2808330</text:p>
          </table:table-cell>
          <table:table-cell table:style-name="ce25" office:value-type="string" calcext:value-type="string">
            <text:p>GMR100HTBFA10L0</text:p>
          </table:table-cell>
          <table:table-cell table:style-name="ce46" office:value-type="float" office:value="1.13" calcext:value-type="float">
            <text:p>1,13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11-1686-1-ND</text:p>
          </table:table-cell>
          <table:table-cell table:style-name="ce72" office:value-type="float" office:value="1.35" calcext:value-type="float">
            <text:p>1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GMR100HTBFA10L0</text:p>
          </table:table-cell>
          <table:table-cell table:style-name="ce72" office:value-type="float" office:value="1.08" calcext:value-type="float">
            <text:p>1,08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0]&lt;&gt;&quot;&quot;;&quot;&quot;;[.B110])" office:value-type="float" office:value="1" calcext:value-type="float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Mouser" calcext:value-type="string">
            <text:p>Mouser</text:p>
          </table:table-cell>
          <table:table-cell table:style-name="ce120" table:formula="of:=IF([.B110]&lt;&gt;&quot;&quot;;MIN([.H110];[.K110];[.N110];[.R110];[.U110]);&quot;&quot;)" office:value-type="currency" office:currency="EUR" office:value="1.08" calcext:value-type="currency">
            <text:p>1,080 €</text:p>
          </table:table-cell>
          <table:table-cell table:style-name="ce114" table:formula="of:=[.B110]" office:value-type="float" office:value="1" calcext:value-type="float">
            <text:p>1</text:p>
          </table:table-cell>
          <table:table-cell table:style-name="ce130" table:formula="of:=[.Z110]*[.AA110]" office:value-type="float" office:value="1.08" calcext:value-type="float">
            <text:p>1,08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10]=&quot;Yes&quot;; [.W110];&quot;&quot;)" office:value-type="float" office:value="0" calcext:value-type="float">
            <text:p>0</text:p>
          </table:table-cell>
          <table:table-cell table:style-name="ce105" table:formula="of:=IF([.$AC110]=&quot;Yes&quot;; [.X110];&quot;&quot;)" office:value-type="float" office:value="1" calcext:value-type="float">
            <text:p>1</text:p>
          </table:table-cell>
          <table:table-cell table:style-name="ce130" table:formula="of:=IF([.$AC110]=&quot;Yes&quot;; [.AB110];&quot;&quot;)" office:value-type="float" office:value="1.08" calcext:value-type="float">
            <text:p>1,080</text:p>
          </table:table-cell>
          <table:table-cell table:number-columns-repeated="992"/>
        </table:table-row>
        <table:table-row table:style-name="ro2">
          <table:table-cell table:style-name="ce3" table:formula="of:=[.A110]+1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, R10, R18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1]&lt;&gt;&quot;&quot;;&quot;&quot;;[.B111])" office:value-type="float" office:value="3" calcext:value-type="float">
            <text:p>3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Farnell" calcext:value-type="string">
            <text:p>Farnell</text:p>
          </table:table-cell>
          <table:table-cell table:style-name="ce120" table:formula="of:=IF([.B111]&lt;&gt;&quot;&quot;;MIN([.H111];[.K111];[.N111];[.R111];[.U111]);&quot;&quot;)" office:value-type="currency" office:currency="EUR" office:value="0.0097" calcext:value-type="currency">
            <text:p>0,010 €</text:p>
          </table:table-cell>
          <table:table-cell table:style-name="ce114" table:formula="of:=[.B111]" office:value-type="float" office:value="3" calcext:value-type="float">
            <text:p>3</text:p>
          </table:table-cell>
          <table:table-cell table:style-name="ce130" table:formula="of:=[.Z111]*[.AA111]" office:value-type="float" office:value="0.0291" calcext:value-type="float">
            <text:p>0,02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11]=&quot;Yes&quot;; [.W111];&quot;&quot;)" office:value-type="float" office:value="0" calcext:value-type="float">
            <text:p>0</text:p>
          </table:table-cell>
          <table:table-cell table:style-name="ce104" table:formula="of:=IF([.$AC111]=&quot;Yes&quot;; [.X111];&quot;&quot;)" office:value-type="float" office:value="3" calcext:value-type="float">
            <text:p>3</text:p>
          </table:table-cell>
          <table:table-cell table:style-name="ce130" table:formula="of:=IF([.$AC111]=&quot;Yes&quot;; [.AB111];&quot;&quot;)" office:value-type="float" office:value="0.0291" calcext:value-type="float">
            <text:p>0,029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2, R95, R114</text:p>
          </table:table-cell>
          <table:table-cell table:style-name="ce15" office:value-type="string" calcext:value-type="string">
            <text:p>2447551</text:p>
          </table:table-cell>
          <table:table-cell table:style-name="ce25" office:value-type="string" calcext:value-type="string">
            <text:p>MCWR08X1003FTL</text:p>
          </table:table-cell>
          <table:table-cell table:style-name="ce46" office:value-type="float" office:value="0.0097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MCF0805FT100KCT-ND </text:p>
          </table:table-cell>
          <table:table-cell table:style-name="ce72" office:value-type="float" office:value="0.024" calcext:value-type="float">
            <text:p>0,024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100KFKEAC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691</text:p>
          </table:table-cell>
          <table:table-cell table:style-name="ce88" office:value-type="string" calcext:value-type="string">
            <text:p>CRG0805F100K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1003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12]&lt;&gt;&quot;&quot;;&quot;&quot;;[.B112])" office:value-type="float" office:value="3" calcext:value-type="float">
            <text:p>3</text:p>
          </table:table-cell>
          <table:table-cell table:style-name="ce114" table:formula="of:=IF([.Z112]=[.H112];&quot;Farnell&quot;; IF([.Z112]=[.K112]; &quot;Digikey&quot;; IF([.Z112]=[.N112]; &quot;Mouser&quot;; IF([.Z112]=[.R112]; &quot;RS&quot;; IF([.Z112]=[.U112]; &quot;TME&quot;)))))" office:value-type="string" office:string-value="Farnell" calcext:value-type="string">
            <text:p>Farnell</text:p>
          </table:table-cell>
          <table:table-cell table:style-name="ce120" table:formula="of:=IF([.B112]&lt;&gt;&quot;&quot;;MIN([.H112];[.K112];[.N112];[.R112];[.U112]);&quot;&quot;)" office:value-type="currency" office:currency="EUR" office:value="0.0097" calcext:value-type="currency">
            <text:p>0,010 €</text:p>
          </table:table-cell>
          <table:table-cell table:style-name="ce114" table:formula="of:=[.B112]" office:value-type="float" office:value="3" calcext:value-type="float">
            <text:p>3</text:p>
          </table:table-cell>
          <table:table-cell table:style-name="ce130" table:formula="of:=[.Z112]*[.AA112]" office:value-type="float" office:value="0.0291" calcext:value-type="float">
            <text:p>0,029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12]=&quot;Yes&quot;; [.W112];&quot;&quot;)">
            <text:p/>
          </table:table-cell>
          <table:table-cell table:style-name="ce105" table:formula="of:=IF([.$AC112]=&quot;Yes&quot;; [.X112];&quot;&quot;)">
            <text:p/>
          </table:table-cell>
          <table:table-cell table:style-name="ce130" table:formula="of:=IF([.$AC112]=&quot;Yes&quot;; [.AB11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1]+1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73</text:p>
          </table:table-cell>
          <table:table-cell table:style-name="ce14" office:value-type="string" calcext:value-type="string">
            <text:p>2073716</text:p>
          </table:table-cell>
          <table:table-cell table:style-name="ce14" office:value-type="string" calcext:value-type="string">
            <text:p>MCMR08X271 JTL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270RCT-ND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2700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48</text:p>
          </table:table-cell>
          <table:table-cell table:style-name="ce14" office:value-type="string" calcext:value-type="string">
            <text:p>CRG0805F270R</text:p>
          </table:table-cell>
          <table:table-cell table:style-name="ce71" office:value-type="float" office:value="0.025" calcext:value-type="float">
            <text:p>0,02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2700T5E</text:p>
          </table:table-cell>
          <table:table-cell table:style-name="ce45" office:value-type="float" office:value="0.02269" calcext:value-type="float">
            <text:p>0,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 calcext:value-type="float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Farnell" calcext:value-type="string">
            <text:p>Farnell</text:p>
          </table:table-cell>
          <table:table-cell table:style-name="ce120" table:formula="of:=IF([.B113]&lt;&gt;&quot;&quot;;MIN([.H113];[.K113];[.N113];[.R113];[.U113]);&quot;&quot;)" office:value-type="currency" office:currency="EUR" office:value="0.009" calcext:value-type="currency">
            <text:p>0,009 €</text:p>
          </table:table-cell>
          <table:table-cell table:style-name="ce114" table:formula="of:=[.B113]" office:value-type="float" office:value="1" calcext:value-type="float">
            <text:p>1</text:p>
          </table:table-cell>
          <table:table-cell table:style-name="ce130" table:formula="of:=[.Z113]*[.AA113]" office:value-type="float" office:value="0.009" calcext:value-type="float">
            <text:p>0,00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13]=&quot;Yes&quot;; [.W113];&quot;&quot;)" office:value-type="float" office:value="0" calcext:value-type="float">
            <text:p>0</text:p>
          </table:table-cell>
          <table:table-cell table:style-name="ce104" table:formula="of:=IF([.$AC113]=&quot;Yes&quot;; [.X113];&quot;&quot;)" office:value-type="float" office:value="1" calcext:value-type="float">
            <text:p>1</text:p>
          </table:table-cell>
          <table:table-cell table:style-name="ce130" table:formula="of:=IF([.$AC113]=&quot;Yes&quot;; [.AB113];&quot;&quot;)" office:value-type="float" office:value="0.009" calcext:value-type="float">
            <text:p>0,009</text:p>
          </table:table-cell>
          <table:table-cell table:number-columns-repeated="992"/>
        </table:table-row>
        <table:table-row table:style-name="ro2">
          <table:table-cell table:style-name="ce3" table:formula="of:=[.A113]+1" office:value-type="float" office:value="97" calcext:value-type="float">
            <text:p>97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75, R76, R79, R85</text:p>
          </table:table-cell>
          <table:table-cell table:style-name="ce15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76</text:p>
          </table:table-cell>
          <table:table-cell table:style-name="ce88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14]&lt;&gt;&quot;&quot;;&quot;&quot;;[.B114])" office:value-type="float" office:value="4" calcext:value-type="float">
            <text:p>4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Farnell" calcext:value-type="string">
            <text:p>Farnell</text:p>
          </table:table-cell>
          <table:table-cell table:style-name="ce120" table:formula="of:=IF([.B114]&lt;&gt;&quot;&quot;;MIN([.H114];[.K114];[.N114];[.R114];[.U114]);&quot;&quot;)" office:value-type="currency" office:currency="EUR" office:value="0.0189" calcext:value-type="currency">
            <text:p>0,019 €</text:p>
          </table:table-cell>
          <table:table-cell table:style-name="ce114" table:formula="of:=[.B114]" office:value-type="float" office:value="4" calcext:value-type="float">
            <text:p>4</text:p>
          </table:table-cell>
          <table:table-cell table:style-name="ce130" table:formula="of:=[.Z114]*[.AA114]" office:value-type="float" office:value="0.0756" calcext:value-type="float">
            <text:p>0,076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14]=&quot;Yes&quot;; [.W114];&quot;&quot;)" office:value-type="float" office:value="0" calcext:value-type="float">
            <text:p>0</text:p>
          </table:table-cell>
          <table:table-cell table:style-name="ce105" table:formula="of:=IF([.$AC114]=&quot;Yes&quot;; [.X114];&quot;&quot;)" office:value-type="float" office:value="4" calcext:value-type="float">
            <text:p>4</text:p>
          </table:table-cell>
          <table:table-cell table:style-name="ce130" table:formula="of:=IF([.$AC114]=&quot;Yes&quot;; [.AB114];&quot;&quot;)" office:value-type="float" office:value="0.0756" calcext:value-type="float">
            <text:p>0,076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113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14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,04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76</text:p>
          </table:table-cell>
          <table:table-cell table:style-name="ce14" office:value-type="string" calcext:value-type="string">
            <text:p>CRG0805F470R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1" calcext:value-type="float">
            <text:p>1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 calcext:value-type="string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 calcext:value-type="currency">
            <text:p>0,019 €</text:p>
          </table:table-cell>
          <table:table-cell table:style-name="ce114" table:formula="of:=[.B115]" office:value-type="float" office:value="1" calcext:value-type="float">
            <text:p>1</text:p>
          </table:table-cell>
          <table:table-cell table:style-name="ce130" table:formula="of:=[.Z115]*[.AA115]" office:value-type="float" office:value="0.0189" calcext:value-type="float">
            <text:p>0,019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15]=&quot;Yes&quot;; [.W115];&quot;&quot;)">
            <text:p/>
          </table:table-cell>
          <table:table-cell table:style-name="ce104" table:formula="of:=IF([.$AC115]=&quot;Yes&quot;; [.X115];&quot;&quot;)">
            <text:p/>
          </table:table-cell>
          <table:table-cell table:style-name="ce130" table:formula="of:=IF([.$AC115]=&quot;Yes&quot;; [.AB115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4]+1" office:value-type="float" office:value="98" calcext:value-type="float">
            <text:p>9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, <text:s/>R43, R63, R69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5" office:value-type="string" calcext:value-type="string">
            <text:p>WCR0805-1K0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2" office:value-type="float" office:value="0.015" calcext:value-type="float">
            <text:p>0,015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427</text:p>
          </table:table-cell>
          <table:table-cell table:style-name="ce88" office:value-type="string" calcext:value-type="string">
            <text:p>CRG0805F1K0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RC0805FR-071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4" calcext:value-type="float">
            <text:p>4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Mouser" calcext:value-type="string">
            <text:p>Mouser</text:p>
          </table:table-cell>
          <table:table-cell table:style-name="ce120" table:formula="of:=IF([.B116]&lt;&gt;&quot;&quot;;MIN([.H116];[.K116];[.N116];[.R116];[.U116]);&quot;&quot;)" office:value-type="currency" office:currency="EUR" office:value="0.015" calcext:value-type="currency">
            <text:p>0,015 €</text:p>
          </table:table-cell>
          <table:table-cell table:style-name="ce114" table:formula="of:=[.B116]" office:value-type="float" office:value="4" calcext:value-type="float">
            <text:p>4</text:p>
          </table:table-cell>
          <table:table-cell table:style-name="ce130" table:formula="of:=[.Z116]*[.AA116]" office:value-type="float" office:value="0.06" calcext:value-type="float">
            <text:p>0,0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16]=&quot;Yes&quot;; [.W116];&quot;&quot;)" office:value-type="float" office:value="0" calcext:value-type="float">
            <text:p>0</text:p>
          </table:table-cell>
          <table:table-cell table:style-name="ce105" table:formula="of:=IF([.$AC116]=&quot;Yes&quot;; [.X116];&quot;&quot;)" office:value-type="float" office:value="4" calcext:value-type="float">
            <text:p>4</text:p>
          </table:table-cell>
          <table:table-cell table:style-name="ce130" table:formula="of:=IF([.$AC116]=&quot;Yes&quot;; [.AB116];&quot;&quot;)" office:value-type="float" office:value="0.06" calcext:value-type="float">
            <text:p>0,0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K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38, R90, R100, R105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14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4" calcext:value-type="float">
            <text:p>4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Mouser" calcext:value-type="string">
            <text:p>Mouser</text:p>
          </table:table-cell>
          <table:table-cell table:style-name="ce120" table:formula="of:=IF([.B117]&lt;&gt;&quot;&quot;;MIN([.H117];[.K117];[.N117];[.R117];[.U117]);&quot;&quot;)" office:value-type="currency" office:currency="EUR" office:value="0.015" calcext:value-type="currency">
            <text:p>0,015 €</text:p>
          </table:table-cell>
          <table:table-cell table:style-name="ce114" table:formula="of:=[.B117]" office:value-type="float" office:value="4" calcext:value-type="float">
            <text:p>4</text:p>
          </table:table-cell>
          <table:table-cell table:style-name="ce130" table:formula="of:=[.Z117]*[.AA117]" office:value-type="float" office:value="0.06" calcext:value-type="float">
            <text:p>0,06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17]=&quot;Yes&quot;; [.W117];&quot;&quot;)">
            <text:p/>
          </table:table-cell>
          <table:table-cell table:style-name="ce104" table:formula="of:=IF([.$AC117]=&quot;Yes&quot;; [.X117];&quot;&quot;)">
            <text:p/>
          </table:table-cell>
          <table:table-cell table:style-name="ce130" table:formula="of:=IF([.$AC117]=&quot;Yes&quot;; [.AB11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6]+1" office:value-type="float" office:value="99" calcext:value-type="float">
            <text:p>99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89, R91</text:p>
          </table:table-cell>
          <table:table-cell table:style-name="ce15" office:value-type="string" calcext:value-type="string">
            <text:p>2695037</text:p>
          </table:table-cell>
          <table:table-cell table:style-name="ce25" office:value-type="string" calcext:value-type="string">
            <text:p>MCWR08X331 JTL</text:p>
          </table:table-cell>
          <table:table-cell table:style-name="ce46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9743CT-ND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0ELF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223-0354</text:p>
          </table:table-cell>
          <table:table-cell table:style-name="ce88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0T5E</text:p>
          </table:table-cell>
          <table:table-cell table:style-name="ce46" office:value-type="float" office:value="0.01458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2" calcext:value-type="float">
            <text:p>2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 calcext:value-type="string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4" calcext:value-type="currency">
            <text:p>0,009 €</text:p>
          </table:table-cell>
          <table:table-cell table:style-name="ce114" table:formula="of:=[.B118]" office:value-type="float" office:value="2" calcext:value-type="float">
            <text:p>2</text:p>
          </table:table-cell>
          <table:table-cell table:style-name="ce130" table:formula="of:=[.Z118]*[.AA118]" office:value-type="float" office:value="0.0188" calcext:value-type="float">
            <text:p>0,019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18]=&quot;Yes&quot;; [.W118];&quot;&quot;)" office:value-type="float" office:value="0" calcext:value-type="float">
            <text:p>0</text:p>
          </table:table-cell>
          <table:table-cell table:style-name="ce105" table:formula="of:=IF([.$AC118]=&quot;Yes&quot;; [.X118];&quot;&quot;)" office:value-type="float" office:value="2" calcext:value-type="float">
            <text:p>2</text:p>
          </table:table-cell>
          <table:table-cell table:style-name="ce130" table:formula="of:=IF([.$AC118]=&quot;Yes&quot;; [.AB118];&quot;&quot;)" office:value-type="float" office:value="0.0188" calcext:value-type="float">
            <text:p>0,019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330R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R83, R103, R112</text:p>
            <text:p/>
          </table:table-cell>
          <table:table-cell table:style-name="ce14" office:value-type="string" calcext:value-type="string">
            <text:p>2695037</text:p>
          </table:table-cell>
          <table:table-cell table:style-name="ce14" office:value-type="string" calcext:value-type="string">
            <text:p>MCWR08X331 J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29743CT-ND</text:p>
          </table:table-cell>
          <table:table-cell table:style-name="ce71" office:value-type="float" office:value="0.045" calcext:value-type="float">
            <text:p>0,0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3300ELF</text:p>
          </table:table-cell>
          <table:table-cell table:style-name="ce71" office:value-type="float" office:value="0.013" calcext:value-type="float">
            <text:p>0,0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354</text:p>
          </table:table-cell>
          <table:table-cell table:style-name="ce14" office:value-type="string" calcext:value-type="string">
            <text:p>CRG0805F330R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3300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 calcext:value-type="float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4" calcext:value-type="currency">
            <text:p>0,009 €</text:p>
          </table:table-cell>
          <table:table-cell table:style-name="ce114" table:formula="of:=[.B119]" office:value-type="float" office:value="3" calcext:value-type="float">
            <text:p>3</text:p>
          </table:table-cell>
          <table:table-cell table:style-name="ce130" table:formula="of:=[.Z119]*[.AA119]" office:value-type="float" office:value="0.0282" calcext:value-type="float">
            <text:p>0,028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18]+1" office:value-type="float" office:value="100" calcext:value-type="float">
            <text:p>10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, R19</text:p>
            <text:p/>
          </table:table-cell>
          <table:table-cell table:style-name="ce15" office:value-type="string" calcext:value-type="string">
            <text:p>2447637</text:p>
          </table:table-cell>
          <table:table-cell table:style-name="ce25" office:value-type="string" calcext:value-type="string">
            <text:p>MCWR08X3303FTL</text:p>
          </table:table-cell>
          <table:table-cell table:style-name="ce46" office:value-type="float" office:value="0.01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26361CT-ND </text:p>
          </table:table-cell>
          <table:table-cell table:style-name="ce72" office:value-type="float" office:value="0.046" calcext:value-type="float">
            <text:p>0,0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52-CR0805FX-3303ELF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679-1272</text:p>
          </table:table-cell>
          <table:table-cell table:style-name="ce88" office:value-type="string" calcext:value-type="string">
            <text:p>CRCW0805330KFKEA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0805S8F3303T5E</text:p>
          </table:table-cell>
          <table:table-cell table:style-name="ce46" office:value-type="float" office:value="0.01451" calcext:value-type="float">
            <text:p>0,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 calcext:value-type="float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 calcext:value-type="string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1" calcext:value-type="currency">
            <text:p>0,010 €</text:p>
          </table:table-cell>
          <table:table-cell table:style-name="ce114" table:formula="of:=[.B120]" office:value-type="float" office:value="2" calcext:value-type="float">
            <text:p>2</text:p>
          </table:table-cell>
          <table:table-cell table:style-name="ce130" table:formula="of:=[.Z120]*[.AA120]" office:value-type="float" office:value="0.02" calcext:value-type="float">
            <text:p>0,02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0]=&quot;Yes&quot;; [.W120];&quot;&quot;)" office:value-type="float" office:value="0" calcext:value-type="float">
            <text:p>0</text:p>
          </table:table-cell>
          <table:table-cell table:style-name="ce105" table:formula="of:=IF([.$AC120]=&quot;Yes&quot;; [.X120];&quot;&quot;)" office:value-type="float" office:value="2" calcext:value-type="float">
            <text:p>2</text:p>
          </table:table-cell>
          <table:table-cell table:style-name="ce130" table:formula="of:=IF([.$AC120]=&quot;Yes&quot;; [.AB120];&quot;&quot;)" office:value-type="float" office:value="0.02" calcext:value-type="float">
            <text:p>0,020</text:p>
          </table:table-cell>
          <table:table-cell table:number-columns-repeated="992"/>
        </table:table-row>
        <table:table-row table:style-name="ro3">
          <table:table-cell table:style-name="ce3" table:formula="of:=[.A120]+1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AC01000001007JA100</text:p>
          </table:table-cell>
          <table:table-cell table:style-name="ce24" office:value-type="string" calcext:value-type="string">
            <text:p><text:span text:style-name="T3">THT</text:span>; power resistor</text:p>
          </table:table-cell>
          <table:table-cell table:style-name="ce14" office:value-type="string" calcext:value-type="string">
            <text:p>R92</text:p>
          </table:table-cell>
          <table:table-cell table:style-name="ce14" office:value-type="string" calcext:value-type="string">
            <text:p>1735022</text:p>
          </table:table-cell>
          <table:table-cell table:style-name="ce14" office:value-type="string" calcext:value-type="string">
            <text:p>AC01000001007JA100</text:p>
          </table:table-cell>
          <table:table-cell table:style-name="ce45" office:value-type="float" office:value="0.441" calcext:value-type="float">
            <text:p>0,441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PC1W.10CT-ND</text:p>
          </table:table-cell>
          <table:table-cell table:style-name="ce71" office:value-type="float" office:value="0.5" calcext:value-type="float">
            <text:p>0,5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4-AC01W0R100J </text:p>
          </table:table-cell>
          <table:table-cell table:style-name="ce71" office:value-type="float" office:value="0.349" calcext:value-type="float">
            <text:p>0,34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46-9836</text:p>
          </table:table-cell>
          <table:table-cell table:style-name="ce14" office:value-type="string" calcext:value-type="string">
            <text:p>AC01000001007JA100</text:p>
          </table:table-cell>
          <table:table-cell table:style-name="ce71" office:value-type="float" office:value="0.35" calcext:value-type="float">
            <text:p>0,35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21]" office:value-type="float" office:value="1" calcext:value-type="float">
            <text:p>1</text:p>
          </table:table-cell>
          <table:table-cell table:style-name="ce78" table:formula="of:=IF([.W121]&lt;&gt;&quot;&quot;;&quot;&quot;;[.B121])">
            <text:p/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Mouser" calcext:value-type="string">
            <text:p>Mouser</text:p>
          </table:table-cell>
          <table:table-cell table:style-name="ce120" table:formula="of:=IF([.B121]&lt;&gt;&quot;&quot;;MIN([.H121];[.K121];[.N121];[.R121];[.U121]);&quot;&quot;)" office:value-type="currency" office:currency="EUR" office:value="0.349" calcext:value-type="currency">
            <text:p>0,349 €</text:p>
          </table:table-cell>
          <table:table-cell table:style-name="ce114" table:formula="of:=[.B121]" office:value-type="float" office:value="1" calcext:value-type="float">
            <text:p>1</text:p>
          </table:table-cell>
          <table:table-cell table:style-name="ce130" table:formula="of:=[.Z121]*[.AA121]" office:value-type="float" office:value="0.349" calcext:value-type="float">
            <text:p>0,349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1]+1" office:value-type="float" office:value="102" calcext:value-type="float">
            <text:p>10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6R2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96</text:p>
          </table:table-cell>
          <table:table-cell table:style-name="ce15" office:value-type="string" calcext:value-type="string">
            <text:p>2447714</text:p>
          </table:table-cell>
          <table:table-cell table:style-name="ce25" office:value-type="string" calcext:value-type="string">
            <text:p>MCWR08W6R20FTL</text:p>
          </table:table-cell>
          <table:table-cell table:style-name="ce46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6.20CRCT-ND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6R2L</text:p>
          </table:table-cell>
          <table:table-cell table:style-name="ce72" office:value-type="float" office:value="0.02" calcext:value-type="float">
            <text:p>0,02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RC0805JR-076R2</text:p>
          </table:table-cell>
          <table:table-cell table:style-name="ce46" office:value-type="float" office:value="0.03422" calcext:value-type="float">
            <text:p>0,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2]&lt;&gt;&quot;&quot;;&quot;&quot;;[.B122])" office:value-type="float" office:value="1" calcext:value-type="float">
            <text:p>1</text:p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Farnell" calcext:value-type="string">
            <text:p>Farnell</text:p>
          </table:table-cell>
          <table:table-cell table:style-name="ce120" table:formula="of:=IF([.B122]&lt;&gt;&quot;&quot;;MIN([.H122];[.K122];[.N122];[.R122];[.U122]);&quot;&quot;)" office:value-type="currency" office:currency="EUR" office:value="0.0116" calcext:value-type="currency">
            <text:p>0,012 €</text:p>
          </table:table-cell>
          <table:table-cell table:style-name="ce114" table:formula="of:=[.B122]" office:value-type="float" office:value="1" calcext:value-type="float">
            <text:p>1</text:p>
          </table:table-cell>
          <table:table-cell table:style-name="ce130" table:formula="of:=[.Z122]*[.AA122]" office:value-type="float" office:value="0.0116" calcext:value-type="float">
            <text:p>0,012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2]+1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4" office:value-type="string" calcext:value-type="string">
            <text:p>RN1, RN2</text:p>
          </table:table-cell>
          <table:table-cell table:style-name="ce14" office:value-type="string" calcext:value-type="string">
            <text:p>1770128</text:p>
          </table:table-cell>
          <table:table-cell table:style-name="ce14" office:value-type="string" calcext:value-type="string">
            <text:p>CAY16-330J4LF</text:p>
          </table:table-cell>
          <table:table-cell table:style-name="ce45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330J4LFCT-ND</text:p>
          </table:table-cell>
          <table:table-cell table:style-name="ce71" office:value-type="float" office:value="0.09" calcext:value-type="float">
            <text:p>0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CAY16-330J4LF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1" office:value-type="float" office:value="0.004" calcext:value-type="float">
            <text:p>0,004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DR1206-33R-4/8</text:p>
          </table:table-cell>
          <table:table-cell table:style-name="ce45" office:value-type="float" office:value="0.00885" calcext:value-type="float">
            <text:p>0,009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2" calcext:value-type="float">
            <text:p>2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RS" calcext:value-type="string">
            <text:p>RS</text:p>
          </table:table-cell>
          <table:table-cell table:style-name="ce120" table:formula="of:=IF([.B123]&lt;&gt;&quot;&quot;;MIN([.H123];[.K123];[.N123];[.R123];[.U123]);&quot;&quot;)" office:value-type="currency" office:currency="EUR" office:value="0.004" calcext:value-type="currency">
            <text:p>0,004 €</text:p>
          </table:table-cell>
          <table:table-cell table:style-name="ce114" table:formula="of:=[.B123]" office:value-type="float" office:value="2" calcext:value-type="float">
            <text:p>2</text:p>
          </table:table-cell>
          <table:table-cell table:style-name="ce130" table:formula="of:=[.Z123]*[.AA123]" office:value-type="float" office:value="0.008" calcext:value-type="float">
            <text:p>0,008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23]=&quot;Yes&quot;; [.W123];&quot;&quot;)" office:value-type="float" office:value="0" calcext:value-type="float">
            <text:p>0</text:p>
          </table:table-cell>
          <table:table-cell table:style-name="ce104" table:formula="of:=IF([.$AC123]=&quot;Yes&quot;; [.X123];&quot;&quot;)" office:value-type="float" office:value="2" calcext:value-type="float">
            <text:p>2</text:p>
          </table:table-cell>
          <table:table-cell table:style-name="ce130" table:formula="of:=IF([.$AC123]=&quot;Yes&quot;; [.AB123];&quot;&quot;)" office:value-type="float" office:value="0.008" calcext:value-type="float">
            <text:p>0,008</text:p>
          </table:table-cell>
          <table:table-cell table:number-columns-repeated="992"/>
        </table:table-row>
        <table:table-row table:style-name="ro3">
          <table:table-cell table:style-name="ce3" table:formula="of:=[.A123]+1" office:value-type="float" office:value="104" calcext:value-type="float">
            <text:p>10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RF0703-821M</text:p>
          </table:table-cell>
          <table:table-cell table:style-name="ce25" office:value-type="string" calcext:value-type="string">
            <text:p>0703</text:p>
          </table:table-cell>
          <table:table-cell table:style-name="ce15" office:value-type="string" calcext:value-type="string">
            <text:p>TR1</text:p>
          </table:table-cell>
          <table:table-cell table:style-name="ce15" office:value-type="string" calcext:value-type="string">
            <text:p>1852832</text:p>
          </table:table-cell>
          <table:table-cell table:style-name="ce25" office:value-type="string" calcext:value-type="string">
            <text:p>SRF0703-821M</text:p>
          </table:table-cell>
          <table:table-cell table:style-name="ce46" office:value-type="float" office:value="0.827" calcext:value-type="float">
            <text:p>0,827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RF0703-821MCT-ND</text:p>
          </table:table-cell>
          <table:table-cell table:style-name="ce72" office:value-type="float" office:value="0.9" calcext:value-type="float">
            <text:p>0,9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SRF0703-821M</text:p>
          </table:table-cell>
          <table:table-cell table:style-name="ce72" office:value-type="float" office:value="0.681" calcext:value-type="float">
            <text:p>0,681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24]&lt;&gt;&quot;&quot;;&quot;&quot;;[.B124])" office:value-type="float" office:value="1" calcext:value-type="float">
            <text:p>1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Mouser" calcext:value-type="string">
            <text:p>Mouser</text:p>
          </table:table-cell>
          <table:table-cell table:style-name="ce120" table:formula="of:=IF([.B124]&lt;&gt;&quot;&quot;;MIN([.H124];[.K124];[.N124];[.R124];[.U124]);&quot;&quot;)" office:value-type="currency" office:currency="EUR" office:value="0.681" calcext:value-type="currency">
            <text:p>0,681 €</text:p>
          </table:table-cell>
          <table:table-cell table:style-name="ce114" table:formula="of:=[.B124]" office:value-type="float" office:value="1" calcext:value-type="float">
            <text:p>1</text:p>
          </table:table-cell>
          <table:table-cell table:style-name="ce130" table:formula="of:=[.Z124]*[.AA124]" office:value-type="float" office:value="0.681" calcext:value-type="float">
            <text:p>0,681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4]=&quot;Yes&quot;; [.W124];&quot;&quot;)" office:value-type="float" office:value="0" calcext:value-type="float">
            <text:p>0</text:p>
          </table:table-cell>
          <table:table-cell table:style-name="ce105" table:formula="of:=IF([.$AC124]=&quot;Yes&quot;; [.X124];&quot;&quot;)" office:value-type="float" office:value="1" calcext:value-type="float">
            <text:p>1</text:p>
          </table:table-cell>
          <table:table-cell table:style-name="ce130" table:formula="of:=IF([.$AC124]=&quot;Yes&quot;; [.AB124];&quot;&quot;)" office:value-type="float" office:value="0.681" calcext:value-type="float">
            <text:p>0,681</text:p>
          </table:table-cell>
          <table:table-cell table:number-columns-repeated="992"/>
        </table:table-row>
        <table:table-row table:style-name="ro3">
          <table:table-cell table:style-name="ce3" table:formula="of:=[.A124]+1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1020</text:p>
          </table:table-cell>
          <table:table-cell table:style-name="ce24" office:value-type="string" calcext:value-type="string">
            <text:p><text:span text:style-name="T3">THT</text:span>, Minifit Jr. 2-pin, right angle</text:p>
          </table:table-cell>
          <table:table-cell table:style-name="ce14" office:value-type="string" calcext:value-type="string">
            <text:p>X1</text:p>
          </table:table-cell>
          <table:table-cell table:style-name="ce14" office:value-type="string" calcext:value-type="string">
            <text:p>9963367</text:p>
          </table:table-cell>
          <table:table-cell table:style-name="ce14" office:value-type="string" calcext:value-type="string">
            <text:p>39-30-1020</text:p>
          </table:table-cell>
          <table:table-cell table:style-name="ce45" office:value-type="float" office:value="0.408" calcext:value-type="float">
            <text:p>0,40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WM1351-ND</text:p>
          </table:table-cell>
          <table:table-cell table:style-name="ce71" office:value-type="float" office:value="0.51" calcext:value-type="float">
            <text:p>0,5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38-39-30-1020 </text:p>
          </table:table-cell>
          <table:table-cell table:style-name="ce71" office:value-type="float" office:value="0.498" calcext:value-type="float">
            <text:p>0,498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510-9837</text:p>
          </table:table-cell>
          <table:table-cell table:style-name="ce14" office:value-type="string" calcext:value-type="string">
            <text:p>39-30-1020</text:p>
          </table:table-cell>
          <table:table-cell table:style-name="ce71" office:value-type="float" office:value="0.352" calcext:value-type="float">
            <text:p>0,352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MX-39-30-1020 </text:p>
          </table:table-cell>
          <table:table-cell table:style-name="ce45" office:value-type="float" office:value="0.3394" calcext:value-type="float">
            <text:p>0,339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25]" office:value-type="float" office:value="1" calcext:value-type="float">
            <text:p>1</text:p>
          </table:table-cell>
          <table:table-cell table:style-name="ce78" table:formula="of:=IF([.W125]&lt;&gt;&quot;&quot;;&quot;&quot;;[.B125])">
            <text:p/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TME" calcext:value-type="string">
            <text:p>TME</text:p>
          </table:table-cell>
          <table:table-cell table:style-name="ce120" table:formula="of:=IF([.B125]&lt;&gt;&quot;&quot;;MIN([.H125];[.K125];[.N125];[.R125];[.U125]);&quot;&quot;)" office:value-type="currency" office:currency="EUR" office:value="0.3394" calcext:value-type="currency">
            <text:p>0,339 €</text:p>
          </table:table-cell>
          <table:table-cell table:style-name="ce114" table:formula="of:=[.B125]" office:value-type="float" office:value="1" calcext:value-type="float">
            <text:p>1</text:p>
          </table:table-cell>
          <table:table-cell table:style-name="ce130" table:formula="of:=[.Z125]*[.AA125]" office:value-type="float" office:value="0.3394" calcext:value-type="float">
            <text:p>0,33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25]=&quot;Yes&quot;; [.W125];&quot;&quot;)" office:value-type="float" office:value="1" calcext:value-type="float">
            <text:p>1</text:p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 office:value-type="float" office:value="0.3394" calcext:value-type="float">
            <text:p>0,339</text:p>
          </table:table-cell>
          <table:table-cell table:number-columns-repeated="992"/>
        </table:table-row>
        <table:table-row table:style-name="ro3">
          <table:table-cell table:style-name="ce3" table:formula="of:=[.A125]+1" office:value-type="float" office:value="106" calcext:value-type="float">
            <text:p>10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77317-104-28LF</text:p>
          </table:table-cell>
          <table:table-cell table:style-name="ce25" office:value-type="string" calcext:value-type="string">
            <text:p><text:span text:style-name="T3">THT</text:span>, 28-pin 0.1" header right angled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S2111EC-14-ND</text:p>
          </table:table-cell>
          <table:table-cell table:style-name="ce72" office:value-type="float" office:value="1.03" calcext:value-type="float">
            <text:p>1,03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77317-104-28LF</text:p>
          </table:table-cell>
          <table:table-cell table:style-name="ce72" office:value-type="float" office:value="1.54" calcext:value-type="float">
            <text:p>1,54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126]" office:value-type="float" office:value="1" calcext:value-type="float">
            <text:p>1</text:p>
          </table:table-cell>
          <table:table-cell table:style-name="ce79" table:formula="of:=IF([.W126]&lt;&gt;&quot;&quot;;&quot;&quot;;[.B126])">
            <text:p/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Digikey" calcext:value-type="string">
            <text:p>Digikey</text:p>
          </table:table-cell>
          <table:table-cell table:style-name="ce120" table:formula="of:=IF([.B126]&lt;&gt;&quot;&quot;;MIN([.H126];[.K126];[.N126];[.R126];[.U126]);&quot;&quot;)" office:value-type="currency" office:currency="EUR" office:value="1.03" calcext:value-type="currency">
            <text:p>1,030 €</text:p>
          </table:table-cell>
          <table:table-cell table:style-name="ce114" table:formula="of:=[.B126]" office:value-type="float" office:value="1" calcext:value-type="float">
            <text:p>1</text:p>
          </table:table-cell>
          <table:table-cell table:style-name="ce130" table:formula="of:=[.Z126]*[.AA126]" office:value-type="float" office:value="1.03" calcext:value-type="float">
            <text:p>1,03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6]=&quot;Yes&quot;; [.W126];&quot;&quot;)" office:value-type="float" office:value="1" calcext:value-type="float">
            <text:p>1</text:p>
          </table:table-cell>
          <table:table-cell table:style-name="ce105" table:formula="of:=IF([.$AC126]=&quot;Yes&quot;; [.X126];&quot;&quot;)">
            <text:p/>
          </table:table-cell>
          <table:table-cell table:style-name="ce130" table:formula="of:=IF([.$AC126]=&quot;Yes&quot;; [.AB126];&quot;&quot;)" office:value-type="float" office:value="1.03" calcext:value-type="float">
            <text:p>1,030</text:p>
          </table:table-cell>
          <table:table-cell table:number-columns-repeated="992"/>
        </table:table-row>
        <table:table-row table:style-name="ro3">
          <table:table-cell table:style-name="ce3" table:formula="of:=[.A126]+1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22110005</text:p>
          </table:table-cell>
          <table:table-cell table:style-name="ce24" office:value-type="string" calcext:value-type="string">
            <text:p><text:span text:style-name="T4">THT</text:span><text:span text:style-name="T5">; Pluggable Terminal Blocks; 3.5mm; 5-pin</text:span></text:p>
          </table:table-cell>
          <table:table-cell table:style-name="ce14" office:value-type="string" calcext:value-type="string">
            <text:p>X3</text:p>
          </table:table-cell>
          <table:table-cell table:style-name="ce14" office:value-type="string" calcext:value-type="string">
            <text:p>2493680</text:p>
          </table:table-cell>
          <table:table-cell table:style-name="ce14" office:value-type="string" calcext:value-type="string">
            <text:p>CTB932HD/5</text:p>
          </table:table-cell>
          <table:table-cell table:style-name="ce45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732-2772-ND</text:p>
          </table:table-cell>
          <table:table-cell table:style-name="ce71" office:value-type="float" office:value="1.01" calcext:value-type="float">
            <text:p>1,0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10-691322110005</text:p>
          </table:table-cell>
          <table:table-cell table:style-name="ce71" office:value-type="float" office:value="1" calcext:value-type="float">
            <text:p>1,00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24-6642</text:p>
          </table:table-cell>
          <table:table-cell table:style-name="ce14" office:value-type="string" calcext:value-type="string">
            <text:p>691322110005</text:p>
          </table:table-cell>
          <table:table-cell table:style-name="ce71" office:value-type="float" office:value="0.96" calcext:value-type="float">
            <text:p>0,960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127]" office:value-type="float" office:value="1" calcext:value-type="float">
            <text:p>1</text:p>
          </table:table-cell>
          <table:table-cell table:style-name="ce78" table:formula="of:=IF([.W127]&lt;&gt;&quot;&quot;;&quot;&quot;;[.B127])">
            <text:p/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Farnell" calcext:value-type="string">
            <text:p>Farnell</text:p>
          </table:table-cell>
          <table:table-cell table:style-name="ce120" table:formula="of:=IF([.B127]&lt;&gt;&quot;&quot;;MIN([.H127];[.K127];[.N127];[.R127];[.U127]);&quot;&quot;)" office:value-type="currency" office:currency="EUR" office:value="0.373" calcext:value-type="currency">
            <text:p>0,373 €</text:p>
          </table:table-cell>
          <table:table-cell table:style-name="ce114" table:formula="of:=[.B127]" office:value-type="float" office:value="1" calcext:value-type="float">
            <text:p>1</text:p>
          </table:table-cell>
          <table:table-cell table:style-name="ce130" table:formula="of:=[.Z127]*[.AA127]" office:value-type="float" office:value="0.373" calcext:value-type="float">
            <text:p>0,373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27]=&quot;Yes&quot;; [.W127];&quot;&quot;)">
            <text:p/>
          </table:table-cell>
          <table:table-cell table:style-name="ce104" table:formula="of:=IF([.$AC127]=&quot;Yes&quot;; [.X127];&quot;&quot;)">
            <text:p/>
          </table:table-cell>
          <table:table-cell table:style-name="ce130" table:formula="of:=IF([.$AC127]=&quot;Yes&quot;; [.AB127];&quot;&quot;)">
            <text:p/>
          </table:table-cell>
          <table:table-cell table:number-columns-repeated="992"/>
        </table:table-row>
        <table:table-row table:style-name="ro3">
          <table:table-cell table:style-name="ce3" table:formula="of:=[.A127]+1" office:value-type="float" office:value="108" calcext:value-type="float">
            <text:p>10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24-2*10R0</text:p>
          </table:table-cell>
          <table:table-cell table:style-name="ce25" office:value-type="string" calcext:value-type="string">
            <text:p><text:span text:style-name="T3">THT</text:span>, 20-pin 0.1" receptacle right angled</text:p>
          </table:table-cell>
          <table:table-cell table:style-name="ce15" office:value-type="string" calcext:value-type="string">
            <text:p>X4</text:p>
          </table:table-cell>
          <table:table-cell table:style-name="ce15" office:value-type="string" calcext:value-type="string">
            <text:p>1668376</text:p>
          </table:table-cell>
          <table:table-cell table:style-name="ce25" office:value-type="string" calcext:value-type="string">
            <text:p>SSW-110-02-G-D-RA</text:p>
          </table:table-cell>
          <table:table-cell table:style-name="ce46" office:value-type="float" office:value="2.64" calcext:value-type="float">
            <text:p>2,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AM10030-ND</text:p>
          </table:table-cell>
          <table:table-cell table:style-name="ce72" office:value-type="float" office:value="1.77" calcext:value-type="float">
            <text:p>1,7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200-SSW11002TDRA</text:p>
          </table:table-cell>
          <table:table-cell table:style-name="ce72" office:value-type="float" office:value="1.75" calcext:value-type="float">
            <text:p>1,75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80-0986</text:p>
          </table:table-cell>
          <table:table-cell table:style-name="ce88" office:value-type="string" calcext:value-type="string">
            <text:p>SSW-110-02-T-D-RA</text:p>
          </table:table-cell>
          <table:table-cell table:style-name="ce72" office:value-type="float" office:value="2.1" calcext:value-type="float">
            <text:p>2,1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ZL263-20DG</text:p>
          </table:table-cell>
          <table:table-cell table:style-name="ce46" office:value-type="float" office:value="0.3353" calcext:value-type="float">
            <text:p>0,335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128]" office:value-type="float" office:value="1" calcext:value-type="float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 calcext:value-type="string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53" calcext:value-type="currency">
            <text:p>0,335 €</text:p>
          </table:table-cell>
          <table:table-cell table:style-name="ce114" table:formula="of:=[.B128]" office:value-type="float" office:value="1" calcext:value-type="float">
            <text:p>1</text:p>
          </table:table-cell>
          <table:table-cell table:style-name="ce130" table:formula="of:=[.Z128]*[.AA128]" office:value-type="float" office:value="0.3353" calcext:value-type="float">
            <text:p>0,335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28]=&quot;Yes&quot;; [.W128];&quot;&quot;)" office:value-type="float" office:value="1" calcext:value-type="float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53" calcext:value-type="float">
            <text:p>0,335</text:p>
          </table:table-cell>
          <table:table-cell table:style-name="Default" table:number-columns-repeated="218"/>
          <table:table-cell table:number-columns-repeated="774"/>
        </table:table-row>
        <table:table-row table:style-name="ro3">
          <table:table-cell table:style-name="ce3" table:formula="of:=[.A128]+1"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MAJ51A</text:p>
          </table:table-cell>
          <table:table-cell table:style-name="ce24" office:value-type="string" calcext:value-type="string">
            <text:p>SMA</text:p>
          </table:table-cell>
          <table:table-cell table:style-name="ce14" office:value-type="string" calcext:value-type="string">
            <text:p>ZD1</text:p>
          </table:table-cell>
          <table:table-cell table:style-name="ce14" office:value-type="string" calcext:value-type="string">
            <text:p>2677667</text:p>
          </table:table-cell>
          <table:table-cell table:style-name="ce14" office:value-type="string" calcext:value-type="string">
            <text:p>SMAJ51A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MAJ51ALFCT-ND</text:p>
          </table:table-cell>
          <table:table-cell table:style-name="ce71" office:value-type="float" office:value="0.37" calcext:value-type="float">
            <text:p>0,37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2-SMAJ51A</text:p>
          </table:table-cell>
          <table:table-cell table:style-name="ce71" office:value-type="float" office:value="0.463" calcext:value-type="float">
            <text:p>0,46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71-4238</text:p>
          </table:table-cell>
          <table:table-cell table:style-name="ce14" office:value-type="string" calcext:value-type="string">
            <text:p>SMAJ51A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SMAJ51A-LF</text:p>
          </table:table-cell>
          <table:table-cell table:style-name="ce45" office:value-type="float" office:value="0.2013" calcext:value-type="float">
            <text:p>0,201</text:p>
          </table:table-cell>
          <table:table-cell table:style-name="ce78" office:value-type="float" office:value="3" calcext:value-type="float">
            <text:p>3</text:p>
          </table:table-cell>
          <table:table-cell table:style-name="ce104"/>
          <table:table-cell table:style-name="ce78" table:formula="of:=IF([.W129]&lt;&gt;&quot;&quot;;&quot;&quot;;[.B129])" office:value-type="float" office:value="1" calcext:value-type="float">
            <text:p>1</text:p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Farnell" calcext:value-type="string">
            <text:p>Farnell</text:p>
          </table:table-cell>
          <table:table-cell table:style-name="ce120" table:formula="of:=IF([.B129]&lt;&gt;&quot;&quot;;MIN([.H129];[.K129];[.N129];[.R129];[.U129]);&quot;&quot;)" office:value-type="currency" office:currency="EUR" office:value="0.144" calcext:value-type="currency">
            <text:p>0,144 €</text:p>
          </table:table-cell>
          <table:table-cell table:style-name="ce114" table:formula="of:=[.B129]" office:value-type="float" office:value="1" calcext:value-type="float">
            <text:p>1</text:p>
          </table:table-cell>
          <table:table-cell table:style-name="ce130" table:formula="of:=[.Z129]*[.AA129]" office:value-type="float" office:value="0.144" calcext:value-type="float">
            <text:p>0,144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29]=&quot;Yes&quot;; [.W129];&quot;&quot;)" office:value-type="float" office:value="0" calcext:value-type="float">
            <text:p>0</text:p>
          </table:table-cell>
          <table:table-cell table:style-name="ce104" table:formula="of:=IF([.$AC129]=&quot;Yes&quot;; [.X129];&quot;&quot;)" office:value-type="float" office:value="1" calcext:value-type="float">
            <text:p>1</text:p>
          </table:table-cell>
          <table:table-cell table:style-name="ce130" table:formula="of:=IF([.$AC129]=&quot;Yes&quot;; [.AB129];&quot;&quot;)" office:value-type="float" office:value="0.144" calcext:value-type="float">
            <text:p>0,144</text:p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29]+1" office:value-type="float" office:value="110" calcext:value-type="float">
            <text:p>1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3Z9V1T1G</text:p>
          </table:table-cell>
          <table:table-cell table:style-name="ce25" office:value-type="string" calcext:value-type="string">
            <text:p>SOD-323</text:p>
          </table:table-cell>
          <table:table-cell table:style-name="ce15" office:value-type="string" calcext:value-type="string">
            <text:p>ZD2</text:p>
          </table:table-cell>
          <table:table-cell table:style-name="ce15" office:value-type="string" calcext:value-type="string">
            <text:p>2463517</text:p>
          </table:table-cell>
          <table:table-cell table:style-name="ce25" office:value-type="string" calcext:value-type="string">
            <text:p>MM3Z9V1T1G </text:p>
          </table:table-cell>
          <table:table-cell table:style-name="ce46" office:value-type="float" office:value="0.124" calcext:value-type="float">
            <text:p>0,12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MM3Z9V1T1GOSCT-ND</text:p>
          </table:table-cell>
          <table:table-cell table:style-name="ce72" office:value-type="float" office:value="0.12" calcext:value-type="float">
            <text:p>0,1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63-MM3Z9V1T1G</text:p>
          </table:table-cell>
          <table:table-cell table:style-name="ce72" office:value-type="float" office:value="0.108" calcext:value-type="float">
            <text:p>0,108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802-4653</text:p>
          </table:table-cell>
          <table:table-cell table:style-name="ce88" office:value-type="string" calcext:value-type="string">
            <text:p>MM3Z9V1T1G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200" calcext:value-type="float">
            <text:p>200</text:p>
          </table:table-cell>
          <table:table-cell table:style-name="ce97" office:value-type="string" calcext:value-type="string">
            <text:p>MM3Z9V1T1G</text:p>
          </table:table-cell>
          <table:table-cell table:style-name="ce46" office:value-type="float" office:value="0.0204" calcext:value-type="float">
            <text:p>0,020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30]&lt;&gt;&quot;&quot;;&quot;&quot;;[.B130])" office:value-type="float" office:value="1" calcext:value-type="float">
            <text:p>1</text:p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TME" calcext:value-type="string">
            <text:p>TME</text:p>
          </table:table-cell>
          <table:table-cell table:style-name="ce120" table:formula="of:=IF([.B130]&lt;&gt;&quot;&quot;;MIN([.H130];[.K130];[.N130];[.R130];[.U130]);&quot;&quot;)" office:value-type="currency" office:currency="EUR" office:value="0.0204" calcext:value-type="currency">
            <text:p>0,020 €</text:p>
          </table:table-cell>
          <table:table-cell table:style-name="ce114" table:formula="of:=[.B130]" office:value-type="float" office:value="1" calcext:value-type="float">
            <text:p>1</text:p>
          </table:table-cell>
          <table:table-cell table:style-name="ce130" table:formula="of:=[.Z130]*[.AA130]" office:value-type="float" office:value="0.0204" calcext:value-type="float">
            <text:p>0,020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0]+1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LVU2.8-TP</text:p>
          </table:table-cell>
          <table:table-cell table:style-name="ce24" office:value-type="string" calcext:value-type="string">
            <text:p>TVS, SOT-23</text:p>
          </table:table-cell>
          <table:table-cell table:style-name="ce14" office:value-type="string" calcext:value-type="string">
            <text:p>ZD3</text:p>
          </table:table-cell>
          <table:table-cell table:style-name="ce14" office:value-type="string" calcext:value-type="string">
            <text:p>2749173</text:p>
          </table:table-cell>
          <table:table-cell table:style-name="ce14" office:value-type="string" calcext:value-type="string">
            <text:p>SLVU2.8HTG</text:p>
          </table:table-cell>
          <table:table-cell table:style-name="ce45" office:value-type="float" office:value="0.929" calcext:value-type="float">
            <text:p>0,92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SLVU2.8-TPMSCT-ND</text:p>
          </table:table-cell>
          <table:table-cell table:style-name="ce71" office:value-type="float" office:value="0.69" calcext:value-type="float">
            <text:p>0,6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33-SLVU2.8-TP </text:p>
          </table:table-cell>
          <table:table-cell table:style-name="ce71" office:value-type="float" office:value="0.664" calcext:value-type="float">
            <text:p>0,664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793-1942</text:p>
          </table:table-cell>
          <table:table-cell table:style-name="ce14" office:value-type="string" calcext:value-type="string">
            <text:p>SLVU2.8HTG </text:p>
          </table:table-cell>
          <table:table-cell table:style-name="ce71" office:value-type="float" office:value="1" calcext:value-type="float">
            <text:p>1,000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31]&lt;&gt;&quot;&quot;;&quot;&quot;;[.B131])" office:value-type="float" office:value="1" calcext:value-type="float">
            <text:p>1</text:p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Mouser" calcext:value-type="string">
            <text:p>Mouser</text:p>
          </table:table-cell>
          <table:table-cell table:style-name="ce120" table:formula="of:=IF([.B131]&lt;&gt;&quot;&quot;;MIN([.H131];[.K131];[.N131];[.R131];[.U131]);&quot;&quot;)" office:value-type="currency" office:currency="EUR" office:value="0.664" calcext:value-type="currency">
            <text:p>0,664 €</text:p>
          </table:table-cell>
          <table:table-cell table:style-name="ce114" table:formula="of:=[.B131]" office:value-type="float" office:value="1" calcext:value-type="float">
            <text:p>1</text:p>
          </table:table-cell>
          <table:table-cell table:style-name="ce130" table:formula="of:=[.Z131]*[.AA131]" office:value-type="float" office:value="0.664" calcext:value-type="float">
            <text:p>0,664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31]=&quot;Yes&quot;; [.W131];&quot;&quot;)">
            <text:p/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3">
          <table:table-cell table:style-name="ce3" table:formula="of:=[.A131]+1" office:value-type="float" office:value="112" calcext:value-type="float">
            <text:p>11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ZD4</text:p>
          </table:table-cell>
          <table:table-cell table:style-name="ce15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,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,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545-3033</text:p>
          </table:table-cell>
          <table:table-cell table:style-name="ce88" office:value-type="string" calcext:value-type="string">
            <text:p>MMSZ5230BT1G</text:p>
          </table:table-cell>
          <table:table-cell table:style-name="ce72" office:value-type="float" office:value="0.173" calcext:value-type="float">
            <text:p>0,173</text:p>
          </table:table-cell>
          <table:table-cell table:style-name="ce79" office:value-type="float" office:value="20" calcext:value-type="float">
            <text:p>20</text:p>
          </table:table-cell>
          <table:table-cell table:style-name="ce97" office:value-type="string" calcext:value-type="string">
            <text:p>MMSZ5230BT1G</text:p>
          </table:table-cell>
          <table:table-cell table:style-name="ce46" office:value-type="float" office:value="0.0326" calcext:value-type="float">
            <text:p>0,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132]&lt;&gt;&quot;&quot;;&quot;&quot;;[.B132])" office:value-type="float" office:value="1" calcext:value-type="float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TME" calcext:value-type="string">
            <text:p>TME</text:p>
          </table:table-cell>
          <table:table-cell table:style-name="ce120" table:formula="of:=IF([.B132]&lt;&gt;&quot;&quot;;MIN([.H132];[.K132];[.N132];[.R132];[.U132]);&quot;&quot;)" office:value-type="currency" office:currency="EUR" office:value="0.0326" calcext:value-type="currency">
            <text:p>0,033 €</text:p>
          </table:table-cell>
          <table:table-cell table:style-name="ce114" table:formula="of:=[.B132]" office:value-type="float" office:value="1" calcext:value-type="float">
            <text:p>1</text:p>
          </table:table-cell>
          <table:table-cell table:style-name="ce130" table:formula="of:=[.Z132]*[.AA132]" office:value-type="float" office:value="0.0326" calcext:value-type="float">
            <text:p>0,033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32]=&quot;Yes&quot;; [.W132];&quot;&quot;)">
            <text:p/>
          </table:table-cell>
          <table:table-cell table:style-name="ce105" table:formula="of:=IF([.$AC132]=&quot;Yes&quot;; [.X132];&quot;&quot;)">
            <text:p/>
          </table:table-cell>
          <table:table-cell table:style-name="ce130" table:formula="of:=IF([.$AC132]=&quot;Yes&quot;; [.AB13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6">
          <table:table-cell table:style-name="ce5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 table:formula="of:=SUM([.W4:.W132])" office:value-type="float" office:value="18" calcext:value-type="float">
            <text:p>18</text:p>
          </table:table-cell>
          <table:table-cell table:style-name="ce106" table:formula="of:=SUM([.X4:.X132])" office:value-type="float" office:value="262" calcext:value-type="float">
            <text:p>262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4:.AB132])" office:value-type="currency" office:currency="EUR" office:value="66.24392" calcext:value-type="currency">
            <text:p>66,24 €</text:p>
          </table:table-cell>
          <table:table-cell/>
          <table:table-cell table:style-name="ce106" table:formula="of:=SUM([.AD4:.AD132])" office:value-type="float" office:value="11" calcext:value-type="float">
            <text:p>11</text:p>
          </table:table-cell>
          <table:table-cell table:style-name="ce106" table:formula="of:=SUM([.AE4:.AE132])" office:value-type="float" office:value="208" calcext:value-type="float">
            <text:p>208</text:p>
          </table:table-cell>
          <table:table-cell table:style-name="ce131" table:formula="of:=SUM([.AF4:.AF132])" office:value-type="currency" office:currency="EUR" office:value="55.99233" calcext:value-type="currency">
            <text:p>55,99 €</text:p>
          </table:table-cell>
          <table:table-cell table:number-columns-repeated="992"/>
        </table:table-row>
        <table:table-row table:style-name="ro6">
          <table:table-cell table:style-name="ce5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6"/>
        </table:table-row>
        <table:table-row table:style-name="ro6">
          <table:table-cell table:style-name="ce5"/>
          <table:table-cell table:style-name="ce2"/>
          <table:table-cell table:style-name="ce17" office:value-type="string" calcext:value-type="string" table:number-columns-spanned="30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1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6]&lt;&gt;&quot;&quot;;&quot;&quot;;[.B136])" office:value-type="float" office:value="1" calcext:value-type="float">
            <text:p>1</text:p>
          </table:table-cell>
          <table:table-cell table:style-name="ce114" table:formula="of:=IF([.Z136]=[.H136];&quot;Farnell&quot;; IF([.Z136]=[.K136]; &quot;Digikey&quot;; IF([.Z136]=[.N136]; &quot;Mouser&quot;; IF([.Z136]=[.R136]; &quot;RS&quot;; IF([.Z136]=[.U136]; &quot;TME&quot;)))))" office:value-type="string" office:string-value="Farnell" calcext:value-type="string">
            <text:p>Farnell</text:p>
          </table:table-cell>
          <table:table-cell table:style-name="ce120" table:formula="of:=IF([.B136]&lt;&gt;&quot;&quot;;MIN([.H136];[.K136];[.N136];[.R136];[.U136]);&quot;&quot;)" office:value-type="currency" office:currency="EUR" office:value="0" calcext:value-type="currency">
            <text:p>0,000 €</text:p>
          </table:table-cell>
          <table:table-cell table:style-name="ce114" table:formula="of:=[.B136]" office:value-type="float" office:value="1" calcext:value-type="float">
            <text:p>1</text:p>
          </table:table-cell>
          <table:table-cell table:style-name="ce130" table:formula="of:=[.Z136]*[.AA136]" office:value-type="float" office:value="0" calcext:value-type="float">
            <text:p>0,00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36]=&quot;Yes&quot;; [.W136];&quot;&quot;)">
            <text:p/>
          </table:table-cell>
          <table:table-cell table:style-name="ce104" table:formula="of:=IF([.$AC136]=&quot;Yes&quot;; [.X136];&quot;&quot;)">
            <text:p/>
          </table:table-cell>
          <table:table-cell table:style-name="ce130" table:formula="of:=IF([.$AC136]=&quot;Yes&quot;; [.AB136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40</text:p>
          </table:table-cell>
          <table:table-cell table:style-name="ce15" office:value-type="string" calcext:value-type="string">
            <text:p>1759217</text:p>
          </table:table-cell>
          <table:table-cell table:style-name="ce25" office:value-type="string" calcext:value-type="string">
            <text:p>MC0805N471J500CT</text:p>
          </table:table-cell>
          <table:table-cell table:style-name="ce46" office:value-type="float" office:value="0.0609" calcext:value-type="float">
            <text:p>0,0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7837-1-ND</text:p>
          </table:table-cell>
          <table:table-cell table:style-name="ce72" office:value-type="float" office:value="0.059" calcext:value-type="float">
            <text:p>0,05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007038</text:p>
          </table:table-cell>
          <table:table-cell table:style-name="ce72" office:value-type="float" office:value="0.056" calcext:value-type="float">
            <text:p>0,056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378-700</text:p>
          </table:table-cell>
          <table:table-cell table:style-name="ce88" office:value-type="string" calcext:value-type="string">
            <text:p>0805CG471J9BB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C0805JRNPO9BN471</text:p>
          </table:table-cell>
          <table:table-cell table:style-name="ce46" office:value-type="float" office:value="0.0241" calcext:value-type="float">
            <text:p>0,02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37]&lt;&gt;&quot;&quot;;&quot;&quot;;[.B137])" office:value-type="float" office:value="1" calcext:value-type="float">
            <text:p>1</text:p>
          </table:table-cell>
          <table:table-cell table:style-name="ce114" table:formula="of:=IF([.Z137]=[.H137];&quot;Farnell&quot;; IF([.Z137]=[.K137]; &quot;Digikey&quot;; IF([.Z137]=[.N137]; &quot;Mouser&quot;; IF([.Z137]=[.R137]; &quot;RS&quot;; IF([.Z137]=[.U137]; &quot;TME&quot;)))))" office:value-type="string" office:string-value="TME" calcext:value-type="string">
            <text:p>TME</text:p>
          </table:table-cell>
          <table:table-cell table:style-name="ce120" table:formula="of:=IF([.B137]&lt;&gt;&quot;&quot;;MIN([.H137];[.K137];[.N137];[.R137];[.U137]);&quot;&quot;)" office:value-type="currency" office:currency="EUR" office:value="0.0241" calcext:value-type="currency">
            <text:p>0,024 €</text:p>
          </table:table-cell>
          <table:table-cell table:style-name="ce114" table:formula="of:=[.B137]" office:value-type="float" office:value="1" calcext:value-type="float">
            <text:p>1</text:p>
          </table:table-cell>
          <table:table-cell table:style-name="ce130" table:formula="of:=[.Z137]*[.AA137]" office:value-type="float" office:value="0.0241" calcext:value-type="float">
            <text:p>0,024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37]=&quot;Yes&quot;; [.W137];&quot;&quot;)">
            <text:p/>
          </table:table-cell>
          <table:table-cell table:style-name="ce105" table:formula="of:=IF([.$AC137]=&quot;Yes&quot;; [.X137];&quot;&quot;)">
            <text:p/>
          </table:table-cell>
          <table:table-cell table:style-name="ce130" table:formula="of:=IF([.$AC137]=&quot;Yes&quot;; [.AB137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0805</text:p>
          </table:table-cell>
          <table:table-cell table:style-name="ce14" office:value-type="string" calcext:value-type="string">
            <text:p>C43, C44, C62, C95, C96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5" calcext:value-type="float">
            <text:p>5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 calcext:value-type="string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 calcext:value-type="currency">
            <text:p>0,000 €</text:p>
          </table:table-cell>
          <table:table-cell table:style-name="ce114" table:formula="of:=[.B138]" office:value-type="float" office:value="5" calcext:value-type="float">
            <text:p>5</text:p>
          </table:table-cell>
          <table:table-cell table:style-name="ce130" table:formula="of:=[.Z138]*[.AA138]" office:value-type="float" office:value="0" calcext:value-type="float">
            <text:p>0,00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38]=&quot;Yes&quot;; [.W138];&quot;&quot;)">
            <text:p/>
          </table:table-cell>
          <table:table-cell table:style-name="ce104" table:formula="of:=IF([.$AC138]=&quot;Yes&quot;; [.X138];&quot;&quot;)">
            <text:p/>
          </table:table-cell>
          <table:table-cell table:style-name="ce130" table:formula="of:=IF([.$AC138]=&quot;Yes&quot;; [.AB138];&quot;&quot;)">
            <text:p/>
          </table:table-cell>
          <table:table-cell table:number-columns-repeated="992"/>
        </table:table-row>
        <table:table-row table:style-name="ro2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84</text:p>
          </table:table-cell>
          <table:table-cell table:style-name="ce15" office:value-type="string" calcext:value-type="string">
            <text:p>2896566</text:p>
          </table:table-cell>
          <table:table-cell table:style-name="ce25" office:value-type="string" calcext:value-type="string">
            <text:p>VJ0805Y105KXXTW1BC</text:p>
          </table:table-cell>
          <table:table-cell table:style-name="ce46" office:value-type="float" office:value="0.084" calcext:value-type="float">
            <text:p>0,084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2" office:value-type="float" office:value="0.062" calcext:value-type="float">
            <text:p>0,062</text:p>
          </table:table-cell>
          <table:table-cell table:style-name="ce79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2" office:value-type="float" office:value="0.028" calcext:value-type="float">
            <text:p>0,028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CL21B105KOFNNNE</text:p>
          </table:table-cell>
          <table:table-cell table:style-name="ce46" office:value-type="float" office:value="0.01039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 calcext:value-type="float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 calcext:value-type="string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 calcext:value-type="currency">
            <text:p>0,010 €</text:p>
          </table:table-cell>
          <table:table-cell table:style-name="ce114" table:formula="of:=[.B139]" office:value-type="float" office:value="1" calcext:value-type="float">
            <text:p>1</text:p>
          </table:table-cell>
          <table:table-cell table:style-name="ce130" table:formula="of:=[.Z139]*[.AA139]" office:value-type="float" office:value="0.01039" calcext:value-type="float">
            <text:p>0,010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39]=&quot;Yes&quot;; [.W139];&quot;&quot;)">
            <text:p/>
          </table:table-cell>
          <table:table-cell table:style-name="ce105" table:formula="of:=IF([.$AC139]=&quot;Yes&quot;; [.X139];&quot;&quot;)">
            <text:p/>
          </table:table-cell>
          <table:table-cell table:style-name="ce130" table:formula="of:=IF([.$AC139]=&quot;Yes&quot;; [.AB139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ECAP2G/5</text:p>
          </table:table-cell>
          <table:table-cell table:style-name="ce14" office:value-type="string" calcext:value-type="string">
            <text:p>C94</text:p>
          </table:table-cell>
          <table:table-cell table:style-name="ce14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 calcext:value-type="float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 calcext:value-type="string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 calcext:value-type="currency">
            <text:p>0,000 €</text:p>
          </table:table-cell>
          <table:table-cell table:style-name="ce114" table:formula="of:=[.B140]" office:value-type="float" office:value="1" calcext:value-type="float">
            <text:p>1</text:p>
          </table:table-cell>
          <table:table-cell table:style-name="ce130" table:formula="of:=[.Z140]*[.AA140]" office:value-type="float" office:value="0" calcext:value-type="float">
            <text:p>0,000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SOD-123</text:p>
          </table:table-cell>
          <table:table-cell table:style-name="ce15" office:value-type="string" calcext:value-type="string">
            <text:p>D8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1" calcext:value-type="float">
            <text:p>1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 calcext:value-type="string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 calcext:value-type="currency">
            <text:p>0,000 €</text:p>
          </table:table-cell>
          <table:table-cell table:style-name="ce114" table:formula="of:=[.B141]" office:value-type="float" office:value="1" calcext:value-type="float">
            <text:p>1</text:p>
          </table:table-cell>
          <table:table-cell table:style-name="ce130" table:formula="of:=[.Z141]*[.AA141]" office:value-type="float" office:value="0" calcext:value-type="float">
            <text:p>0,000</text:p>
          </table:table-cell>
          <table:table-cell table:style-name="ce138" office:value-type="string" calcext:value-type="string">
            <text:p>No</text:p>
          </table:table-cell>
          <table:table-cell table:style-name="ce105" table:formula="of:=IF([.$AC141]=&quot;Yes&quot;; [.W141];&quot;&quot;)">
            <text:p/>
          </table:table-cell>
          <table:table-cell table:style-name="ce105" table:formula="of:=IF([.$AC141]=&quot;Yes&quot;; [.X141];&quot;&quot;)">
            <text:p/>
          </table:table-cell>
          <table:table-cell table:style-name="ce130" table:formula="of:=IF([.$AC141]=&quot;Yes&quot;; [.AB141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2512</text:p>
          </table:table-cell>
          <table:table-cell table:style-name="ce14" office:value-type="string" calcext:value-type="string">
            <text:p>R1</text:p>
          </table:table-cell>
          <table:table-cell table:style-name="ce14" office:value-type="string" calcext:value-type="string">
            <text:p>2081875</text:p>
          </table:table-cell>
          <table:table-cell table:style-name="ce14" office:value-type="string" calcext:value-type="string">
            <text:p>ASC2512-4K7FT4 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A130729CT-ND</text:p>
          </table:table-cell>
          <table:table-cell table:style-name="ce71" office:value-type="float" office:value="0.331" calcext:value-type="float">
            <text:p>0,33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279-CRGP2512F4K7 </text:p>
          </table:table-cell>
          <table:table-cell table:style-name="ce71" office:value-type="float" office:value="0.18" calcext:value-type="float">
            <text:p>0,18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4-0424</text:p>
          </table:table-cell>
          <table:table-cell table:style-name="ce14" office:value-type="string" calcext:value-type="string">
            <text:p>35204K7JT</text:p>
          </table:table-cell>
          <table:table-cell table:style-name="ce71" office:value-type="float" office:value="1.37" calcext:value-type="float">
            <text:p>1,37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RCW25124K70FKTHBC</text:p>
          </table:table-cell>
          <table:table-cell table:style-name="ce45" office:value-type="float" office:value="0.11315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 calcext:value-type="float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 calcext:value-type="string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 calcext:value-type="currency">
            <text:p>0,113 €</text:p>
          </table:table-cell>
          <table:table-cell table:style-name="ce114" table:formula="of:=[.B142]" office:value-type="float" office:value="1" calcext:value-type="float">
            <text:p>1</text:p>
          </table:table-cell>
          <table:table-cell table:style-name="ce130" table:formula="of:=[.Z142]*[.AA142]" office:value-type="float" office:value="0.11315" calcext:value-type="float">
            <text:p>0,113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, R51</text:p>
          </table:table-cell>
          <table:table-cell table:style-name="ce15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/>
          <table:table-cell table:style-name="ce114"/>
          <table:table-cell table:style-name="ce120"/>
          <table:table-cell table:style-name="ce114"/>
          <table:table-cell table:style-name="ce130"/>
          <table:table-cell table:style-name="ce138" office:value-type="string" calcext:value-type="string">
            <text:p>No</text:p>
          </table:table-cell>
          <table:table-cell table:style-name="ce105" table:number-columns-repeated="2"/>
          <table:table-cell table:style-name="ce130"/>
          <table:table-cell table:number-columns-repeated="992"/>
        </table:table-row>
        <table:table-row table:style-name="ro5">
          <table:table-cell table:style-name="ce5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calcext:value-type="string" table:number-columns-spanned="30" table:number-rows-spanned="1">
            <text:p>Related parts and accessorie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PMB-1</text:p>
          </table:table-cell>
          <table:table-cell table:style-name="ce24" office:value-type="string" calcext:value-type="string">
            <text:p>PCB bracket; polyamide</text:p>
          </table:table-cell>
          <table:table-cell table:style-name="ce14" office:value-type="string" calcext:value-type="string">
            <text:p>KK1, KK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 calcext:value-type="string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723" calcext:value-type="currency">
            <text:p>0,072 €</text:p>
          </table:table-cell>
          <table:table-cell table:style-name="ce114" table:formula="of:=[.B146]" office:value-type="float" office:value="2" calcext:value-type="float">
            <text:p>2</text:p>
          </table:table-cell>
          <table:table-cell table:style-name="ce130" table:formula="of:=[.Z146]*[.AA146]" office:value-type="float" office:value="0.1446" calcext:value-type="float">
            <text:p>0,145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46]=&quot;Yes&quot;; [.W146];&quot;&quot;)" office:value-type="float" office:value="0" calcext:value-type="float">
            <text:p>0</text:p>
          </table:table-cell>
          <table:table-cell table:style-name="ce104" table:formula="of:=IF([.$AC146]=&quot;Yes&quot;; [.X146];&quot;&quot;)" office:value-type="float" office:value="0" calcext:value-type="float">
            <text:p>0</text:p>
          </table:table-cell>
          <table:table-cell table:style-name="ce130" table:formula="of:=IF([.$AC146]=&quot;Yes&quot;; [.AB146];&quot;&quot;)" office:value-type="float" office:value="0.1446" calcext:value-type="float">
            <text:p>0,145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K96/84/SA</text:p>
          </table:table-cell>
          <table:table-cell table:style-name="ce25" office:value-type="string" calcext:value-type="string">
            <text:p>Heatsink 84 x 55 x 28 mm</text:p>
          </table:table-cell>
          <table:table-cell table:style-name="ce15" office:value-type="string" calcext:value-type="string">
            <text:p>KK3</text:p>
          </table:table-cell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SK96/84SA</text:p>
          </table:table-cell>
          <table:table-cell table:style-name="ce46" office:value-type="float" office:value="2.36" calcext:value-type="float">
            <text:p>2,36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 calcext:value-type="string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 calcext:value-type="currency">
            <text:p>2,360 €</text:p>
          </table:table-cell>
          <table:table-cell table:style-name="ce114" table:formula="of:=[.B147]" office:value-type="float" office:value="1" calcext:value-type="float">
            <text:p>1</text:p>
          </table:table-cell>
          <table:table-cell table:style-name="ce130" table:formula="of:=[.Z147]*[.AA147]" office:value-type="float" office:value="2.36" calcext:value-type="float">
            <text:p>2,36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47]=&quot;Yes&quot;; [.W147];&quot;&quot;)" office:value-type="float" office:value="0" calcext:value-type="float">
            <text:p>0</text:p>
          </table:table-cell>
          <table:table-cell table:style-name="ce105" table:formula="of:=IF([.$AC147]=&quot;Yes&quot;; [.X147];&quot;&quot;)" office:value-type="float" office:value="0" calcext:value-type="float">
            <text:p>0</text:p>
          </table:table-cell>
          <table:table-cell table:style-name="ce130" table:formula="of:=IF([.$AC147]=&quot;Yes&quot;; [.AB147];&quot;&quot;)" office:value-type="float" office:value="2.36" calcext:value-type="float">
            <text:p>2,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X5/BN661</text:p>
          </table:table-cell>
          <table:table-cell table:style-name="ce24" office:value-type="string" calcext:value-type="string">
            <text:p>Screw; M3x5; countersunk; Phillips; A2 stainless steel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B3X5/BN661</text:p>
          </table:table-cell>
          <table:table-cell table:style-name="ce45" office:value-type="float" office:value="0.0147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 calcext:value-type="string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 calcext:value-type="currency">
            <text:p>0,015 €</text:p>
          </table:table-cell>
          <table:table-cell table:style-name="ce114" table:formula="of:=[.B148]" office:value-type="float" office:value="2" calcext:value-type="float">
            <text:p>2</text:p>
          </table:table-cell>
          <table:table-cell table:style-name="ce130" table:formula="of:=[.Z148]*[.AA148]" office:value-type="float" office:value="0.0294" calcext:value-type="float">
            <text:p>0,02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48]=&quot;Yes&quot;; [.W148];&quot;&quot;)" office:value-type="float" office:value="0" calcext:value-type="float">
            <text:p>0</text:p>
          </table:table-cell>
          <table:table-cell table:style-name="ce104" table:formula="of:=IF([.$AC148]=&quot;Yes&quot;; [.X148];&quot;&quot;)" office:value-type="float" office:value="0" calcext:value-type="float">
            <text:p>0</text:p>
          </table:table-cell>
          <table:table-cell table:style-name="ce130" table:formula="of:=IF([.$AC148]=&quot;Yes&quot;; [.AB148];&quot;&quot;)" office:value-type="float" office:value="0.0294" calcext:value-type="float">
            <text:p>0,02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3X5/D7985</text:p>
          </table:table-cell>
          <table:table-cell table:style-name="ce25" office:value-type="string" calcext:value-type="string">
            <text:p>Screw; M3x5; cheese head; Phillips for PCB brackets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M3X5/D7985</text:p>
          </table:table-cell>
          <table:table-cell table:style-name="ce46" office:value-type="float" office:value="0.01192" calcext:value-type="float">
            <text:p>0,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 calcext:value-type="string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0.01192" calcext:value-type="currency">
            <text:p>0,012 €</text:p>
          </table:table-cell>
          <table:table-cell table:style-name="ce114" table:formula="of:=[.B149]" office:value-type="float" office:value="2" calcext:value-type="float">
            <text:p>2</text:p>
          </table:table-cell>
          <table:table-cell table:style-name="ce130" table:formula="of:=[.Z149]*[.AA149]" office:value-type="float" office:value="0.02384" calcext:value-type="float">
            <text:p>0,024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49]=&quot;Yes&quot;; [.W149];&quot;&quot;)" office:value-type="float" office:value="0" calcext:value-type="float">
            <text:p>0</text:p>
          </table:table-cell>
          <table:table-cell table:style-name="ce105" table:formula="of:=IF([.$AC149]=&quot;Yes&quot;; [.X149];&quot;&quot;)" office:value-type="float" office:value="0" calcext:value-type="float">
            <text:p>0</text:p>
          </table:table-cell>
          <table:table-cell table:style-name="ce130" table:formula="of:=IF([.$AC149]=&quot;Yes&quot;; [.AB149];&quot;&quot;)" office:value-type="float" office:value="0.02384" calcext:value-type="float">
            <text:p>0,024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M3X8/D7985B</text:p>
          </table:table-cell>
          <table:table-cell table:style-name="ce24" office:value-type="string" calcext:value-type="string">
            <text:p>Screw; M3x8; cheese head; black; Phillips for heatsink and TO-220 parts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M3X5/D7985</text:p>
          </table:table-cell>
          <table:table-cell table:style-name="ce45" office:value-type="float" office:value="0.01192" calcext:value-type="float">
            <text:p>0,01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 calcext:value-type="string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192" calcext:value-type="currency">
            <text:p>0,012 €</text:p>
          </table:table-cell>
          <table:table-cell table:style-name="ce114" table:formula="of:=[.B150]" office:value-type="float" office:value="5" calcext:value-type="float">
            <text:p>5</text:p>
          </table:table-cell>
          <table:table-cell table:style-name="ce130" table:formula="of:=[.Z150]*[.AA150]" office:value-type="float" office:value="0.0596" calcext:value-type="float">
            <text:p>0,06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50]=&quot;Yes&quot;; [.W150];&quot;&quot;)" office:value-type="float" office:value="0" calcext:value-type="float">
            <text:p>0</text:p>
          </table:table-cell>
          <table:table-cell table:style-name="ce104" table:formula="of:=IF([.$AC150]=&quot;Yes&quot;; [.X150];&quot;&quot;)" office:value-type="float" office:value="0" calcext:value-type="float">
            <text:p>0</text:p>
          </table:table-cell>
          <table:table-cell table:style-name="ce130" table:formula="of:=IF([.$AC150]=&quot;Yes&quot;; [.AB150];&quot;&quot;)" office:value-type="float" office:value="0.0596" calcext:value-type="float">
            <text:p>0,060</text:p>
          </table:table-cell>
          <table:table-cell table:number-columns-repeated="992"/>
        </table:table-row>
        <table:table-row table:style-name="ro7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B3/BN789</text:p>
          </table:table-cell>
          <table:table-cell table:style-name="ce25" office:value-type="string" calcext:value-type="string">
            <text:p>Washer; externally serrated; M3; D=6mm; h=0.4mm</text:p>
          </table:table-cell>
          <table:table-cell table:style-name="ce15"/>
          <table:table-cell table:style-name="ce15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8" office:value-type="string" calcext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5" office:value-type="string" calcext:value-type="string">
            <text:p>B3/BN789</text:p>
          </table:table-cell>
          <table:table-cell table:style-name="ce46" office:value-type="float" office:value="0.01" calcext:value-type="float">
            <text:p>0,010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 calcext:value-type="string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01" calcext:value-type="currency">
            <text:p>0,010 €</text:p>
          </table:table-cell>
          <table:table-cell table:style-name="ce114" table:formula="of:=[.B151]" office:value-type="float" office:value="3" calcext:value-type="float">
            <text:p>3</text:p>
          </table:table-cell>
          <table:table-cell table:style-name="ce130" table:formula="of:=[.Z151]*[.AA151]" office:value-type="float" office:value="0.03" calcext:value-type="float">
            <text:p>0,03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51]=&quot;Yes&quot;; [.W151];&quot;&quot;)" office:value-type="float" office:value="0" calcext:value-type="float">
            <text:p>0</text:p>
          </table:table-cell>
          <table:table-cell table:style-name="ce105" table:formula="of:=IF([.$AC151]=&quot;Yes&quot;; [.X151];&quot;&quot;)" office:value-type="float" office:value="0" calcext:value-type="float">
            <text:p>0</text:p>
          </table:table-cell>
          <table:table-cell table:style-name="ce130" table:formula="of:=IF([.$AC151]=&quot;Yes&quot;; [.AB151];&quot;&quot;)" office:value-type="float" office:value="0.03" calcext:value-type="float">
            <text:p>0,03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522.725</text:p>
          </table:table-cell>
          <table:table-cell table:style-name="ce24" office:value-type="string" calcext:value-type="string">
            <text:p>20 x 5 mm, 6.3A fuse; time lag; ceramic</text:p>
          </table:table-cell>
          <table:table-cell table:style-name="ce14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CT-6.3A</text:p>
          </table:table-cell>
          <table:table-cell table:style-name="ce45" office:value-type="float" office:value="0.152" calcext:value-type="float">
            <text:p>0,15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 calcext:value-type="string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152" calcext:value-type="currency">
            <text:p>0,152 €</text:p>
          </table:table-cell>
          <table:table-cell table:style-name="ce114" table:formula="of:=[.B152]" office:value-type="float" office:value="2" calcext:value-type="float">
            <text:p>2</text:p>
          </table:table-cell>
          <table:table-cell table:style-name="ce130" table:formula="of:=[.Z152]*[.AA152]" office:value-type="float" office:value="0.304" calcext:value-type="float">
            <text:p>0,304</text:p>
          </table:table-cell>
          <table:table-cell table:style-name="ce114" office:value-type="string" calcext:value-type="string">
            <text:p>No</text:p>
          </table:table-cell>
          <table:table-cell table:style-name="ce104" table:formula="of:=IF([.$AC152]=&quot;Yes&quot;; [.W152];&quot;&quot;)">
            <text:p/>
          </table:table-cell>
          <table:table-cell table:style-name="ce104" table:formula="of:=IF([.$AC152]=&quot;Yes&quot;; [.X152];&quot;&quot;)">
            <text:p/>
          </table:table-cell>
          <table:table-cell table:style-name="ce130" table:formula="of:=IF([.$AC152]=&quot;Yes&quot;; [.AB15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25" office:value-type="string" calcext:value-type="string">
            <text:p>Mean Well 48 Vdc power module</text:p>
          </table:table-cell>
          <table:table-cell table:style-name="ce15"/>
          <table:table-cell table:style-name="ce15" office:value-type="string" calcext:value-type="string">
            <text:p>2815982</text:p>
          </table:table-cell>
          <table:table-cell table:style-name="ce25" office:value-type="string" calcext:value-type="string">
            <text:p>LRS-150F-48</text:p>
          </table:table-cell>
          <table:table-cell table:style-name="ce46" office:value-type="float" office:value="21.15" calcext:value-type="float">
            <text:p>21,1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1866-3328-ND</text:p>
          </table:table-cell>
          <table:table-cell table:style-name="ce72" office:value-type="float" office:value="23.46" calcext:value-type="float">
            <text:p>23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09-LRS150F-48</text:p>
          </table:table-cell>
          <table:table-cell table:style-name="ce72" office:value-type="float" office:value="23.33" calcext:value-type="float">
            <text:p>23,330</text:p>
          </table:table-cell>
          <table:table-cell table:style-name="ce79" office:value-type="float" office:value="1" calcext:value-type="float">
            <text:p>1</text:p>
          </table:table-cell>
          <table:table-cell table:style-name="ce88" office:value-type="string" calcext:value-type="string">
            <text:p>106-5854</text:p>
          </table:table-cell>
          <table:table-cell table:style-name="ce88" office:value-type="string" calcext:value-type="string">
            <text:p>LRS-150F-48</text:p>
          </table:table-cell>
          <table:table-cell table:style-name="ce72" office:value-type="float" office:value="21.73" calcext:value-type="float">
            <text:p>21,7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LRS-150F-48</text:p>
          </table:table-cell>
          <table:table-cell table:style-name="ce46" office:value-type="float" office:value="15.65" calcext:value-type="float">
            <text:p>15,6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 calcext:value-type="string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15.65" calcext:value-type="currency">
            <text:p>15,650 €</text:p>
          </table:table-cell>
          <table:table-cell table:style-name="ce114" table:formula="of:=[.B153]" office:value-type="float" office:value="1" calcext:value-type="float">
            <text:p>1</text:p>
          </table:table-cell>
          <table:table-cell table:style-name="ce130" table:formula="of:=[.Z153]*[.AA153]" office:value-type="float" office:value="15.65" calcext:value-type="float">
            <text:p>15,650</text:p>
          </table:table-cell>
          <table:table-cell table:style-name="ce138" office:value-type="string" calcext:value-type="string">
            <text:p>Yes</text:p>
          </table:table-cell>
          <table:table-cell table:style-name="ce105" table:formula="of:=IF([.$AC153]=&quot;Yes&quot;; [.W153];&quot;&quot;)" office:value-type="float" office:value="0" calcext:value-type="float">
            <text:p>0</text:p>
          </table:table-cell>
          <table:table-cell table:style-name="ce105" table:formula="of:=IF([.$AC153]=&quot;Yes&quot;; [.X153];&quot;&quot;)" office:value-type="float" office:value="0" calcext:value-type="float">
            <text:p>0</text:p>
          </table:table-cell>
          <table:table-cell table:style-name="ce130" table:formula="of:=IF([.$AC153]=&quot;Yes&quot;; [.AB153];&quot;&quot;)" office:value-type="float" office:value="15.65" calcext:value-type="float">
            <text:p>15,65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BC-07</text:p>
          </table:table-cell>
          <table:table-cell table:style-name="ce24" office:value-type="string" calcext:value-type="string">
            <text:p>Terminal cover for Mean Well power module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1866-4907-ND</text:p>
          </table:table-cell>
          <table:table-cell table:style-name="ce71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09-TBC-07</text:p>
          </table:table-cell>
          <table:table-cell table:style-name="ce71" office:value-type="float" office:value="0.292" calcext:value-type="float">
            <text:p>0,292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TBC-07</text:p>
          </table:table-cell>
          <table:table-cell table:style-name="ce45" office:value-type="float" office:value="0.26" calcext:value-type="float">
            <text:p>0,260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Digikey" calcext:value-type="string">
            <text:p>Digikey</text:p>
          </table:table-cell>
          <table:table-cell table:style-name="ce120" table:formula="of:=IF([.B154]&lt;&gt;&quot;&quot;;MIN([.H154];[.K154];[.N154];[.R154];[.U154]);&quot;&quot;)" office:value-type="currency" office:currency="EUR" office:value="0.26" calcext:value-type="currency">
            <text:p>0,260 €</text:p>
          </table:table-cell>
          <table:table-cell table:style-name="ce114" table:formula="of:=[.B154]" office:value-type="float" office:value="1" calcext:value-type="float">
            <text:p>1</text:p>
          </table:table-cell>
          <table:table-cell table:style-name="ce130" table:formula="of:=[.Z154]*[.AA154]" office:value-type="float" office:value="0.26" calcext:value-type="float">
            <text:p>0,260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54]=&quot;Yes&quot;; [.W154];&quot;&quot;)" office:value-type="float" office:value="0" calcext:value-type="float">
            <text:p>0</text:p>
          </table:table-cell>
          <table:table-cell table:style-name="ce104" table:formula="of:=IF([.$AC154]=&quot;Yes&quot;; [.X154];&quot;&quot;)" office:value-type="float" office:value="0" calcext:value-type="float">
            <text:p>0</text:p>
          </table:table-cell>
          <table:table-cell table:style-name="ce130" table:formula="of:=IF([.$AC154]=&quot;Yes&quot;; [.AB154];&quot;&quot;)" office:value-type="float" office:value="0.26" calcext:value-type="float">
            <text:p>0,260</text:p>
          </table:table-cell>
          <table:table-cell table:number-columns-repeated="992"/>
        </table:table-row>
        <table:table-row table:style-name="ro5">
          <table:table-cell table:style-name="ce3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4])" office:value-type="currency" office:currency="EUR" office:value="18.86144" calcext:value-type="currency">
            <text:p>18,86 €</text:p>
          </table:table-cell>
          <table:table-cell table:number-columns-repeated="3"/>
          <table:table-cell table:style-name="ce131" table:formula="of:=SUM([.AF146:.AF154])" office:value-type="currency" office:currency="EUR" office:value="18.55744" calcext:value-type="currency">
            <text:p>18,56 €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65"/>
          <table:table-cell table:number-columns-repeated="996"/>
        </table:table-row>
        <table:table-row table:style-name="ro8">
          <table:table-cell table:style-name="ce5"/>
          <table:table-cell table:style-name="ce2"/>
          <table:table-cell table:style-name="ce17" office:value-type="string" calcext:value-type="string" table:number-columns-spanned="30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covered-table-cell table:number-columns-repeated="4"/>
          <table:table-cell table:number-columns-repeated="992"/>
        </table:table-row>
        <table:table-row table:style-name="ro3">
          <table:table-cell table:style-name="ce3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</text:p>
          </table:table-cell>
          <table:table-cell table:style-name="ce24" office:value-type="string" calcext:value-type="string">
            <text:p>2-layer 180 x 95 mm, 1 oz. Cu thickness</text:p>
          </table:table-cell>
          <table:table-cell table:style-name="ce37" office:value-type="string" calcext:value-type="string">
            <text:p>-</text:p>
          </table:table-cell>
          <table:table-cell table:style-name="ce161" table:number-columns-spanned="19" table:number-rows-spanned="1"/>
          <table:covered-table-cell table:style-name="ce161"/>
          <table:covered-table-cell table:style-name="ce35"/>
          <table:covered-table-cell table:style-name="ce56"/>
          <table:covered-table-cell table:style-name="ce67"/>
          <table:covered-table-cell table:style-name="ce35"/>
          <table:covered-table-cell table:style-name="ce82"/>
          <table:covered-table-cell table:style-name="ce67"/>
          <table:covered-table-cell table:style-name="ce35"/>
          <table:covered-table-cell table:style-name="ce82"/>
          <table:covered-table-cell table:number-columns-repeated="2" table:style-name="ce67"/>
          <table:covered-table-cell table:style-name="ce35"/>
          <table:covered-table-cell table:style-name="ce93"/>
          <table:covered-table-cell table:style-name="ce161"/>
          <table:covered-table-cell table:style-name="ce35"/>
          <table:covered-table-cell table:number-columns-repeated="3" table:style-name="ce93"/>
          <table:table-cell table:style-name="ce114" office:value-type="string" calcext:value-type="string">
            <text:p>ALLPCB</text:p>
          </table:table-cell>
          <table:table-cell table:style-name="ce120" table:formula="of:=49/5/1.11" office:value-type="currency" office:currency="EUR" office:value="8.82882882882883" calcext:value-type="currency">
            <text:p>8,829 €</text:p>
          </table:table-cell>
          <table:table-cell table:style-name="ce114" office:value-type="float" office:value="1" calcext:value-type="float">
            <text:p>1</text:p>
          </table:table-cell>
          <table:table-cell table:style-name="ce130" table:formula="of:=[.Z158]*[.AA158]" office:value-type="float" office:value="8.82882882882883" calcext:value-type="float">
            <text:p>8,829</text:p>
          </table:table-cell>
          <table:table-cell table:style-name="ce114" office:value-type="string" calcext:value-type="string">
            <text:p>Yes</text:p>
          </table:table-cell>
          <table:table-cell table:style-name="ce104" table:formula="of:=IF([.$AC158]=&quot;Yes&quot;; [.W158];&quot;&quot;)" office:value-type="float" office:value="0" calcext:value-type="float">
            <text:p>0</text:p>
          </table:table-cell>
          <table:table-cell table:style-name="ce104" table:formula="of:=IF([.$AC158]=&quot;Yes&quot;; [.X158];&quot;&quot;)" office:value-type="float" office:value="0" calcext:value-type="float">
            <text:p>0</text:p>
          </table:table-cell>
          <table:table-cell table:style-name="ce130" table:formula="of:=IF([.$AC158]=&quot;Yes&quot;; [.AB158];&quot;&quot;)" office:value-type="float" office:value="8.82882882882883" calcext:value-type="float">
            <text:p>8,829</text:p>
          </table:table-cell>
          <table:table-cell table:number-columns-repeated="992"/>
        </table:table-row>
        <table:table-row table:style-name="ro6">
          <table:table-cell table:style-name="ce35"/>
          <table:table-cell table:style-name="ce12"/>
          <table:table-cell table:style-name="ce65" table:number-columns-repeated="3"/>
          <table:table-cell table:style-name="ce160" table:number-columns-repeated="2"/>
          <table:table-cell table:style-name="ce47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 table:number-columns-repeated="2"/>
          <table:table-cell table:style-name="ce65"/>
          <table:table-cell table:style-name="ce92"/>
          <table:table-cell table:style-name="ce160"/>
          <table:table-cell table:style-name="ce6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8:.AB158])" office:value-type="currency" office:currency="EUR" office:value="8.82882882882883" calcext:value-type="currency">
            <text:p>8,83 €</text:p>
          </table:table-cell>
          <table:table-cell table:number-columns-repeated="3"/>
          <table:table-cell table:style-name="ce131" table:formula="of:=SUM([.AF158:.AF158])" office:value-type="currency" office:currency="EUR" office:value="8.82882882882883" calcext:value-type="currency">
            <text:p>8,83 €</text:p>
          </table:table-cell>
          <table:table-cell table:number-columns-repeated="992"/>
        </table:table-row>
        <table:table-row table:style-name="ro8">
          <table:table-cell table:style-name="ce35"/>
          <table:table-cell table:style-name="ce12"/>
          <table:table-cell table:style-name="ce65"/>
          <table:table-cell table:style-name="ce27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185"/>
          <table:table-cell table:style-name="ce65"/>
          <table:table-cell table:style-name="ce92"/>
          <table:table-cell table:style-name="ce160"/>
          <table:table-cell table:style-name="ce65"/>
          <table:table-cell table:style-name="ce85"/>
          <table:table-cell/>
          <table:table-cell table:style-name="ce92"/>
          <table:table-cell table:style-name="ce65" table:number-columns-repeated="4"/>
          <table:table-cell table:number-columns-repeated="996"/>
        </table:table-row>
        <table:table-row table:style-name="ro9">
          <table:table-cell table:style-name="ce35"/>
          <table:table-cell table:style-name="ce12"/>
          <table:table-cell table:style-name="ce18"/>
          <table:table-cell table:style-name="ce148"/>
          <table:table-cell table:style-name="ce65"/>
          <table:table-cell table:style-name="ce160" table:number-columns-repeated="2"/>
          <table:table-cell table:style-name="ce65"/>
          <table:table-cell table:style-name="ce174"/>
          <table:table-cell table:style-name="ce185"/>
          <table:table-cell table:style-name="ce65"/>
          <table:table-cell table:style-name="ce200"/>
          <table:table-cell table:style-name="ce185"/>
          <table:table-cell table:style-name="ce65"/>
          <table:table-cell table:style-name="ce200"/>
          <table:table-cell table:style-name="ce18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 calcext:value-type="string">
            <text:p>Total</text:p>
          </table:table-cell>
          <table:table-cell table:style-name="ce132" table:formula="of:=[.AB133]+[.AB155]+[.AB159]" office:value-type="currency" office:currency="EUR" office:value="93.9341888288288" calcext:value-type="currency">
            <text:p>93,93 €</text:p>
          </table:table-cell>
          <table:table-cell table:number-columns-repeated="2"/>
          <table:table-cell table:style-name="ce126" office:value-type="string" calcext:value-type="string">
            <text:p>Total</text:p>
          </table:table-cell>
          <table:table-cell table:style-name="ce132" table:formula="of:=[.AF133]+[.AF155]+[.AF159]" office:value-type="currency" office:currency="EUR" office:value="83.3785988288288" calcext:value-type="currency">
            <text:p>83,38 €</text:p>
          </table:table-cell>
          <table:table-cell table:number-columns-repeated="992"/>
        </table:table-row>
        <table:table-row table:style-name="ro9">
          <table:table-cell table:style-name="ce35"/>
          <table:table-cell table:style-name="ce12"/>
          <table:table-cell table:style-name="ce19" office:value-type="string" calcext:value-type="string">
            <text:p>Note:</text:p>
          </table:table-cell>
          <table:table-cell table:style-name="ce148" office:value-type="string" calcext:value-type="string" table:number-columns-spanned="10" table:number-rows-spanned="1">
            <text:p>1) Use wire jumper on DCP405B instead of fuse holders</text:p>
          </table:table-cell>
          <table:covered-table-cell table:style-name="ce65"/>
          <table:covered-table-cell table:number-columns-repeated="2" table:style-name="ce160"/>
          <table:covered-table-cell table:style-name="ce65"/>
          <table:covered-table-cell table:style-name="ce174"/>
          <table:covered-table-cell table:style-name="ce185"/>
          <table:covered-table-cell table:style-name="ce65"/>
          <table:covered-table-cell table:style-name="ce200"/>
          <table:covered-table-cell table:style-name="ce185"/>
          <table:table-cell table:style-name="ce65"/>
          <table:table-cell table:style-name="ce200"/>
          <table:table-cell table:style-name="ce18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9">
          <table:table-cell table:style-name="ce35"/>
          <table:table-cell table:style-name="ce12"/>
          <table:table-cell table:style-name="ce18"/>
          <table:table-cell table:style-name="ce148" office:value-type="string" calcext:value-type="string" table:number-columns-spanned="10" table:number-rows-spanned="1">
            <text:p>2) Place 0R 0805 jumpers on DCP405B</text:p>
          </table:table-cell>
          <table:covered-table-cell table:style-name="ce65"/>
          <table:covered-table-cell table:number-columns-repeated="2" table:style-name="ce160"/>
          <table:covered-table-cell table:style-name="ce65"/>
          <table:covered-table-cell table:style-name="ce174"/>
          <table:covered-table-cell table:style-name="ce185"/>
          <table:covered-table-cell table:style-name="ce65"/>
          <table:covered-table-cell table:style-name="ce200"/>
          <table:covered-table-cell table:style-name="ce185"/>
          <table:table-cell table:style-name="ce65"/>
          <table:table-cell table:style-name="ce200"/>
          <table:table-cell table:style-name="ce18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/>
          <table:table-cell table:style-name="ce132"/>
          <table:table-cell table:number-columns-repeated="2"/>
          <table:table-cell table:style-name="ce126"/>
          <table:table-cell table:style-name="ce132"/>
          <table:table-cell table:number-columns-repeated="992"/>
        </table:table-row>
        <table:table-row table:style-name="ro3">
          <table:table-cell table:style-name="ce35"/>
          <table:table-cell table:style-name="ce12"/>
          <table:table-cell table:style-name="ce65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2"/>
          <table:covered-table-cell table:style-name="ce178"/>
          <table:covered-table-cell table:number-columns-repeated="2" table:style-name="ce152"/>
          <table:covered-table-cell table:style-name="ce204"/>
          <table:covered-table-cell table:style-name="ce152"/>
          <table:table-cell table:style-name="ce152"/>
          <table:table-cell table:style-name="ce204"/>
          <table:table-cell table:style-name="ce152"/>
          <table:table-cell table:style-name="ce185"/>
          <table:table-cell table:style-name="ce65"/>
          <table:table-cell table:style-name="ce92"/>
          <table:table-cell table:style-name="ce160"/>
          <table:table-cell table:style-name="ce65"/>
          <table:table-cell table:style-name="ce85"/>
          <table:table-cell/>
          <table:table-cell table:style-name="ce92"/>
          <table:table-cell table:style-name="ce65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63" table:number-columns-repeated="2"/>
          <table:table-cell table:style-name="Default"/>
          <table:table-cell table:style-name="ce179"/>
          <table:table-cell table:style-name="ce152" table:number-columns-repeated="2"/>
          <table:table-cell table:style-name="ce204"/>
          <table:table-cell table:style-name="ce152" table:number-columns-repeated="2"/>
          <table:table-cell table:style-name="ce204"/>
          <table:table-cell table:style-name="ce15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0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63"/>
          <table:covered-table-cell table:style-name="Default"/>
          <table:covered-table-cell table:style-name="ce179"/>
          <table:covered-table-cell table:number-columns-repeated="2" table:style-name="ce152"/>
          <table:covered-table-cell table:style-name="ce204"/>
          <table:covered-table-cell table:style-name="ce152"/>
          <table:table-cell table:style-name="ce152"/>
          <table:table-cell table:style-name="ce204"/>
          <table:table-cell table:style-name="ce15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0">
          <table:table-cell table:style-name="ce7"/>
          <table:table-cell table:style-name="ce12"/>
          <table:table-cell table:style-name="ce21"/>
          <table:table-cell table:style-name="ce152" table:number-columns-repeated="5"/>
          <table:table-cell table:style-name="ce178"/>
          <table:table-cell table:style-name="ce152" table:number-columns-repeated="2"/>
          <table:table-cell table:style-name="ce204"/>
          <table:table-cell table:style-name="ce152" table:number-columns-repeated="2"/>
          <table:table-cell table:style-name="ce204"/>
          <table:table-cell table:style-name="ce152"/>
          <table:table-cell table:style-name="ce20" table:number-columns-repeated="2"/>
          <table:table-cell table:style-name="ce95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2"/>
          <table:table-cell table:style-name="Default"/>
          <table:table-cell table:style-name="ce152" table:number-columns-repeated="4"/>
          <table:table-cell table:style-name="ce17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0">
          <table:table-cell table:number-columns-repeated="2"/>
          <table:table-cell table:style-name="ce65"/>
          <table:table-cell table:style-name="ce33"/>
          <table:table-cell table:style-name="Default"/>
          <table:table-cell table:number-columns-repeated="3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6">
          <table:table-cell table:number-columns-repeated="2"/>
          <table:table-cell table:style-name="ce65"/>
          <table:table-cell table:style-name="ce33"/>
          <table:table-cell table:style-name="Default"/>
          <table:table-cell table:number-columns-repeated="3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6">
          <table:table-cell table:number-columns-repeated="2"/>
          <table:table-cell table:style-name="ce65"/>
          <table:table-cell table:style-name="Default" table:number-columns-repeated="2"/>
          <table:table-cell table:number-columns-repeated="3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65"/>
          <table:table-cell table:style-name="ce33"/>
          <table:table-cell table:number-columns-repeated="4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65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1">
          <table:table-cell table:number-columns-repeated="3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3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6">
          <table:table-cell table:number-columns-repeated="3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143"/>
          <table:table-cell table:style-name="ce38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143"/>
          <table:table-cell table:style-name="ce143" table:number-columns-spanned="5" table:number-rows-spanned="1"/>
          <table:covered-table-cell table:number-columns-repeated="3"/>
          <table:covered-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7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7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7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8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8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2" table:number-rows-repeated="57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6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A17:'EEZ DIB DCP405(B) BOM'.AMJ2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6mm" fo:margin-left="9.1mm" fo:margin-right="17.8mm" fo:margin-top="3.4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.00.0000</text:date>, <text:time style:data-style-name="N2" text:time-value="10:39:42.310582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7, 2019-11-2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1-24T10:41:17.143872616</dc:date>
    <meta:editing-cycles>3387</meta:editing-cycles>
    <meta:editing-duration>P17DT20H37S</meta:editing-duration>
    <meta:generator>LibreOffice/6.2.4.2$Linux_X86_64 LibreOffice_project/2412653d852ce75f65fbfa83fb7e7b669a126d64</meta:generator>
    <meta:document-statistic meta:table-count="1" meta:cell-count="42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